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30eed1"/>
    </style:style>
    <style:style style:name="P5" style:family="paragraph" style:parent-style-name="Standard">
      <style:paragraph-properties fo:text-align="start" style:justify-single-word="false"/>
      <style:text-properties officeooo:paragraph-rsid="00c47d1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2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3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4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5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6" style:family="paragraph" style:parent-style-name="Standard">
      <style:paragraph-properties style:line-height-at-least="0.582cm"/>
      <style:text-properties fo:color="#d4d4d4" fo:background-color="#1e1e1e"/>
    </style:style>
    <style:style style:name="P67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8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9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0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2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3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4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5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cbfd72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cbfd72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d40522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5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5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5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5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5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5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6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6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6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7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7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7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74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780373" style:text-line-through-style="none" style:text-line-through-type="none" style:font-name="Microsoft Sans Serif" fo:font-size="18pt" fo:letter-spacing="normal" fo:language="pt" fo:country="BR" fo:font-style="normal" style:text-underline-style="solid" style:text-underline-width="auto" style:text-underline-color="font-color" fo:font-weight="bold" officeooo:rsid="0059ea71" officeooo:paragraph-rsid="008f4cf6" fo:background-color="transparent" style:font-size-asian="18pt" style:font-weight-asian="bold" style:font-size-complex="18pt" style:font-weight-complex="bold"/>
    </style:style>
    <style:style style:name="P17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bf0041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d40522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7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7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8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8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0f261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af9f16"/>
    </style:style>
    <style:style style:name="P18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d1ac93"/>
    </style:style>
    <style:style style:name="P188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9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2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01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02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3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04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05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0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20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44f32"/>
    </style:style>
    <style:style style:name="P20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aecb0"/>
    </style:style>
    <style:style style:name="P20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9e13f"/>
    </style:style>
    <style:style style:name="P210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e9001"/>
    </style:style>
    <style:style style:name="P211" style:family="paragraph" style:parent-style-name="Standard" style:master-page-name="">
      <loext:graphic-properties draw:fill="none"/>
      <style:paragraph-properties fo:margin-left="0cm" fo:margin-right="-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212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13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1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15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16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17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18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21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20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1" style:family="paragraph" style:parent-style-name="Standard" style:list-style-name="L14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22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23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24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25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26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27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28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29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30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31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32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33" style:family="paragraph" style:parent-style-name="Standard">
      <style:paragraph-properties style:line-height-at-least="0.582cm"/>
      <style:text-properties fo:color="#d4d4d4" fo:language="pt" fo:country="BR" officeooo:paragraph-rsid="00e0f43e" fo:background-color="#1e1e1e"/>
    </style:style>
    <style:style style:name="P234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3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af9f16"/>
    </style:style>
    <style:style style:name="P2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da1861" style:font-size-asian="14pt" style:font-weight-asian="normal" style:font-size-complex="14pt" style:font-weight-complex="normal"/>
    </style:style>
    <style:style style:name="P2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2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2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5d3931" style:font-size-asian="14pt" style:font-weight-asian="normal" style:font-size-complex="14pt" style:font-weight-complex="normal"/>
    </style:style>
    <style:style style:name="P2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ddb981" style:font-size-asian="14pt" style:font-weight-asian="normal" style:font-size-complex="14pt" style:font-weight-complex="normal"/>
    </style:style>
    <style:style style:name="P2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ddb981" style:font-size-asian="14pt" style:font-weight-asian="normal" style:font-size-complex="14pt" style:font-weight-complex="normal"/>
    </style:style>
    <style:style style:name="P2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ddb981" style:font-size-asian="14pt" style:font-weight-asian="normal" style:font-size-complex="14pt" style:font-weight-complex="normal"/>
    </style:style>
    <style:style style:name="P2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2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ddb981" style:font-size-asian="14pt" style:font-weight-asian="normal" style:font-size-complex="14pt" style:font-weight-complex="normal"/>
    </style:style>
    <style:style style:name="P245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246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47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780373" style:text-line-through-style="none" style:text-line-through-type="none" style:font-name="Microsoft Sans Serif" fo:font-size="18pt" fo:letter-spacing="normal" fo:language="pt" fo:country="BR" fo:font-style="normal" style:text-underline-style="solid" style:text-underline-width="auto" style:text-underline-color="font-color" fo:font-weight="bold" officeooo:rsid="0059ea71" officeooo:paragraph-rsid="008f4cf6" fo:background-color="transparent" style:font-size-asian="18pt" style:font-weight-asian="bold" style:font-size-complex="18pt" style:font-weight-complex="bold"/>
    </style:style>
    <style:style style:name="P24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ddb981"/>
    </style:style>
    <style:style style:name="P24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250" style:family="paragraph" style:parent-style-name="Standard" style:list-style-name="L13" style:master-page-name="">
      <loext:graphic-properties draw:fill="none"/>
      <style:paragraph-properties fo:margin-left="1.3cm" fo:margin-right="-0.499cm" style:line-height-at-least="0.582cm" fo:text-align="start" style:justify-single-word="false" fo:orphans="2" fo:widows="2" fo:text-indent="-0.6cm" style:auto-text-indent="false" style:page-number="auto" fo:background-color="transparent"/>
      <style:text-properties officeooo:paragraph-rsid="00be9001"/>
    </style:style>
    <style:style style:name="P251" style:family="paragraph" style:parent-style-name="Standard" style:list-style-name="L13" style:master-page-name="">
      <loext:graphic-properties draw:fill="none"/>
      <style:paragraph-properties fo:margin-left="1.3cm" fo:margin-right="-0.9cm" style:line-height-at-least="0.582cm" fo:text-align="start" style:justify-single-word="false" fo:orphans="2" fo:widows="2" fo:text-indent="-0.6cm" style:auto-text-indent="false" style:page-number="auto" fo:background-color="transparent"/>
      <style:text-properties officeooo:paragraph-rsid="00be9001"/>
    </style:style>
    <style:style style:name="P25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rsid="0037ee9c" officeooo:paragraph-rsid="009d35f9"/>
    </style:style>
    <style:style style:name="P25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54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25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e2df3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56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e2df3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57" style:family="paragraph" style:parent-style-name="Standard" style:master-page-name="">
      <loext:graphic-properties draw:fill="none"/>
      <style:paragraph-properties fo:margin-left="0cm" fo:margin-right="-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58" style:family="paragraph" style:parent-style-name="Standard" style:master-page-name="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2193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fd72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9f798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a1861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0460f8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344f32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8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9" style:family="text">
      <style:text-properties fo:font-variant="normal" fo:text-transform="none" fo:color="#000000" fo:letter-spacing="normal" fo:language="pt" fo:country="BR" fo:font-style="normal" fo:font-weight="normal" officeooo:rsid="00c5cce9" style:font-weight-asian="normal" style:font-weight-complex="normal"/>
    </style:style>
    <style:style style:name="T60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61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6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0b6002" style:font-weight-asian="normal" style:font-weight-complex="normal"/>
    </style:style>
    <style:style style:name="T6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1630a1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8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9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7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7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09fab9" style:font-weight-asian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dbbd9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0a58d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71439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1ac93" fo:background-color="transparent" loext:char-shading-value="0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1ac9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5933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2cef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47c8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style:text-underline-style="none" fo:font-weight="normal" officeooo:rsid="00a8d171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style:text-underline-style="none" fo:font-weight="normal" officeooo:rsid="00e47c83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e47c8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a8d171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68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e47c83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69" style:family="text">
      <style:text-properties fo:font-variant="normal" fo:text-transform="none" fo:color="#000000" style:font-name="Monospace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70" style:family="text">
      <style:text-properties fo:font-variant="normal" fo:text-transform="none" fo:color="#000000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172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73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74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75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76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77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78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79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80" style:family="text">
      <style:text-properties fo:font-variant="normal" fo:text-transform="none" fo:color="#171717" fo:letter-spacing="normal" fo:language="pt" fo:country="BR" fo:font-style="normal" fo:font-weight="normal" officeooo:rsid="0014478c" style:font-weight-asian="normal" style:font-weight-complex="normal"/>
    </style:style>
    <style:style style:name="T181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82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8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8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8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style:font-weight-asian="normal" style:font-weight-complex="normal"/>
    </style:style>
    <style:style style:name="T18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officeooo:rsid="000dd1af" style:font-weight-asian="normal" style:font-weight-complex="normal"/>
    </style:style>
    <style:style style:name="T187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88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89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91" style:family="text">
      <style:text-properties fo:font-variant="normal" fo:text-transform="none" fo:color="#ff4000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93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ff400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196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97" style:family="text">
      <style:text-properties fo:font-variant="normal" fo:text-transform="none" fo:color="#ff400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98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99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200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201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0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20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0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5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06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207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09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210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11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2" style:family="text">
      <style:text-properties fo:font-variant="normal" fo:text-transform="none" fo:color="#800080" style:font-name="Mono" fo:letter-spacing="normal" fo:font-style="normal" fo:font-weight="bold" style:font-weight-asian="bold" style:font-weight-complex="bold"/>
    </style:style>
    <style:style style:name="T213" style:family="text">
      <style:text-properties fo:font-variant="normal" fo:text-transform="none" fo:color="#80008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14" style:family="text">
      <style:text-properties fo:font-variant="normal" fo:text-transform="none" fo:color="#80008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15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216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218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220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221" style:family="text">
      <style:text-properties fo:font-variant="normal" fo:text-transform="none" fo:color="#158466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223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224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2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6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8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29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0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1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2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4e6dfe" style:font-size-asian="14pt" style:font-weight-asian="bold" style:font-size-complex="14pt" style:font-weight-complex="bold"/>
    </style:style>
    <style:style style:name="T233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234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235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36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237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8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c14d64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2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3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e2b6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4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245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6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47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8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9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50" style:family="text">
      <style:text-properties fo:font-variant="normal" fo:text-transform="none" fo:letter-spacing="normal" fo:font-style="normal"/>
    </style:style>
    <style:style style:name="T25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52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53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54" style:family="text">
      <style:text-properties fo:font-variant="normal" fo:text-transform="none" fo:letter-spacing="normal" fo:font-style="normal" officeooo:rsid="002e15bb"/>
    </style:style>
    <style:style style:name="T255" style:family="text">
      <style:text-properties fo:font-variant="normal" fo:text-transform="none" fo:letter-spacing="normal" fo:font-style="normal" officeooo:rsid="00401201"/>
    </style:style>
    <style:style style:name="T256" style:family="text">
      <style:text-properties fo:font-variant="normal" fo:text-transform="none" fo:letter-spacing="normal" fo:font-style="normal" officeooo:rsid="00479dba"/>
    </style:style>
    <style:style style:name="T257" style:family="text">
      <style:text-properties fo:font-variant="normal" fo:text-transform="none" fo:letter-spacing="normal" fo:font-style="normal" officeooo:rsid="009d35f9"/>
    </style:style>
    <style:style style:name="T258" style:family="text">
      <style:text-properties fo:font-variant="normal" fo:text-transform="none" fo:letter-spacing="normal" fo:font-style="normal" officeooo:rsid="009eb1ab"/>
    </style:style>
    <style:style style:name="T259" style:family="text">
      <style:text-properties fo:font-variant="normal" fo:text-transform="none" fo:letter-spacing="normal" fo:font-style="normal" officeooo:rsid="00a52b8b"/>
    </style:style>
    <style:style style:name="T260" style:family="text">
      <style:text-properties fo:font-variant="normal" fo:text-transform="none" fo:letter-spacing="normal" fo:font-style="normal" officeooo:rsid="00c93311"/>
    </style:style>
    <style:style style:name="T261" style:family="text">
      <style:text-properties fo:font-variant="normal" fo:text-transform="none" fo:letter-spacing="normal" fo:font-style="normal" officeooo:rsid="00da1861"/>
    </style:style>
    <style:style style:name="T262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64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65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66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67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69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70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71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72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73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74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75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76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77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78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bold" officeooo:rsid="00949358" fo:background-color="#ffffff" loext:char-shading-value="0" style:font-size-asian="14pt" style:font-weight-asian="bold" style:font-size-complex="14pt" style:font-weight-complex="bold"/>
    </style:style>
    <style:style style:name="T279" style:family="text">
      <style:text-properties fo:font-variant="normal" fo:text-transform="none" fo:color="#00a933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80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81" style:family="text">
      <style:text-properties fo:font-variant="normal" fo:text-transform="none" fo:color="#00a933" style:font-name="Mono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282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283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84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85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86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87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88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89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91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93" style:family="text">
      <style:text-properties fo:font-variant="normal" fo:text-transform="none" style:font-name="Monospace" fo:letter-spacing="normal" fo:font-style="normal" officeooo:rsid="00401201"/>
    </style:style>
    <style:style style:name="T294" style:family="text">
      <style:text-properties fo:font-variant="normal" fo:text-transform="none" style:font-name="Monospace" fo:letter-spacing="normal" fo:font-style="normal" fo:font-weight="bold" officeooo:rsid="00401201" style:font-weight-asian="bold" style:font-weight-complex="bold"/>
    </style:style>
    <style:style style:name="T295" style:family="text">
      <style:text-properties fo:font-variant="normal" fo:text-transform="none" style:font-name="Mono" fo:letter-spacing="normal" fo:font-style="normal" fo:font-weight="bold" officeooo:rsid="009eb1ab" style:font-weight-asian="bold" style:font-weight-complex="bold"/>
    </style:style>
    <style:style style:name="T296" style:family="text">
      <style:text-properties fo:font-variant="normal" fo:text-transform="none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officeooo:rsid="000460f8" style:font-weight-asian="bold" style:font-weight-complex="bold"/>
    </style:style>
    <style:style style:name="T299" style:family="text">
      <style:text-properties fo:font-weight="bold" officeooo:rsid="00067250" style:font-weight-asian="bold" style:font-weight-complex="bold"/>
    </style:style>
    <style:style style:name="T300" style:family="text">
      <style:text-properties fo:font-weight="bold" officeooo:rsid="002228cb" style:font-weight-asian="bold" style:font-weight-complex="bold"/>
    </style:style>
    <style:style style:name="T301" style:family="text">
      <style:text-properties fo:font-weight="bold" officeooo:rsid="00344f32" style:font-weight-asian="bold" style:font-weight-complex="bold"/>
    </style:style>
    <style:style style:name="T302" style:family="text">
      <style:text-properties fo:font-weight="bold" officeooo:rsid="009d35f9" style:font-weight-asian="bold" style:font-weight-complex="bold"/>
    </style:style>
    <style:style style:name="T303" style:family="text">
      <style:text-properties fo:font-weight="bold" officeooo:rsid="00203e1f" style:font-weight-asian="bold" style:font-weight-complex="bold"/>
    </style:style>
    <style:style style:name="T304" style:family="text">
      <style:text-properties fo:font-weight="bold" officeooo:rsid="009fa7c7" style:font-weight-asian="bold" style:font-weight-complex="bold"/>
    </style:style>
    <style:style style:name="T305" style:family="text">
      <style:text-properties fo:font-weight="bold" officeooo:rsid="00b57eee" style:font-weight-asian="bold" style:font-weight-complex="bold"/>
    </style:style>
    <style:style style:name="T306" style:family="text">
      <style:text-properties fo:font-weight="bold" officeooo:rsid="00cbfd72" style:font-weight-asian="bold" style:font-weight-complex="bold"/>
    </style:style>
    <style:style style:name="T307" style:family="text">
      <style:text-properties fo:font-weight="bold" officeooo:rsid="00cc5c65" style:font-weight-asian="bold" style:font-weight-complex="bold"/>
    </style:style>
    <style:style style:name="T308" style:family="text">
      <style:text-properties fo:font-weight="bold" officeooo:rsid="00d1ac93" style:font-weight-asian="bold" style:font-weight-complex="bold"/>
    </style:style>
    <style:style style:name="T309" style:family="text">
      <style:text-properties fo:font-weight="bold" style:font-style-asian="normal" style:font-weight-asian="bold" style:font-style-complex="normal" style:font-weight-complex="bold"/>
    </style:style>
    <style:style style:name="T310" style:family="text">
      <style:text-properties fo:font-weight="bold" officeooo:rsid="009fa7c7" style:font-style-asian="normal" style:font-weight-asian="bold" style:font-style-complex="normal" style:font-weight-complex="bold"/>
    </style:style>
    <style:style style:name="T311" style:family="text">
      <style:text-properties style:font-name="Microsoft Sans Serif" fo:font-size="14pt" style:font-size-asian="14pt" style:font-size-complex="14pt"/>
    </style:style>
    <style:style style:name="T312" style:family="text">
      <style:text-properties style:font-name="Microsoft Sans Serif" fo:font-size="14pt" officeooo:rsid="009d35f9" style:font-size-asian="14pt" style:font-size-complex="14pt"/>
    </style:style>
    <style:style style:name="T313" style:family="text">
      <style:text-properties style:font-name="Microsoft Sans Serif" fo:language="pt" fo:country="BR"/>
    </style:style>
    <style:style style:name="T314" style:family="text">
      <style:text-properties style:font-name="Microsoft Sans Serif" officeooo:rsid="009fa7c7" fo:background-color="transparent" loext:char-shading-value="0"/>
    </style:style>
    <style:style style:name="T315" style:family="text">
      <style:text-properties style:font-name="Microsoft Sans Serif" officeooo:rsid="00a6ece1" fo:background-color="transparent" loext:char-shading-value="0"/>
    </style:style>
    <style:style style:name="T316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317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318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319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320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321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322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323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324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325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326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327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328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329" style:family="text">
      <style:text-properties fo:color="#000000" style:font-name="Microsoft Sans Serif" fo:font-size="14pt" fo:language="pt" fo:country="BR" fo:font-weight="normal" officeooo:rsid="00298b67" style:font-size-asian="14pt" style:font-weight-asian="normal" style:font-size-complex="14pt" style:font-weight-complex="normal"/>
    </style:style>
    <style:style style:name="T330" style:family="text">
      <style:text-properties fo:color="#000000" style:font-name="Microsoft Sans Serif" fo:font-size="14pt" fo:language="pt" fo:country="BR" fo:font-weight="normal" officeooo:rsid="00c47d1b" style:font-size-asian="14pt" style:font-weight-asian="normal" style:font-size-complex="14pt" style:font-weight-complex="normal"/>
    </style:style>
    <style:style style:name="T331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32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333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34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335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336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337" style:family="text">
      <style:text-properties fo:color="#000000" style:font-name="Microsoft Sans Serif" fo:font-size="14pt" fo:language="pt" fo:country="BR" officeooo:rsid="00c5cce9" style:font-size-asian="14pt" style:font-size-complex="14pt"/>
    </style:style>
    <style:style style:name="T338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39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340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c47d1b" style:font-size-asian="14pt" style:font-weight-asian="normal" style:font-size-complex="14pt" style:font-weight-complex="normal"/>
    </style:style>
    <style:style style:name="T341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9d35f9" style:font-size-asian="14pt" style:font-weight-asian="normal" style:font-size-complex="14pt" style:font-weight-complex="normal"/>
    </style:style>
    <style:style style:name="T342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4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344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345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346" style:family="text">
      <style:text-properties fo:color="#000000" style:font-name="Microsoft Sans Serif" fo:font-size="14pt" fo:language="pt" fo:country="BR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347" style:family="text">
      <style:text-properties fo:color="#000000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348" style:family="text">
      <style:text-properties fo:color="#000000" style:font-name="Monospace" fo:font-size="14pt" fo:language="pt" fo:country="BR" fo:font-weight="bold" officeooo:rsid="009d35f9" style:font-size-asian="14pt" style:font-weight-asian="bold" style:font-size-complex="14pt" style:font-weight-complex="bold"/>
    </style:style>
    <style:style style:name="T349" style:family="text">
      <style:text-properties officeooo:rsid="00221ddb"/>
    </style:style>
    <style:style style:name="T350" style:family="text">
      <style:text-properties officeooo:rsid="002228cb"/>
    </style:style>
    <style:style style:name="T351" style:family="text">
      <style:text-properties officeooo:rsid="001f959f"/>
    </style:style>
    <style:style style:name="T352" style:family="text">
      <style:text-properties fo:color="#ce181e"/>
    </style:style>
    <style:style style:name="T353" style:family="text">
      <style:text-properties fo:color="#ce181e" fo:font-weight="bold" style:font-weight-asian="bold" style:font-weight-complex="bold"/>
    </style:style>
    <style:style style:name="T354" style:family="text">
      <style:text-properties fo:color="#ce181e" fo:font-weight="bold" officeooo:rsid="002228cb" style:font-weight-asian="bold" style:font-weight-complex="bold"/>
    </style:style>
    <style:style style:name="T355" style:family="text">
      <style:text-properties fo:color="#ce181e" fo:font-weight="bold" style:font-style-asian="normal" style:font-weight-asian="bold" style:font-style-complex="normal" style:font-weight-complex="bold"/>
    </style:style>
    <style:style style:name="T356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357" style:family="text">
      <style:text-properties fo:color="#ce181e" fo:language="pt" fo:country="BR" fo:font-weight="bold" officeooo:rsid="00008cc1" style:font-weight-asian="bold" style:font-weight-complex="bold"/>
    </style:style>
    <style:style style:name="T358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359" style:family="text">
      <style:text-properties fo:color="#ce181e" style:font-style-asian="normal" style:font-style-complex="normal"/>
    </style:style>
    <style:style style:name="T360" style:family="text">
      <style:text-properties fo:color="#ce181e" officeooo:rsid="00a8d171" style:font-style-asian="normal" style:font-style-complex="normal"/>
    </style:style>
    <style:style style:name="T361" style:family="text">
      <style:text-properties fo:color="#ce181e" officeooo:rsid="00a90641" style:font-style-asian="normal" style:font-style-complex="normal"/>
    </style:style>
    <style:style style:name="T362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363" style:family="text">
      <style:text-properties fo:color="#ce181e" style:font-name="Monospace" fo:font-weight="bold" style:font-weight-asian="bold" style:font-weight-complex="bold"/>
    </style:style>
    <style:style style:name="T364" style:family="text">
      <style:text-properties fo:color="#ce181e" style:font-name="Monospace" fo:font-weight="bold" style:font-style-asian="normal" style:font-weight-asian="bold" style:font-style-complex="normal" style:font-weight-complex="bold"/>
    </style:style>
    <style:style style:name="T365" style:family="text">
      <style:text-properties fo:color="#ce181e" style:font-name="Mono" fo:font-weight="bold" officeooo:rsid="009d35f9" style:font-weight-asian="bold" style:font-weight-complex="bold"/>
    </style:style>
    <style:style style:name="T366" style:family="text">
      <style:text-properties fo:color="#ce181e" style:font-name="Mono" fo:font-size="14pt" fo:language="pt" fo:country="BR" fo:font-weight="bold" officeooo:rsid="001f959f" style:font-size-asian="14pt" style:font-weight-asian="bold" style:font-size-complex="14pt" style:font-weight-complex="bold"/>
    </style:style>
    <style:style style:name="T367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68" style:family="text">
      <style:text-properties fo:color="#ce181e" style:text-underline-style="solid" style:text-underline-width="auto" style:text-underline-color="font-color" fo:font-weight="bold" officeooo:rsid="006117db" style:font-weight-asian="bold" style:font-weight-complex="bold"/>
    </style:style>
    <style:style style:name="T369" style:family="text">
      <style:text-properties fo:color="#800080" fo:font-weight="bold" style:font-weight-asian="bold" style:font-weight-complex="bold"/>
    </style:style>
    <style:style style:name="T370" style:family="text">
      <style:text-properties fo:color="#800080" fo:font-weight="bold" officeooo:rsid="006d35fb" style:font-weight-asian="bold" style:font-weight-complex="bold"/>
    </style:style>
    <style:style style:name="T371" style:family="text">
      <style:text-properties fo:color="#800080" fo:font-weight="bold" officeooo:rsid="007b45ff" style:font-weight-asian="bold" style:font-weight-complex="bold"/>
    </style:style>
    <style:style style:name="T372" style:family="text">
      <style:text-properties fo:color="#800080" fo:font-weight="bold" officeooo:rsid="008f4cf6" style:font-weight-asian="bold" style:font-weight-complex="bold"/>
    </style:style>
    <style:style style:name="T373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374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75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76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377" style:family="text">
      <style:text-properties fo:color="#800080" style:font-name="Mono" fo:font-weight="bold" style:font-weight-asian="bold" style:font-weight-complex="bold"/>
    </style:style>
    <style:style style:name="T378" style:family="text">
      <style:text-properties fo:color="#800080" style:font-name="Mono" fo:font-weight="bold" officeooo:rsid="006d35fb" style:font-weight-asian="bold" style:font-weight-complex="bold"/>
    </style:style>
    <style:style style:name="T379" style:family="text">
      <style:text-properties fo:color="#800080" style:font-name="Mono" fo:font-weight="bold" officeooo:rsid="006ec015" style:font-weight-asian="bold" style:font-weight-complex="bold"/>
    </style:style>
    <style:style style:name="T380" style:family="text">
      <style:text-properties fo:color="#800080" style:font-name="Mono" fo:font-weight="bold" officeooo:rsid="006d71e2" style:font-weight-asian="bold" style:font-weight-complex="bold"/>
    </style:style>
    <style:style style:name="T381" style:family="text">
      <style:text-properties fo:color="#800080" style:font-name="Mono" fo:font-weight="bold" officeooo:rsid="0073708d" style:font-weight-asian="bold" style:font-weight-complex="bold"/>
    </style:style>
    <style:style style:name="T382" style:family="text">
      <style:text-properties fo:color="#800080" style:font-name="Mono" fo:font-weight="bold" officeooo:rsid="007d35a0" style:font-weight-asian="bold" style:font-weight-complex="bold"/>
    </style:style>
    <style:style style:name="T383" style:family="text">
      <style:text-properties fo:color="#800080" style:font-name="Mono" fo:font-weight="bold" style:font-style-asian="italic" style:font-weight-asian="bold" style:font-style-complex="italic" style:font-weight-complex="bold"/>
    </style:style>
    <style:style style:name="T384" style:family="text">
      <style:text-properties fo:color="#800080" style:font-name="Mono" fo:font-weight="bold" officeooo:rsid="006d35fb" style:font-style-asian="italic" style:font-weight-asian="bold" style:font-style-complex="italic" style:font-weight-complex="bold"/>
    </style:style>
    <style:style style:name="T385" style:family="text">
      <style:text-properties fo:color="#800080" style:font-name="Mono" fo:font-size="14pt" fo:language="pt" fo:country="BR" fo:font-weight="bold" style:font-size-asian="14pt" style:font-weight-asian="bold" style:font-size-complex="14pt" style:font-weight-complex="bold"/>
    </style:style>
    <style:style style:name="T386" style:family="text">
      <style:text-properties fo:color="#800080" style:font-name="Mono" fo:font-size="14pt" fo:language="pt" fo:country="BR" fo:font-weight="bold" officeooo:rsid="00298b67" style:font-size-asian="14pt" style:font-weight-asian="bold" style:font-size-complex="14pt" style:font-weight-complex="bold"/>
    </style:style>
    <style:style style:name="T387" style:family="text">
      <style:text-properties fo:color="#800080" style:font-name="Mono" fo:font-size="14pt" fo:language="pt" fo:country="BR" fo:font-weight="bold" officeooo:rsid="00260a6a" style:font-size-asian="14pt" style:font-weight-asian="bold" style:font-size-complex="14pt" style:font-weight-complex="bold"/>
    </style:style>
    <style:style style:name="T388" style:family="text">
      <style:text-properties officeooo:rsid="002e15bb"/>
    </style:style>
    <style:style style:name="T389" style:family="text">
      <style:text-properties officeooo:rsid="00334811"/>
    </style:style>
    <style:style style:name="T390" style:family="text">
      <style:text-properties style:text-underline-style="solid" style:text-underline-width="auto" style:text-underline-color="font-color"/>
    </style:style>
    <style:style style:name="T391" style:family="text">
      <style:text-properties style:text-underline-style="solid" style:text-underline-width="auto" style:text-underline-color="font-color" style:font-style-asian="normal" style:font-style-complex="normal"/>
    </style:style>
    <style:style style:name="T392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39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4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395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396" style:family="text">
      <style:text-properties style:text-underline-style="solid" style:text-underline-width="auto" style:text-underline-color="font-color" fo:font-weight="bold" officeooo:rsid="00cc5c65" style:font-weight-asian="bold" style:font-weight-complex="bold"/>
    </style:style>
    <style:style style:name="T397" style:family="text">
      <style:text-properties style:text-underline-style="solid" style:text-underline-width="auto" style:text-underline-color="font-color" officeooo:rsid="006039a5"/>
    </style:style>
    <style:style style:name="T398" style:family="text">
      <style:text-properties style:text-underline-style="solid" style:text-underline-width="auto" style:text-underline-color="font-color" officeooo:rsid="009d35f9"/>
    </style:style>
    <style:style style:name="T399" style:family="text">
      <style:text-properties style:text-underline-style="solid" style:text-underline-width="auto" style:text-underline-color="font-color" officeooo:rsid="0073708d"/>
    </style:style>
    <style:style style:name="T400" style:family="text">
      <style:text-properties style:text-underline-style="solid" style:text-underline-width="auto" style:text-underline-color="font-color" officeooo:rsid="00cf7b4f"/>
    </style:style>
    <style:style style:name="T401" style:family="text">
      <style:text-properties style:text-underline-style="solid" style:text-underline-width="auto" style:text-underline-color="font-color" officeooo:rsid="00dbbd90"/>
    </style:style>
    <style:style style:name="T402" style:family="text">
      <style:text-properties style:text-underline-style="solid" style:text-underline-width="auto" style:text-underline-color="font-color" officeooo:rsid="0063a16a"/>
    </style:style>
    <style:style style:name="T403" style:family="text">
      <style:text-properties style:text-underline-style="solid" style:text-underline-width="auto" style:text-underline-color="font-color" officeooo:rsid="005d3931"/>
    </style:style>
    <style:style style:name="T404" style:family="text">
      <style:text-properties officeooo:rsid="0038fc69"/>
    </style:style>
    <style:style style:name="T405" style:family="text">
      <style:text-properties officeooo:rsid="0042d5c2"/>
    </style:style>
    <style:style style:name="T406" style:family="text">
      <style:text-properties fo:color="#202124" style:font-name="arial" fo:font-size="8.25pt"/>
    </style:style>
    <style:style style:name="T407" style:family="text">
      <style:text-properties officeooo:rsid="0049524a"/>
    </style:style>
    <style:style style:name="T408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officeooo:rsid="009fa7c7" style:font-style-asian="italic" style:font-style-complex="italic"/>
    </style:style>
    <style:style style:name="T4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12" style:family="text">
      <style:text-properties fo:font-style="italic" fo:font-weight="bold" officeooo:rsid="009fa7c7" style:font-style-asian="italic" style:font-weight-asian="bold" style:font-style-complex="italic" style:font-weight-complex="bold"/>
    </style:style>
    <style:style style:name="T413" style:family="text">
      <style:text-properties fo:background-color="#fff200" loext:char-shading-value="0"/>
    </style:style>
    <style:style style:name="T414" style:family="text">
      <style:text-properties style:font-name="Microsoft Sans Serif1"/>
    </style:style>
    <style:style style:name="T415" style:family="text">
      <style:text-properties style:font-name="Microsoft Sans Serif1" style:font-style-asian="italic" style:font-style-complex="italic"/>
    </style:style>
    <style:style style:name="T416" style:family="text">
      <style:text-properties style:font-name="Microsoft Sans Serif1" officeooo:rsid="00505dcb" style:font-style-asian="italic" style:font-style-complex="italic"/>
    </style:style>
    <style:style style:name="T417" style:family="text">
      <style:text-properties style:font-name="Microsoft Sans Serif1" officeooo:rsid="006d35fb" style:font-style-asian="italic" style:font-style-complex="italic"/>
    </style:style>
    <style:style style:name="T418" style:family="text">
      <style:text-properties style:font-name="Microsoft Sans Serif1" officeooo:rsid="00cc5c65"/>
    </style:style>
    <style:style style:name="T419" style:family="text">
      <style:text-properties style:font-name="Microsoft Sans Serif1" fo:font-weight="bold" style:font-weight-asian="bold" style:font-weight-complex="bold"/>
    </style:style>
    <style:style style:name="T420" style:family="text">
      <style:text-properties style:font-style-asian="italic" style:font-style-complex="italic"/>
    </style:style>
    <style:style style:name="T421" style:family="text">
      <style:text-properties officeooo:rsid="00505dcb" style:font-style-asian="italic" style:font-style-complex="italic"/>
    </style:style>
    <style:style style:name="T422" style:family="text">
      <style:text-properties style:font-style-asian="normal" style:font-style-complex="normal"/>
    </style:style>
    <style:style style:name="T423" style:family="text">
      <style:text-properties officeooo:rsid="00a8d171" style:font-style-asian="normal" style:font-style-complex="normal"/>
    </style:style>
    <style:style style:name="T424" style:family="text">
      <style:text-properties officeooo:rsid="00a90641" style:font-style-asian="normal" style:font-style-complex="normal"/>
    </style:style>
    <style:style style:name="T425" style:family="text">
      <style:text-properties officeooo:rsid="00d40522" style:font-style-asian="normal" style:font-style-complex="normal"/>
    </style:style>
    <style:style style:name="T426" style:family="text">
      <style:text-properties officeooo:rsid="00e2df31" style:font-style-asian="normal" style:font-style-complex="normal"/>
    </style:style>
    <style:style style:name="T427" style:family="text">
      <style:text-properties officeooo:rsid="0052c896"/>
    </style:style>
    <style:style style:name="T428" style:family="text">
      <style:text-properties officeooo:rsid="0059ea71"/>
    </style:style>
    <style:style style:name="T429" style:family="text">
      <style:text-properties style:text-line-through-style="none" style:text-line-through-type="none"/>
    </style:style>
    <style:style style:name="T430" style:family="text">
      <style:text-properties style:text-line-through-style="none" style:text-line-through-type="none" officeooo:rsid="0059ea71"/>
    </style:style>
    <style:style style:name="T431" style:family="text">
      <style:text-properties style:text-line-through-style="none" style:text-line-through-type="none" officeooo:rsid="009d35f9"/>
    </style:style>
    <style:style style:name="T432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33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434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35" style:family="text">
      <style:text-properties officeooo:rsid="005d3931"/>
    </style:style>
    <style:style style:name="T436" style:family="text">
      <style:text-properties fo:color="#ff4000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37" style:family="text">
      <style:text-properties fo:color="#ff4000" style:font-name="Mono" officeooo:rsid="00db3e47" style:font-style-asian="italic" style:font-style-complex="italic"/>
    </style:style>
    <style:style style:name="T438" style:family="text">
      <style:text-properties fo:color="#ff4000" style:font-name="Mono" fo:font-weight="bold" style:font-weight-asian="bold" style:font-weight-complex="bold"/>
    </style:style>
    <style:style style:name="T439" style:family="text">
      <style:text-properties fo:color="#ff4000" style:font-name="Mono" fo:font-weight="bold" officeooo:rsid="006d71e2" style:font-weight-asian="bold" style:font-weight-complex="bold"/>
    </style:style>
    <style:style style:name="T440" style:family="text">
      <style:text-properties fo:color="#ff4000" style:font-name="Mono" fo:font-weight="bold" officeooo:rsid="005bbf3e" style:font-weight-asian="bold" style:font-weight-complex="bold"/>
    </style:style>
    <style:style style:name="T441" style:family="text">
      <style:text-properties fo:color="#ff4000" style:font-name="Mono" fo:font-weight="bold" officeooo:rsid="005d3931" style:font-weight-asian="bold" style:font-weight-complex="bold"/>
    </style:style>
    <style:style style:name="T442" style:family="text">
      <style:text-properties fo:color="#ff4000" style:font-name="Mono" officeooo:rsid="006d35fb"/>
    </style:style>
    <style:style style:name="T443" style:family="text">
      <style:text-properties fo:color="#808080"/>
    </style:style>
    <style:style style:name="T444" style:family="text">
      <style:text-properties fo:color="#808080" fo:background-color="#1e1e1e" loext:char-shading-value="0"/>
    </style:style>
    <style:style style:name="T445" style:family="text">
      <style:text-properties fo:color="#808080" style:font-name="Consolas" fo:font-size="12pt" fo:font-weight="normal"/>
    </style:style>
    <style:style style:name="T446" style:family="text">
      <style:text-properties fo:color="#808080" style:font-name="Consolas" fo:font-size="12pt" fo:font-weight="normal" fo:background-color="#1e1e1e" loext:char-shading-value="0"/>
    </style:style>
    <style:style style:name="T447" style:family="text">
      <style:text-properties fo:color="#808080" style:font-name="Consolas" fo:font-size="12pt" fo:background-color="#1e1e1e" loext:char-shading-value="0"/>
    </style:style>
    <style:style style:name="T448" style:family="text">
      <style:text-properties fo:color="#808080" style:font-name="Consolas" fo:font-size="12pt" officeooo:rsid="00999657" fo:background-color="#000000" loext:char-shading-value="0"/>
    </style:style>
    <style:style style:name="T449" style:family="text">
      <style:text-properties fo:color="#569cd6"/>
    </style:style>
    <style:style style:name="T450" style:family="text">
      <style:text-properties fo:color="#569cd6" fo:background-color="#1e1e1e" loext:char-shading-value="0"/>
    </style:style>
    <style:style style:name="T451" style:family="text">
      <style:text-properties fo:color="#569cd6" style:font-name="Consolas" fo:font-size="12pt" fo:font-weight="normal"/>
    </style:style>
    <style:style style:name="T452" style:family="text">
      <style:text-properties fo:color="#569cd6" style:font-name="Consolas" fo:font-size="12pt" fo:font-weight="normal" fo:background-color="#1e1e1e" loext:char-shading-value="0"/>
    </style:style>
    <style:style style:name="T453" style:family="text">
      <style:text-properties fo:color="#569cd6" style:font-name="Consolas" fo:font-size="12pt" fo:background-color="#1e1e1e" loext:char-shading-value="0"/>
    </style:style>
    <style:style style:name="T454" style:family="text">
      <style:text-properties fo:color="#569cd6" style:font-name="Consolas" fo:font-size="12pt" officeooo:rsid="00999657" fo:background-color="#000000" loext:char-shading-value="0"/>
    </style:style>
    <style:style style:name="T455" style:family="text">
      <style:text-properties fo:color="#9cdcfe"/>
    </style:style>
    <style:style style:name="T456" style:family="text">
      <style:text-properties fo:color="#9cdcfe" fo:background-color="#1e1e1e" loext:char-shading-value="0"/>
    </style:style>
    <style:style style:name="T457" style:family="text">
      <style:text-properties fo:color="#9cdcfe" style:font-name="Consolas" fo:font-size="12pt" fo:font-weight="normal"/>
    </style:style>
    <style:style style:name="T458" style:family="text">
      <style:text-properties fo:color="#9cdcfe" style:font-name="Consolas" fo:font-size="12pt" fo:font-weight="normal" officeooo:rsid="007b45ff"/>
    </style:style>
    <style:style style:name="T459" style:family="text">
      <style:text-properties fo:color="#9cdcfe" style:font-name="Consolas" fo:font-size="12pt" fo:font-weight="normal" officeooo:rsid="00864a14"/>
    </style:style>
    <style:style style:name="T460" style:family="text">
      <style:text-properties fo:color="#9cdcfe" style:font-name="Consolas" fo:font-size="12pt" fo:font-weight="normal" fo:background-color="#1e1e1e" loext:char-shading-value="0"/>
    </style:style>
    <style:style style:name="T461" style:family="text">
      <style:text-properties fo:color="#9cdcfe" style:font-name="Consolas" fo:font-size="12pt" fo:font-weight="normal" officeooo:rsid="00defd8d"/>
    </style:style>
    <style:style style:name="T462" style:family="text">
      <style:text-properties fo:color="#9cdcfe" style:font-name="Consolas" fo:font-size="12pt" fo:background-color="#1e1e1e" loext:char-shading-value="0"/>
    </style:style>
    <style:style style:name="T463" style:family="text">
      <style:text-properties fo:color="#9cdcfe" style:font-name="Consolas" fo:font-size="12pt" officeooo:rsid="00999657" fo:background-color="#000000" loext:char-shading-value="0"/>
    </style:style>
    <style:style style:name="T464" style:family="text">
      <style:text-properties fo:color="#ce9178"/>
    </style:style>
    <style:style style:name="T465" style:family="text">
      <style:text-properties fo:color="#ce9178" fo:background-color="#1e1e1e" loext:char-shading-value="0"/>
    </style:style>
    <style:style style:name="T466" style:family="text">
      <style:text-properties fo:color="#ce9178" style:font-name="Consolas" fo:font-size="12pt" fo:font-weight="normal"/>
    </style:style>
    <style:style style:name="T467" style:family="text">
      <style:text-properties fo:color="#ce9178" style:font-name="Consolas" fo:font-size="12pt" fo:font-weight="normal" fo:background-color="#1e1e1e" loext:char-shading-value="0"/>
    </style:style>
    <style:style style:name="T468" style:family="text">
      <style:text-properties fo:color="#ce9178" style:font-name="Consolas" fo:font-size="12pt" fo:background-color="#1e1e1e" loext:char-shading-value="0"/>
    </style:style>
    <style:style style:name="T469" style:family="text">
      <style:text-properties fo:color="#ce9178" style:font-name="Consolas" fo:font-size="12pt" officeooo:rsid="00999657" fo:background-color="#000000" loext:char-shading-value="0"/>
    </style:style>
    <style:style style:name="T470" style:family="text">
      <style:text-properties fo:color="#ff0000" fo:font-weight="bold" style:font-style-asian="normal" style:font-weight-asian="bold" style:font-style-complex="normal" style:font-weight-complex="bold"/>
    </style:style>
    <style:style style:name="T471" style:family="text">
      <style:text-properties officeooo:rsid="006117db"/>
    </style:style>
    <style:style style:name="T472" style:family="text">
      <style:text-properties fo:background-color="#1e1e1e" loext:char-shading-value="0"/>
    </style:style>
    <style:style style:name="T473" style:family="text">
      <style:text-properties officeooo:rsid="0064a411"/>
    </style:style>
    <style:style style:name="T474" style:family="text">
      <style:text-properties officeooo:rsid="0067528a"/>
    </style:style>
    <style:style style:name="T475" style:family="text">
      <style:text-properties officeooo:rsid="006d35fb"/>
    </style:style>
    <style:style style:name="T476" style:family="text">
      <style:text-properties officeooo:rsid="006d71e2"/>
    </style:style>
    <style:style style:name="T477" style:family="text">
      <style:text-properties officeooo:rsid="006e0ca4"/>
    </style:style>
    <style:style style:name="T478" style:family="text">
      <style:text-properties officeooo:rsid="0070a58d"/>
    </style:style>
    <style:style style:name="T479" style:family="text">
      <style:text-properties officeooo:rsid="0073708d"/>
    </style:style>
    <style:style style:name="T480" style:family="text">
      <style:text-properties fo:color="#2a6099" fo:font-weight="bold" style:font-weight-asian="bold" style:font-weight-complex="bold"/>
    </style:style>
    <style:style style:name="T481" style:family="text">
      <style:text-properties fo:color="#2a6099" fo:font-weight="bold" officeooo:rsid="004e6dfe" style:font-weight-asian="bold" style:font-weight-complex="bold"/>
    </style:style>
    <style:style style:name="T482" style:family="text">
      <style:text-properties fo:color="#2a6099" fo:font-weight="bold" style:font-style-asian="normal" style:font-weight-asian="bold" style:font-style-complex="normal" style:font-weight-complex="bold"/>
    </style:style>
    <style:style style:name="T483" style:family="text">
      <style:text-properties fo:color="#2a6099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84" style:family="text">
      <style:text-properties fo:color="#2a6099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485" style:family="text">
      <style:text-properties fo:color="#2a6099" style:font-style-asian="normal" style:font-style-complex="normal"/>
    </style:style>
    <style:style style:name="T486" style:family="text">
      <style:text-properties fo:color="#2a6099" officeooo:rsid="00b71a56" style:font-style-asian="normal" style:font-style-complex="normal"/>
    </style:style>
    <style:style style:name="T487" style:family="text">
      <style:text-properties fo:color="#2a6099" style:font-name="Monospace" fo:font-weight="bold" style:font-weight-asian="bold" style:font-weight-complex="bold"/>
    </style:style>
    <style:style style:name="T488" style:family="text">
      <style:text-properties fo:color="#2a6099" style:font-name="Monospace" fo:font-weight="bold" officeooo:rsid="00c66855" style:font-weight-asian="bold" style:font-weight-complex="bold"/>
    </style:style>
    <style:style style:name="T489" style:family="text">
      <style:text-properties fo:color="#2a6099" style:font-name="Monospace" fo:font-weight="bold" officeooo:rsid="004e6dfe" style:font-weight-asian="bold" style:font-weight-complex="bold"/>
    </style:style>
    <style:style style:name="T490" style:family="text">
      <style:text-properties fo:color="#2a6099" style:font-name="Monospace" fo:font-weight="bold" style:font-style-asian="normal" style:font-weight-asian="bold" style:font-style-complex="normal" style:font-weight-complex="bold"/>
    </style:style>
    <style:style style:name="T491" style:family="text">
      <style:text-properties fo:color="#2a6099" style:font-name="Monospace" fo:font-size="14pt" fo:language="pt" fo:country="BR" fo:font-weight="bold" officeooo:rsid="0011dbb3" style:font-size-asian="14pt" style:font-weight-asian="bold" style:font-size-complex="14pt" style:font-weight-complex="bold"/>
    </style:style>
    <style:style style:name="T492" style:family="text">
      <style:text-properties fo:color="#2a6099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493" style:family="text">
      <style:text-properties fo:color="#2a6099" style:font-name="Monospace" fo:font-size="14pt" fo:language="pt" fo:country="BR" fo:font-weight="bold" officeooo:rsid="003c342f" style:font-size-asian="14pt" style:font-weight-asian="bold" style:font-size-complex="14pt" style:font-weight-complex="bold"/>
    </style:style>
    <style:style style:name="T494" style:family="text">
      <style:text-properties fo:color="#2a6099" style:font-name="Monospace" fo:font-style="italic" style:text-underline-style="none" fo:font-weight="bold" style:font-style-asian="italic" style:font-weight-asian="bold" style:font-style-complex="italic" style:font-weight-complex="bold"/>
    </style:style>
    <style:style style:name="T495" style:family="text">
      <style:text-properties fo:color="#2a6099" style:text-underline-style="solid" style:text-underline-width="auto" style:text-underline-color="font-color"/>
    </style:style>
    <style:style style:name="T496" style:family="text">
      <style:text-properties fo:color="#2a6099" style:font-name="Mono" fo:font-weight="bold" style:font-weight-asian="bold" style:font-weight-complex="bold"/>
    </style:style>
    <style:style style:name="T497" style:family="text">
      <style:text-properties fo:color="#2a6099" style:font-name="Mono" fo:font-weight="bold" style:font-style-asian="normal" style:font-weight-asian="bold" style:font-style-complex="normal" style:font-weight-complex="bold"/>
    </style:style>
    <style:style style:name="T498" style:family="text">
      <style:text-properties officeooo:rsid="00760901"/>
    </style:style>
    <style:style style:name="T499" style:family="text">
      <style:text-properties officeooo:rsid="007854af"/>
    </style:style>
    <style:style style:name="T500" style:family="text">
      <style:text-properties officeooo:rsid="007b45ff"/>
    </style:style>
    <style:style style:name="T501" style:family="text">
      <style:text-properties style:font-name="Consolas" fo:font-size="12pt" fo:font-weight="normal"/>
    </style:style>
    <style:style style:name="T502" style:family="text">
      <style:text-properties style:font-name="Consolas" fo:font-size="12pt" fo:font-weight="normal" officeooo:rsid="007d35a0"/>
    </style:style>
    <style:style style:name="T503" style:family="text">
      <style:text-properties style:font-name="Consolas" fo:font-size="12pt" fo:font-weight="normal" officeooo:rsid="00864a14"/>
    </style:style>
    <style:style style:name="T504" style:family="text">
      <style:text-properties fo:color="#6a9955" style:font-name="Consolas" fo:font-size="12pt" fo:font-weight="normal"/>
    </style:style>
    <style:style style:name="T505" style:family="text">
      <style:text-properties officeooo:rsid="007d35a0"/>
    </style:style>
    <style:style style:name="T506" style:family="text">
      <style:text-properties officeooo:rsid="0085da85"/>
    </style:style>
    <style:style style:name="T507" style:family="text">
      <style:text-properties officeooo:rsid="0087d59c"/>
    </style:style>
    <style:style style:name="T508" style:family="text">
      <style:text-properties officeooo:rsid="008f4cf6"/>
    </style:style>
    <style:style style:name="T509" style:family="text">
      <style:text-properties officeooo:rsid="008f8147"/>
    </style:style>
    <style:style style:name="T510" style:family="text">
      <style:text-properties officeooo:rsid="0093318d"/>
    </style:style>
    <style:style style:name="T511" style:family="text">
      <style:text-properties officeooo:rsid="00967cd1"/>
    </style:style>
    <style:style style:name="T512" style:family="text">
      <style:text-properties fo:color="#d4d4d4" style:font-name="Consolas" fo:font-size="12pt" fo:font-weight="normal" fo:background-color="#1e1e1e" loext:char-shading-value="0"/>
    </style:style>
    <style:style style:name="T513" style:family="text">
      <style:text-properties fo:color="#d4d4d4" style:font-name="Consolas" fo:font-size="12pt" fo:background-color="#1e1e1e" loext:char-shading-value="0"/>
    </style:style>
    <style:style style:name="T514" style:family="text">
      <style:text-properties fo:color="#d4d4d4" style:font-name="Consolas" fo:font-size="12pt" officeooo:rsid="00999657" fo:background-color="#000000" loext:char-shading-value="0"/>
    </style:style>
    <style:style style:name="T515" style:family="text">
      <style:text-properties fo:color="#d7ba7d"/>
    </style:style>
    <style:style style:name="T516" style:family="text">
      <style:text-properties fo:color="#d7ba7d" style:font-name="Consolas" fo:font-size="12pt" fo:font-weight="normal"/>
    </style:style>
    <style:style style:name="T517" style:family="text">
      <style:text-properties fo:color="#b5cea8" style:font-name="Consolas" fo:font-size="12pt" fo:font-weight="normal"/>
    </style:style>
    <style:style style:name="T518" style:family="text">
      <style:text-properties officeooo:rsid="009d35f9"/>
    </style:style>
    <style:style style:name="T519" style:family="text">
      <style:text-properties officeooo:rsid="00203e1f"/>
    </style:style>
    <style:style style:name="T520" style:family="text">
      <style:text-properties style:text-underline-style="none"/>
    </style:style>
    <style:style style:name="T521" style:family="text">
      <style:text-properties style:text-underline-style="none" fo:font-weight="bold" style:font-weight-asian="bold" style:font-weight-complex="bold"/>
    </style:style>
    <style:style style:name="T522" style:family="text">
      <style:text-properties style:text-underline-style="none" officeooo:rsid="00a8d171" style:font-style-asian="normal" style:font-style-complex="normal"/>
    </style:style>
    <style:style style:name="T523" style:family="text">
      <style:text-properties style:text-underline-style="none" officeooo:rsid="00a90641" style:font-style-asian="normal" style:font-style-complex="normal"/>
    </style:style>
    <style:style style:name="T524" style:family="text">
      <style:text-properties style:text-underline-style="none" officeooo:rsid="0073708d"/>
    </style:style>
    <style:style style:name="T525" style:family="text">
      <style:text-properties style:text-underline-style="none" officeooo:rsid="00defd8d"/>
    </style:style>
    <style:style style:name="T526" style:family="text">
      <style:text-properties fo:color="#ffff38"/>
    </style:style>
    <style:style style:name="T527" style:family="text">
      <style:text-properties fo:color="#ffff38" style:font-name="Consolas" fo:font-size="12pt" fo:font-weight="normal"/>
    </style:style>
    <style:style style:name="T528" style:family="text">
      <style:text-properties officeooo:rsid="009fa7c7"/>
    </style:style>
    <style:style style:name="T529" style:family="text">
      <style:text-properties fo:color="#fff200" style:font-name="Consolas" fo:font-size="12pt" officeooo:rsid="009fa7c7" fo:background-color="#000000" loext:char-shading-value="0"/>
    </style:style>
    <style:style style:name="T530" style:family="text">
      <style:text-properties officeooo:rsid="00a24cfe"/>
    </style:style>
    <style:style style:name="T531" style:family="text">
      <style:text-properties fo:color="#bf0041" style:text-underline-style="solid" style:text-underline-width="auto" style:text-underline-color="font-color" officeooo:rsid="00d40522"/>
    </style:style>
    <style:style style:name="T532" style:family="text">
      <style:text-properties fo:color="#bf0041" style:font-name="Monospace" style:text-underline-style="solid" style:text-underline-width="auto" style:text-underline-color="font-color" fo:font-weight="bold" officeooo:rsid="00d40522" style:font-weight-asian="bold" style:font-weight-complex="bold"/>
    </style:style>
    <style:style style:name="T533" style:family="text">
      <style:text-properties officeooo:rsid="00a3c8f2"/>
    </style:style>
    <style:style style:name="T534" style:family="text">
      <style:text-properties fo:color="#00a933" fo:font-weight="bold" style:font-weight-asian="bold" style:font-weight-complex="bold"/>
    </style:style>
    <style:style style:name="T535" style:family="text">
      <style:text-properties fo:color="#00a933" fo:font-weight="bold" style:font-style-asian="normal" style:font-weight-asian="bold" style:font-style-complex="normal" style:font-weight-complex="bold"/>
    </style:style>
    <style:style style:name="T536" style:family="text">
      <style:text-properties fo:color="#780373" fo:font-weight="bold" officeooo:rsid="009fa7c7" style:font-weight-asian="bold" style:font-weight-complex="bold"/>
    </style:style>
    <style:style style:name="T537" style:family="text">
      <style:text-properties fo:color="#780373" fo:font-weight="bold" style:font-style-asian="normal" style:font-weight-asian="bold" style:font-style-complex="normal" style:font-weight-complex="bold"/>
    </style:style>
    <style:style style:name="T538" style:family="text">
      <style:text-properties fo:color="#780373" style:font-name="Mono" fo:font-weight="bold" style:font-style-asian="normal" style:font-weight-asian="bold" style:font-style-complex="normal" style:font-weight-complex="bold"/>
    </style:style>
    <style:style style:name="T539" style:family="text">
      <style:text-properties fo:color="#780373" style:font-name="Mono" fo:font-weight="bold" officeooo:rsid="009fa7c7" style:font-weight-asian="bold" style:font-weight-complex="bold"/>
    </style:style>
    <style:style style:name="T540" style:family="text">
      <style:text-properties officeooo:rsid="00a6ece1"/>
    </style:style>
    <style:style style:name="T541" style:family="text">
      <style:text-properties officeooo:rsid="00a7092f"/>
    </style:style>
    <style:style style:name="T542" style:family="text">
      <style:text-properties fo:color="#235080" fo:font-weight="bold" style:font-style-asian="normal" style:font-weight-asian="bold" style:font-style-complex="normal" style:font-weight-complex="bold"/>
    </style:style>
    <style:style style:name="T543" style:family="text">
      <style:text-properties fo:color="#235080" style:font-style-asian="normal" style:font-style-complex="normal"/>
    </style:style>
    <style:style style:name="T544" style:family="text">
      <style:text-properties fo:color="#235080" style:font-name="Monospace" fo:font-weight="bold" style:font-style-asian="normal" style:font-weight-asian="bold" style:font-style-complex="normal" style:font-weight-complex="bold"/>
    </style:style>
    <style:style style:name="T545" style:family="text">
      <style:text-properties fo:color="#235080" style:font-name="Mono" style:font-style-asian="normal" style:font-style-complex="normal"/>
    </style:style>
    <style:style style:name="T546" style:family="text">
      <style:text-properties fo:color="#235080" style:font-name="Mono" fo:font-weight="bold" style:font-style-asian="normal" style:font-weight-asian="bold" style:font-style-complex="normal" style:font-weight-complex="bold"/>
    </style:style>
    <style:style style:name="T547" style:family="text">
      <style:text-properties officeooo:rsid="00ad1225"/>
    </style:style>
    <style:style style:name="T548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549" style:family="text">
      <style:text-properties fo:font-weight="normal" style:font-weight-asian="normal" style:font-weight-complex="normal"/>
    </style:style>
    <style:style style:name="T550" style:family="text">
      <style:text-properties fo:font-weight="normal" officeooo:rsid="00b57eee" style:font-weight-asian="normal" style:font-weight-complex="normal"/>
    </style:style>
    <style:style style:name="T551" style:family="text">
      <style:text-properties fo:font-weight="normal" officeooo:rsid="000460f8" style:font-weight-asian="normal" style:font-weight-complex="normal"/>
    </style:style>
    <style:style style:name="T552" style:family="text">
      <style:text-properties officeooo:rsid="00b29f1c"/>
    </style:style>
    <style:style style:name="T553" style:family="text">
      <style:text-properties officeooo:rsid="00b3ec0e"/>
    </style:style>
    <style:style style:name="T554" style:family="text">
      <style:text-properties officeooo:rsid="00b57eee"/>
    </style:style>
    <style:style style:name="T555" style:family="text">
      <style:text-properties officeooo:rsid="00be9001"/>
    </style:style>
    <style:style style:name="T556" style:family="text">
      <style:text-properties officeooo:rsid="00bfeef9"/>
    </style:style>
    <style:style style:name="T557" style:family="text">
      <style:text-properties officeooo:rsid="00c5cce9"/>
    </style:style>
    <style:style style:name="T558" style:family="text">
      <style:text-properties style:font-name="Monospace"/>
    </style:style>
    <style:style style:name="T559" style:family="text">
      <style:text-properties style:font-name="Monospace" fo:font-weight="bold" style:font-weight-asian="bold" style:font-weight-complex="bold"/>
    </style:style>
    <style:style style:name="T560" style:family="text">
      <style:text-properties style:font-name="Monospace" style:font-style-asian="normal" style:font-style-complex="normal"/>
    </style:style>
    <style:style style:name="T561" style:family="text">
      <style:text-properties style:font-name="Monospace" officeooo:rsid="00505dcb" style:font-style-asian="italic" style:font-style-complex="italic"/>
    </style:style>
    <style:style style:name="T562" style:family="text">
      <style:text-properties officeooo:rsid="00c75372"/>
    </style:style>
    <style:style style:name="T563" style:family="text">
      <style:text-properties officeooo:rsid="00cb2193"/>
    </style:style>
    <style:style style:name="T564" style:family="text">
      <style:text-properties officeooo:rsid="0043f181"/>
    </style:style>
    <style:style style:name="T565" style:family="text">
      <style:text-properties officeooo:rsid="00cbfd72"/>
    </style:style>
    <style:style style:name="T566" style:family="text">
      <style:text-properties fo:font-size="14pt" style:font-size-asian="14pt" style:font-size-complex="14pt"/>
    </style:style>
    <style:style style:name="T567" style:family="text">
      <style:text-properties fo:font-size="14pt" style:font-size-asian="12.25pt" style:font-size-complex="14pt"/>
    </style:style>
    <style:style style:name="T568" style:family="text">
      <style:text-properties officeooo:rsid="00cc5c65"/>
    </style:style>
    <style:style style:name="T569" style:family="text">
      <style:text-properties officeooo:rsid="00ce3802"/>
    </style:style>
    <style:style style:name="T570" style:family="text">
      <style:text-properties officeooo:rsid="00cf7b4f"/>
    </style:style>
    <style:style style:name="T571" style:family="text">
      <style:text-properties style:font-name="MonOSPACE"/>
    </style:style>
    <style:style style:name="T572" style:family="text">
      <style:text-properties style:font-name="MonOSPACE" officeooo:rsid="00d1ac93"/>
    </style:style>
    <style:style style:name="T573" style:family="text">
      <style:text-properties style:font-name="MonOSPACE" officeooo:rsid="00d40522"/>
    </style:style>
    <style:style style:name="T574" style:family="text">
      <style:text-properties style:font-name="MonOSPACE" fo:font-weight="bold" style:font-weight-asian="bold" style:font-weight-complex="bold"/>
    </style:style>
    <style:style style:name="T575" style:family="text">
      <style:text-properties style:font-name="MonOSPACE" fo:font-weight="bold" officeooo:rsid="00d1ac93" style:font-weight-asian="bold" style:font-weight-complex="bold"/>
    </style:style>
    <style:style style:name="T576" style:family="text">
      <style:text-properties officeooo:rsid="00d302e5"/>
    </style:style>
    <style:style style:name="T577" style:family="text">
      <style:text-properties officeooo:rsid="00d40522"/>
    </style:style>
    <style:style style:name="T578" style:family="text">
      <style:text-properties style:font-name="Mono"/>
    </style:style>
    <style:style style:name="T579" style:family="text">
      <style:text-properties style:font-name="Mono" fo:font-weight="bold" style:font-weight-asian="bold" style:font-weight-complex="bold"/>
    </style:style>
    <style:style style:name="T580" style:family="text">
      <style:text-properties style:font-name="Mono" style:font-style-asian="italic" style:font-style-complex="italic"/>
    </style:style>
    <style:style style:name="T581" style:family="text">
      <style:text-properties style:font-name="Mono" officeooo:rsid="00760901"/>
    </style:style>
    <style:style style:name="T582" style:family="text">
      <style:text-properties style:font-name="Mono" officeooo:rsid="009fa7c7"/>
    </style:style>
    <style:style style:name="T583" style:family="text">
      <style:text-properties style:font-name="Mono" style:font-style-asian="normal" style:font-style-complex="normal"/>
    </style:style>
    <style:style style:name="T584" style:family="text">
      <style:text-properties fo:color="#ffff00" fo:font-weight="bold" fo:background-color="#1e1e1e" loext:char-shading-value="0" style:font-weight-asian="bold" style:font-weight-complex="bold"/>
    </style:style>
    <style:style style:name="T585" style:family="text">
      <style:text-properties fo:color="#ffff00" style:font-name="Consolas" fo:font-size="12pt" fo:font-weight="bold" fo:background-color="#1e1e1e" loext:char-shading-value="0" style:font-weight-asian="bold" style:font-weight-complex="bold"/>
    </style:style>
    <style:style style:name="T586" style:family="text">
      <style:text-properties fo:color="#0003ff" fo:font-weight="bold" style:font-style-asian="normal" style:font-weight-asian="bold" style:font-style-complex="normal" style:font-weight-complex="bold"/>
    </style:style>
    <style:style style:name="T587" style:family="text">
      <style:text-properties fo:color="#00ff0c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Instalação para desenvolver HTML/CSS</text:p>
      <text:list xml:id="list813099727" text:style-name="L1">
        <text:list-item>
          <text:p text:style-name="P212"><text:span text:style-name="T321">Instale </text:span><text:span text:style-name="T328">o editor de código da Microsoft:</text:span><text:span text:style-name="T321"> </text:span><text:a xlink:type="simple" xlink:href="https://code.visualstudio.com/" text:style-name="Internet_20_link" text:visited-style-name="Visited_20_Internet_20_Link"><text:span text:style-name="T567">Visual Studio Code</text:span></text:a></text:p>
        </text:list-item>
        <text:list-item>
          <text:p text:style-name="P216"><text:span text:style-name="T334">Após a instalação, </text:span><text:span text:style-name="T337">baixe</text:span><text:span text:style-name="T336"> o plugin de idioma</text:span><text:span text:style-name="T334">, </text:span><text:span text:style-name="T336">configure o </text:span><text:span text:style-name="T334">tamanho da </text:span><text:span text:style-name="T336">fonte</text:span><text:span text:style-name="T334">, ative o word wrap (quebra automátic</text:span><text:span text:style-name="T335">a</text:span><text:span text:style-name="T334"> de linhas) </text:span><text:span text:style-name="T336">e </text:span><text:span text:style-name="T334">habilite o salvamento automático.</text:span></text:p>
        </text:list-item>
      </text:list>
      <text:p text:style-name="P40"/>
      <text:p text:style-name="P15">Aula <text:span text:style-name="T388">0</text:span>1 – <text:span text:style-name="T518">História e como funciona a Internet</text:span></text:p>
      <text:p text:style-name="P50"/>
      <text:p text:style-name="P42"><text:tab/>A <text:span text:style-name="T297">internet</text:span> <text:span text:style-name="T297">nasceu</text:span> <text:span text:style-name="T554">em 1970, </text:span>dentro da <text:span text:style-name="T297">DARPA</text:span>, num <text:span text:style-name="T297">projeto</text:span> chamado <text:span text:style-name="T297">ARPANET</text:span>, <text:span text:style-name="T3">interligando 4 computadores.</text:span></text:p>
      <text:p text:style-name="P42"><text:tab/><text:span text:style-name="T554">Esse projeto criou o protocolo NCP que, por sua vez, continha 2 protocolos que são usados até hoje: o </text:span><text:span text:style-name="T305">FTP</text:span><text:span text:style-name="T554">, para transmissão de arquivos e o </text:span><text:span text:style-name="T305">DNS</text:span><text:span text:style-name="T554">, para identificação de máquinas na rede. </text:span></text:p>
      <text:p text:style-name="P42"><text:tab/>Em 1983, <text:span text:style-name="T2">o </text:span><text:span text:style-name="T299">TCP/IP</text:span><text:span text:style-name="T2"> se tornou o </text:span><text:span text:style-name="T299">protocolo</text:span><text:span text:style-name="T2"> </text:span><text:span text:style-name="T299">único</text:span><text:span text:style-name="T2"> da internet, substituindo o limitado protocolo NCP.</text:span></text:p>
      <text:p text:style-name="P43"><text:tab/>Em 1992, Tim Bernes Lee cunhou o termo <text:span text:style-name="T297">W</text:span><text:span text:style-name="T554">orld </text:span><text:span text:style-name="T297">W</text:span><text:span text:style-name="T554">ide </text:span><text:span text:style-name="T297">W</text:span><text:span text:style-name="T554">eb</text:span>, criando também o<text:span text:style-name="T554"> protocolo</text:span> <text:span text:style-name="T297">HTTP</text:span> e <text:span text:style-name="T518">a linguagem</text:span> <text:span text:style-name="T297">HTML</text:span><text:span text:style-name="T549">. </text:span><text:span text:style-name="T550">Atualmente, o W3C é o consórcio que regulamenta essa linguagem.</text:span></text:p>
      <text:p text:style-name="P44"><text:tab/><text:span text:style-name="T518">Em 1989, </text:span>começou <text:span text:style-name="T518">a</text:span> internet <text:span text:style-name="T518">no Brasil </text:span>com o projeto RNP <text:span text:style-name="T518">(Backbone que interliga algumas universidades).</text:span></text:p>
      <text:p text:style-name="P45"><text:tab/><text:span text:style-name="T557">Hoje, </text:span>95% das informações intercontinentais são transmitidas via cabos submarinos.</text:p>
      <text:p text:style-name="P45"/>
      <text:p text:style-name="P47"><text:span text:style-name="Emphasis"><text:span text:style-name="T70">DNS</text:span></text:span><text:span text:style-name="Emphasis"><text:span text:style-name="T65"> – </text:span></text:span><text:span text:style-name="Emphasis"><text:span text:style-name="T66">Domain Name System – </text:span></text:span><text:span text:style-name="Emphasis"><text:span text:style-name="T67">é uma</text:span></text:span><text:span text:style-name="Emphasis"><text:span text:style-name="T68"> rede global de servidores </text:span></text:span><text:span text:style-name="Emphasis"><text:span text:style-name="T67">que </text:span></text:span><text:span text:style-name="Emphasis"><text:span text:style-name="T71">traduzem</text:span></text:span><text:span text:style-name="T69"> as palavras que compõem a </text:span><text:span text:style-name="Emphasis"><text:span text:style-name="T65">URL </text:span></text:span><text:span text:style-name="Emphasis"><text:span text:style-name="T68">(o nome do domínio)</text:span></text:span><text:span text:style-name="Emphasis"><text:span text:style-name="T69"> </text:span></text:span><text:span text:style-name="T69">para </text:span><text:span text:style-name="T68">números/</text:span><text:span text:style-name="T69">endereço </text:span><text:span text:style-name="T65">IP</text:span><text:span text:style-name="T69"> do servidor.</text:span></text:p>
      <text:p text:style-name="P9"/>
      <text:p text:style-name="P46"><text:tab/>O <text:span text:style-name="T297">Gateway</text:span> do cliente <text:span text:style-name="T549">se conecta</text:span> ao <text:span text:style-name="T557">r</text:span><text:span text:style-name="T549">oteador do provedor</text:span> de acesso e <text:span text:style-name="T4">e</text:span>s<text:span text:style-name="T4">s</text:span>e, por sua vez, <text:span text:style-name="T549">acessa</text:span> os servidores <text:span text:style-name="T549">DNS</text:span> para conseguir <text:span text:style-name="T518">o endereço e </text:span>se conectar aos diferentes servidores <text:span text:style-name="T4">pelo mundo, cada qual com seu IP.</text:span></text:p>
      <text:p text:style-name="P48"><draw:frame draw:style-name="fr1" draw:name="Figura1" text:anchor-type="paragraph" svg:x="2.286cm" svg:y="0.166cm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/>
      <text:p text:style-name="P47"><text:soft-page-break/>O aparelho responsável pela <text:span text:style-name="T297">M</text:span><text:span text:style-name="T302">o</text:span>dulação e <text:span text:style-name="T297">D</text:span><text:span text:style-name="T302">em</text:span>odulação dos diferentes formatos de sinais <text:span text:style-name="T518">de internet</text:span> é o <text:span text:style-name="T393">Modem</text:span>.</text:p>
      <text:p text:style-name="P47"/>
      <text:p text:style-name="P43"/>
      <text:p text:style-name="P60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5"><text:span text:style-name="T5">M</text:span><text:span text:style-name="T357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357">b</text:span><text:span text:style-name="T5"> = Megabits, </text:span><text:span text:style-name="T8">transferência</text:span></text:p>
      <text:p text:style-name="P51"/>
      <text:p text:style-name="P49">Os dados não trafegam na rede sempre pelo mesmo caminho pois a rota está constantemente mudando, isso significa, por exemplo, <text:span text:style-name="T1">que ao acessar uma página web e essa demorar a responder, atualize a página porque os</text:span><text:span text:style-name="T551"> dados podem vir por outra</text:span><text:span text:style-name="T298"> rota</text:span><text:span text:style-name="T1">, menos congestionada.</text:span></text:p>
      <text:p text:style-name="P49"/>
      <text:p text:style-name="P1"><text:span text:style-name="T311">O site </text:span><text:a xlink:type="simple" xlink:href="http://iplocation.net/" text:style-name="Internet_20_link" text:visited-style-name="Visited_20_Internet_20_Link"><text:span text:style-name="T311">iplocation.net</text:span></text:a><text:span text:style-name="T311"> informa o seu atual endereço de IP, bem como </text:span><text:span text:style-name="T312">o </text:span><text:span text:style-name="T311">de outros sites.</text:span></text:p>
      <text:p text:style-name="P37"/>
      <text:p text:style-name="P2"><text:span text:style-name="T35">N</text:span><text:span text:style-name="T18">ome de </text:span><text:span text:style-name="T47">domínio</text:span><text:span text:style-name="T18"> é uma forma </text:span><text:span text:style-name="T46">amigável</text:span><text:span text:style-name="T18"> d</text:span><text:span text:style-name="T35">o</text:span><text:span text:style-name="T18"> endereço IP, </text:span><text:span text:style-name="T35">sendo apenas um trecho da</text:span><text:span text:style-name="T18"> URL. </text:span><text:span text:style-name="T35">Te</text:span><text:span text:style-name="T17">m taxa de pagamento anual </text:span><text:span text:style-name="T36">e s</text:span><text:span text:style-name="T35">eu TLD pode ser do tipo:</text:span></text:p>
      <text:list xml:id="list2210432774" text:style-name="L2">
        <text:list-item>
          <text:p text:style-name="P217"><text:span text:style-name="T51">cc</text:span><text:span text:style-name="T52">TLD (country code). Como exemplo:<text:tab/>.br<text:tab/>.pt<text:tab/>.us<text:tab/>.uk</text:span></text:p>
        </text:list-item>
        <text:list-item>
          <text:p text:style-name="P217"><text:span text:style-name="T58">g</text:span><text:span text:style-name="T52">TLD (genérico). Como exemplo: .com<text:tab/>.edu<text:tab/>.gov<text:tab/>.store</text:span></text:p>
        </text:list-item>
      </text:list>
      <text:p text:style-name="P6"/>
      <text:p text:style-name="P52"><text:span text:style-name="T62">URL</text:span><text:span text:style-name="T60"> – </text:span><text:span text:style-name="T51">Uniform Resource Locat</text:span><text:span text:style-name="T59">o</text:span><text:span text:style-name="T51">r –</text:span><text:span text:style-name="T61"> </text:span><text:span text:style-name="T52">(localizador de </text:span><text:span text:style-name="T64">endereço</text:span><text:span text:style-name="T52"> único) </text:span><text:span text:style-name="T53">é todo o endereço, que te leva a</text:span><text:span text:style-name="T54"> uma </text:span><text:span text:style-name="T63">página da web específica</text:span><text:span text:style-name="T54">, </text:span><text:span text:style-name="T53">sendo formada então pelo</text:span><text:span text:style-name="T55"> endereço IP </text:span><text:span text:style-name="T51">traduzido (domínio) </text:span><text:span text:style-name="T55">+ o </text:span><text:span text:style-name="T53">local do arquivo no servidor, para poder copiar e enviar o conteúdo.</text:span><text:span text:style-name="T55"> Exemplo: <text:tab/><text:line-break/><text:line-break/><text:tab/>URL = </text:span><text:span text:style-name="T187">https://</text:span><text:span text:style-name="T219">store.</text:span><text:span text:style-name="T198">seusite.com</text:span><text:span text:style-name="T173">/</text:span><text:span text:style-name="T222">login/area.html</text:span><text:span text:style-name="T249"> </text:span></text:p>
      <text:p text:style-name="P53"><text:span text:style-name="T55"><text:tab/></text:span><text:span text:style-name="T188">prefixo</text:span><text:span text:style-name="T175"> da </text:span><text:span text:style-name="T188">URL</text:span><text:span text:style-name="T175"> (ou </text:span><text:span text:style-name="T188">protocolo</text:span><text:span text:style-name="T175"> usado) = <text:s/>https: //</text:span><text:span text:style-name="T55"> </text:span></text:p>
      <text:p text:style-name="P53"><text:span text:style-name="T55"><text:tab/></text:span><text:span text:style-name="T220">subdomínio</text:span><text:span text:style-name="T175"> <text:s/>= <text:s/>store.seusite.com.</text:span><text:span text:style-name="T55"> </text:span><text:span text:style-name="T56">(www também é um subdomínio)</text:span></text:p>
      <text:p text:style-name="P56"><text:span text:style-name="T55"><text:tab/></text:span><text:span text:style-name="T175">nome do </text:span><text:span text:style-name="T199">domínio</text:span><text:span text:style-name="T175"> = <text:s/>seusite.com</text:span><text:span text:style-name="T55"> </text:span></text:p>
      <text:p text:style-name="P54"><text:span text:style-name="T55"><text:tab/></text:span><text:span text:style-name="T223">Local do arquivo</text:span><text:span text:style-name="T57"> = <text:s/></text:span><text:span text:style-name="T176">login/area.htm</text:span><text:span text:style-name="T179">l</text:span></text:p>
      <text:p text:style-name="P13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7"><text:soft-page-break/><text:span text:style-name="T182">HTTPS</text:span><text:span text:style-name="T181">://</text:span><text:span text:style-name="T173"> </text:span><text:span text:style-name="T177">é o protocolo </text:span><text:span text:style-name="T179">com</text:span><text:span text:style-name="T177"> a </text:span><text:span text:style-name="T186">camada adicional de segurança</text:span><text:span text:style-name="T174"> </text:span><text:span text:style-name="T177">que utiliza o protocolo</text:span><text:span text:style-name="T174"> </text:span><text:span text:style-name="T173">SSL</text:span><text:span text:style-name="T174"> (um serviço de </text:span><text:span text:style-name="T185">criptografia</text:span><text:span text:style-name="T174"> de dados). </text:span></text:p>
      <text:p text:style-name="P12"/>
      <text:p text:style-name="P58"><text:span text:style-name="T183">H</text:span><text:span text:style-name="T184">ospedagem</text:span><text:span text:style-name="T177"> é a casa onde seu site vive, ou seja, o computador onde seus os arquivos estão guardados.</text:span></text:p>
      <text:p text:style-name="P59"><text:span text:style-name="T177">E</text:span><text:span text:style-name="T174">s</text:span><text:span text:style-name="T178">s</text:span><text:span text:style-name="T174">e serviço fornece: </text:span><text:span text:style-name="T185">disponibilidade</text:span><text:span text:style-name="T174"> para o site se manter online sempre, </text:span><text:span text:style-name="T185">performance</text:span><text:span text:style-name="T174"> para suportar até milhões de acessos simultâneos e </text:span><text:span text:style-name="T185">segurança</text:span><text:span text:style-name="T173">. </text:span><text:span text:style-name="T174">Algumas dessas empresas contratam data centers e os alugam a seus clientes. </text:span><text:span text:style-name="T180">Os pagamentos ao serviço de hosting são mensais.</text:span></text:p>
      <text:p text:style-name="P21"/>
      <text:p text:style-name="P22"/>
      <text:p text:style-name="P16">Aula <text:span text:style-name="T388">0</text:span>2 – <text:span text:style-name="T518">Como funciona HTML e CSS</text:span></text:p>
      <text:p text:style-name="P23"/>
      <text:p text:style-name="P23"/>
      <text:p text:style-name="P24"><text:span text:style-name="T350"><text:tab/>A </text:span><text:span text:style-name="T393">HTML</text:span> trabalha fundamentada apenas nas marcas ou etiquetas (do Inglês <text:span text:style-name="T297">tag</text:span>), <text:span text:style-name="T518">já</text:span> as <text:span text:style-name="T297">CSS</text:span> funcionam baseadas <text:span text:style-name="T518">em</text:span> <text:span text:style-name="T487">seletores</text:span><text:span text:style-name="T488">{}</text:span>, <text:span text:style-name="T562">com suas declarações de</text:span> <text:span text:style-name="T487">propriedade:valor</text:span>.</text:p>
      <text:p text:style-name="P24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pan text:style-name="T250">Quando não solicitamos um arquivo específico ao servidor, ele vai entregar o arquivo de índice do site, que se chama</text:span><text:span text:style-name="T251"> index.html. </text:span></text:p>
      <text:p text:style-name="P41"/>
      <text:p text:style-name="P203"><text:span text:style-name="T317">Uma </text:span><text:span text:style-name="T343">tag</text:span><text:span text:style-name="T317"> é um conjunto de palavras entre sinais de colchete angular </text:span><text:span text:style-name="T491">&lt;&gt;</text:span><text:span text:style-name="T332">. </text:span><text:span text:style-name="T325">Elas</text:span><text:span text:style-name="T320"> não podem conter espaços</text:span><text:span text:style-name="T317"> </text:span><text:span text:style-name="T325">e </text:span><text:span text:style-name="T317">maioria possu</text:span><text:span text:style-name="T328">i</text:span><text:span text:style-name="T317"> abertura </text:span><text:span text:style-name="T348">&lt;tag&gt;</text:span><text:span text:style-name="T318"> </text:span><text:span text:style-name="T317">e fechamento </text:span><text:span text:style-name="T347">&lt;</text:span><text:span text:style-name="T492">/</text:span><text:span text:style-name="T348">t</text:span><text:span text:style-name="T347">a</text:span><text:span text:style-name="T348">g&gt;</text:span><text:span text:style-name="T318">. </text:span></text:p>
      <text:p text:style-name="P24"/>
      <text:p text:style-name="P24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318">A</text:span><text:span text:style-name="T317">lgumas tags não possuem a necessidade de conteúdo interno e por isso não possuem fechamento. </text:span><text:span text:style-name="T328">São</text:span><text:span text:style-name="T317"> </text:span><text:span text:style-name="T328">exemplos </text:span><text:span text:style-name="T317">as tags </text:span><text:span text:style-name="T318">&lt;br&gt;, </text:span><text:span text:style-name="T325">&lt;meta&gt;</text:span><text:span text:style-name="T318"> e &lt;img&gt;</text:span><text:span text:style-name="T317">.</text:span></text:p>
      <text:p text:style-name="P24"/>
      <text:p text:style-name="P3"><text:soft-page-break/><text:span text:style-name="T320">A</text:span><text:span text:style-name="T317">s </text:span><text:span text:style-name="T343">CSS</text:span><text:span text:style-name="T325"> – </text:span><text:span text:style-name="T332">Cascading Style Sheets</text:span><text:span text:style-name="T317"> (Folhas de Estilo em Cascata) - são usadas para configurar um </text:span><text:span text:style-name="T339">resultado visual</text:span><text:span text:style-name="T317"> dos elementos HTML, </text:span><text:span text:style-name="T321">e</text:span><text:span text:style-name="T318">ssas</text:span><text:span text:style-name="T317"> configurações são realizadas através dos seletores:</text:span></text:p>
      <text:p text:style-name="P24"/>
      <text:p text:style-name="P24"><draw:frame draw:style-name="fr1" draw:name="Figura5" text:anchor-type="paragraph" svg:x="4.496cm" svg:y="-0.411cm" svg:width="8.017cm" svg:height="5.038cm" draw:z-index="4"><draw:image xlink:href="Pictures/100000000000014B000000D097FE9682166C1AB8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<text:span text:style-name="T350">CSS tem </text:span><text:span text:style-name="T300">seletores</text:span><text:span text:style-name="T350">, e dentro de seletores têm </text:span><text:span text:style-name="T300">declarações</text:span><text:span text:style-name="T350">, e cada declaração é composta por um par de </text:span><text:span text:style-name="T300">propriedade </text:span><text:span text:style-name="T358">:</text:span><text:span text:style-name="T354"> </text:span><text:span text:style-name="T300">valor</text:span><text:span text:style-name="T350"> (</text:span>separados por <text:span text:style-name="T365">[:]</text:span><text:span text:style-name="T351">)</text:span></text:p>
      <text:p text:style-name="P25"/>
      <text:p text:style-name="P27">Agrupamos todas as declarações CSS de um mesmo elemento dentro de um <text:span text:style-name="T349">seletor. A</text:span>s chaves delimitam <text:span text:style-name="T350">as</text:span> declarações relativas ao seletor<text:span text:style-name="T579"> {}</text:span>. </text:p>
      <text:p text:style-name="P24"/>
      <text:p text:style-name="P3"><text:span text:style-name="T320">Toda declaração CSS deve terminar com</text:span><text:span text:style-name="T317"> ponto e vírgula </text:span><text:span text:style-name="T319">(</text:span><text:span text:style-name="T366">;</text:span><text:span text:style-name="T319">)</text:span><text:span text:style-name="T317">.</text:span></text:p>
      <text:p text:style-name="P29"/>
      <text:p text:style-name="P33"><text:span text:style-name="T369"><text:tab/></text:span><text:span text:style-name="T377">&lt;head&gt;</text:span> <text:span text:style-name="T388">tag que marca</text:span> a área de configurações</text:p>
      <text:p text:style-name="P33"><text:span text:style-name="T369"><text:tab/></text:span><text:span text:style-name="T377">&lt;body&gt;</text:span> <text:span text:style-name="T388">tag que marca</text:span> a área de conteúdo</text:p>
      <text:p text:style-name="P29"/>
      <text:p text:style-name="P4"><text:span text:style-name="T323">O</text:span><text:span text:style-name="T319"> VSCode tem um </text:span><text:span text:style-name="T333">atalho</text:span><text:span text:style-name="T319"> simples para criar o código base </text:span><text:span text:style-name="T323">de um arquivo HTML:</text:span><text:span text:style-name="T319"> </text:span><text:span text:style-name="T328">digite </text:span><text:span text:style-name="T333">! + Enter </text:span><text:span text:style-name="T328">na primeira linha</text:span></text:p>
      <text:p text:style-name="P32"/>
      <text:p text:style-name="P32"><draw:frame draw:style-name="fr1" draw:name="Figura6" text:anchor-type="paragraph" svg:x="0.672cm" svg:y="0.67cm" svg:width="16.351cm" svg:height="7.964cm" draw:z-index="5"><draw:image xlink:href="Pictures/100000000000026A0000012DE9AB4EBFF31B7B51.jpg" xlink:type="simple" xlink:show="embed" xlink:actuate="onLoad" loext:mime-type="image/jpeg"/></draw:frame><text:span text:style-name="T303"><text:tab/></text:span><text:span text:style-name="T519">E</text:span>strutura básica de um documento <text:span text:style-name="T519">HTML:</text:span></text:p>
      <text:p text:style-name="P31"><draw:frame draw:style-name="fr1" draw:name="Figura7" text:anchor-type="paragraph" svg:x="0.053cm" svg:y="0.335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31"/>
      <text:p text:style-name="P31"/>
      <text:p text:style-name="P17"><text:span text:style-name="T313">Aula </text:span><text:span text:style-name="T388">03 – Primeiras tags</text:span></text:p>
      <text:p text:style-name="P30"/>
      <text:p text:style-name="P61"><text:span text:style-name="T322"><text:tab/>Ao </text:span><text:span text:style-name="T344">criar arquivos </text:span><text:span text:style-name="T345">HTML</text:span><text:span text:style-name="T322">, </text:span><text:span text:style-name="T316">us</text:span><text:span text:style-name="T322">ar</text:span><text:span text:style-name="T338"> apenas letras minúsculas, </text:span><text:span text:style-name="T341">sem</text:span><text:span text:style-name="T338"> acentos e </text:span><text:span text:style-name="T341">sem</text:span><text:span text:style-name="T338"> colocar espaços. </text:span></text:p>
      <text:p text:style-name="P30"/>
      <text:p text:style-name="P5"><text:span text:style-name="T386">&lt;br&gt;</text:span><text:span text:style-name="T329"> break row: </text:span><text:span text:style-name="T326">tag que </text:span><text:span text:style-name="T329">quebra a linha</text:span></text:p>
      <text:p text:style-name="P5"><text:span text:style-name="T387">&lt;hr&gt;</text:span><text:span text:style-name="T373"> </text:span><text:span text:style-name="T323">horizontal row: tag </text:span><text:span text:style-name="T330">equivalente à &lt;br&gt; porém adiciona uma </text:span><text:span text:style-name="T340">linha horizontal</text:span></text:p>
      <text:p text:style-name="P5"><text:span text:style-name="T387">&lt;p&gt;</text:span><text:span text:style-name="T323"> paragraph: tag para </text:span><text:span text:style-name="T316">criar um parágrafo </text:span></text:p>
      <text:p text:style-name="P63"><text:span text:style-name="T385">&lt;h1&gt;</text:span><text:span text:style-name="T316"> head</text:span><text:span text:style-name="T324">ing</text:span><text:span text:style-name="T316">: tag </text:span><text:span text:style-name="T324">que indica um título</text:span><text:span text:style-name="T316"> </text:span></text:p>
      <text:p text:style-name="P63"><text:span text:style-name="T385">&lt;title&gt;</text:span><text:span text:style-name="T316"> fica dentro </text:span><text:span text:style-name="T326">da</text:span><text:span text:style-name="T316"> tag &lt;head&gt;: nomeia o título da aba do navegador</text:span></text:p>
      <text:p text:style-name="P35"/>
      <text:p text:style-name="P38"/>
      <text:p text:style-name="P19">Aula <text:span text:style-name="T388">04 – Instalando um editor de código</text:span></text:p>
      <text:p text:style-name="P19"/>
      <text:p text:style-name="P39">Instalando o VSCode, <text:span text:style-name="T533">software open source</text:span> da Microsoft.</text:p>
      <text:p text:style-name="P19"/>
      <text:p text:style-name="P18">Aula <text:span text:style-name="T388">05 - Entities</text:span></text:p>
      <text:p text:style-name="P36"/>
      <text:p text:style-name="P34"/>
      <text:p text:style-name="P34"><text:span text:style-name="T250"><text:tab/>O mecanismo que permite representar caracteres </text:span><text:span text:style-name="T257">especiais</text:span><text:span text:style-name="T250"> no HTML é chamado de HTML</text:span><text:span text:style-name="T251"> </text:span><text:span text:style-name="T252">E</text:span><text:span text:style-name="T251">ntities</text:span><text:span text:style-name="T250">. Uma entity é representada por um símbolo </text:span><text:span text:style-name="T251">&amp; </text:span><text:span text:style-name="T250">seguido de um identificador e finalizado com um ponto-e</text:span><text:span text:style-name="T258">-</text:span><text:span text:style-name="T250">vírgula. </text:span><text:span text:style-name="T258">Enquanto os </text:span><text:soft-page-break/><text:span text:style-name="T258">angle brack</text:span><text:span text:style-name="T260">e</text:span><text:span text:style-name="T258">ts (</text:span><text:span text:style-name="T295">&lt; &gt;</text:span><text:span text:style-name="T258">) são usados para delimitar tags, o ampersands (&amp;) é usado para identificar uma entitie HTML.</text:span></text:p>
      <text:p text:style-name="P7"/>
      <text:p text:style-name="P82"><text:span text:style-name="T172">&amp;lt; </text:span><text:span text:style-name="T16">less than:</text:span><text:span text:style-name="T170"> &lt; </text:span><text:span text:style-name="T16">menor que</text:span></text:p>
      <text:p text:style-name="P82"><text:span text:style-name="T172">&amp;gt;</text:span><text:span text:style-name="T170"> </text:span><text:span text:style-name="T16">greater than</text:span><text:span text:style-name="T170">: &gt;</text:span><text:span text:style-name="T16"> maior que</text:span></text:p>
      <text:p text:style-name="P83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/>
      <text:p text:style-name="P75"><text:span text:style-name="T20"><text:tab/>E</text:span><text:span text:style-name="T19">ste</text:span><text:span text:style-name="T21">s</text:span><text:span text:style-name="T19"> site</text:span><text:span text:style-name="T21">s</text:span><text:span text:style-name="T19"> apresenta</text:span><text:span text:style-name="T21">m</text:span><text:span text:style-name="T19"> vários exemplos:</text:span></text:p>
      <text:p text:style-name="P76"><text:a xlink:type="simple" xlink:href="https://www.toptal.com/designers/htmlarrows/" text:style-name="Internet_20_link" text:visited-style-name="Visited_20_Internet_20_Link"><text:span text:style-name="T263">https://www.toptal.com/designers/htmlarrows/</text:span></text:a></text:p>
      <text:p text:style-name="P76"><text:a xlink:type="simple" xlink:href="https://www.w3schools.com/charsets/ref_utf_symbols.asp" text:style-name="Internet_20_link" text:visited-style-name="Visited_20_Internet_20_Link"><text:span text:style-name="T263">https://www.w3schools.com/charsets/ref_utf_symbols.asp</text:span></text:a></text:p>
      <text:p text:style-name="P171"/>
      <text:p text:style-name="P171"/>
      <text:p text:style-name="P81"><text:span text:style-name="T33"><text:tab/>Site para</text:span><text:span text:style-name="T22"> </text:span><text:span text:style-name="T282">emojis</text:span><text:span text:style-name="T22">: </text:span><text:a xlink:type="simple" xlink:href="http://emojipedia.org/" text:style-name="Internet_20_link" text:visited-style-name="Visited_20_Internet_20_Link"><text:span text:style-name="T262">emojipedia.org</text:span></text:a></text:p>
      <text:p text:style-name="P81"><text:span text:style-name="T33">No VSCode, digite</text:span><text:span text:style-name="T171"> </text:span><text:span text:style-name="T217">&amp;#x</text:span><text:span text:style-name="T33"> + código_do_emoji, por exemplo: </text:span><text:span text:style-name="T218">&amp;#x</text:span><text:span text:style-name="T197">1F913</text:span><text:span text:style-name="T218">;</text:span></text:p>
      <text:p text:style-name="P103"/>
      <text:p text:style-name="P85"/>
      <text:p text:style-name="P176"><text:span text:style-name="T16">Para fazer </text:span><text:span text:style-name="T280">comentários</text:span><text:span text:style-name="T16"> escreva:<text:tab/></text:span><text:span text:style-name="T214">&lt;!-- </text:span><text:span text:style-name="T281">este é um comentário</text:span><text:span text:style-name="T221"> </text:span><text:span text:style-name="T214">--&gt;</text:span></text:p>
      <text:p text:style-name="P154"/>
      <text:p text:style-name="P154"/>
      <text:p text:style-name="P154"><text:soft-page-break/></text:p>
      <text:p text:style-name="P154"/>
      <text:p text:style-name="P177"><text:span text:style-name="T250">Aula </text:span><text:span text:style-name="T254">0</text:span><text:span text:style-name="T256">6 – </text:span><text:span text:style-name="T257">Imagens</text:span></text:p>
      <text:p text:style-name="P156"/>
      <text:p text:style-name="P86"><text:tab/>Não é porque o conteúdo está na internet que o seu uso é livre!</text:p>
      <text:p text:style-name="P86"><text:span text:style-name="T518">Um</text:span> conteúdo publicado na web é <text:span text:style-name="T390">diferente</text:span> de domínio público.</text:p>
      <text:p text:style-name="P86"><text:tab/>Não podemos usar nenhuma mídia sem a prévia autorização do seu criador, <text:span text:style-name="T518">então tenha cuidado </text:span>a<text:span text:style-name="T389">o</text:span> criar sites profissionalmente para empresas usando imagens e conteúdos que você não <text:span text:style-name="T405">tem autorização.</text:span></text:p>
      <text:p text:style-name="P87"><text:tab/>Dica: no buscador do Google, configure a pesquisa para <text:span text:style-name="T297">Creative Commons.</text:span></text:p>
      <text:p text:style-name="P104"/>
      <text:p text:style-name="P89">Banco de imagens gratuitos: Pixabay, RGBStock, <text:span text:style-name="T297">Pexels</text:span></text:p>
      <text:p text:style-name="P86"/>
      <text:p text:style-name="P206"><text:tab/><text:span text:style-name="T297">JPEG</text:span> <text:span text:style-name="T563">é um </text:span>algoritmo de compactação usado para gerar imagens fotográficas com um <text:span text:style-name="T495">tamanho</text:span> extremamente <text:span text:style-name="T390">reduzido</text:span>. </text:p>
      <text:p text:style-name="P86"/>
      <text:p text:style-name="P86"><text:tab/>A principal característica do <text:span text:style-name="T297">PNG</text:span><text:span text:style-name="T301"> <text:s/></text:span><text:span text:style-name="T563">(</text:span>e que o diferencia do JPEG<text:span text:style-name="T563">) </text:span>é a capacidade de configurar a <text:span text:style-name="T390">opacidade</text:span> de cada pixel, deix<text:span text:style-name="T563">ando</text:span> <text:span text:style-name="T495">transparente</text:span>. </text:p>
      <text:p text:style-name="P86"/>
      <text:p text:style-name="P86"><text:tab/>De forma resumida, na hora de escolher o formato de imagem para <text:span text:style-name="T564">um </text:span>site, opte sempre pelo formato JPEG com uma <text:span text:style-name="T390">compactação</text:span> entre 30% e 50%. O formato PNG só deverá ser usado quando precisarmos de <text:span text:style-name="T411">transparência</text:span> na foto. </text:p>
      <text:p text:style-name="P86"/>
      <text:p text:style-name="P87">Tamanho é dinheiro: quanto maior o <text:span text:style-name="T404">tráfego</text:span> de dados, maior<text:span text:style-name="T404">es serão as despesas.</text:span></text:p>
      <text:p text:style-name="P87"/>
      <text:p text:style-name="P207"><text:span text:style-name="T23"><text:tab/>Nada de ficar salvando arquivos gigantes e diminuindo o tamanho da imagem com códigos, </text:span><text:span text:style-name="T24">u</text:span><text:span text:style-name="T23">ma imagem 1920x1080 de 3MB não vai ficar mais leve se você mudar a largura dela no CSS. </text:span></text:p>
      <text:p text:style-name="P87"/>
      <text:p text:style-name="P77"><text:span text:style-name="T23"><text:tab/>Os mecanismos de busca, como o Google, </text:span><text:span text:style-name="T43">penalizam</text:span><text:span text:style-name="T23"> </text:span><text:span text:style-name="T50">sites lentos e pesados</text:span><text:span text:style-name="T23">, retirando-os da primeira página de buscas. </text:span></text:p>
      <text:p text:style-name="P87"/>
      <text:p text:style-name="P252"><text:span text:style-name="T215">&lt;</text:span><text:span text:style-name="T214">img src</text:span><text:span text:style-name="T216">=</text:span><text:span text:style-name="T214">”</text:span><text:span text:style-name="T196">ipsum lorem</text:span><text:span text:style-name="T214">” alt</text:span><text:span text:style-name="T216">=</text:span><text:span text:style-name="T214">”</text:span><text:span text:style-name="T196">ipsum lorem</text:span><text:span text:style-name="T214">”&gt;</text:span><text:span text:style-name="T170"> </text:span></text:p>
      <text:p text:style-name="P197"><text:span text:style-name="T25">tag </text:span><text:span text:style-name="T42">image</text:span><text:span text:style-name="T16">, </text:span><text:span text:style-name="T25">parâmetros</text:span><text:span text:style-name="T16"> </text:span><text:span text:style-name="T42">source</text:span><text:span text:style-name="T16"> </text:span><text:span text:style-name="T25">e </text:span><text:span text:style-name="T42">alternative</text:span><text:span text:style-name="T16">: </text:span><text:span text:style-name="T37">tag para </text:span><text:span text:style-name="T16">inser</text:span><text:span text:style-name="T37">ir</text:span><text:span text:style-name="T16"> </text:span><text:span text:style-name="T34">uma </text:span><text:span text:style-name="T16">imagem</text:span></text:p>
      <text:p text:style-name="P94"/>
      <text:p text:style-name="P96"><text:tab/>Um <text:span text:style-name="T297">atalho</text:span> muito prático para inserir o arquivo: tecla <text:span text:style-name="T579">CONTROL</text:span> + <text:span text:style-name="T579">ESPAÇO</text:span></text:p>
      <text:p text:style-name="P96"/>
      <text:p text:style-name="P209"><text:span text:style-name="T25"><text:tab/>Também </text:span><text:span text:style-name="T27">podemos copiar</text:span><text:span text:style-name="T25"> a URL para referenciar uma imagem dentro de outro servidor. Para</text:span><text:span text:style-name="T16"> obter a URL completa de qualquer imagem clique com o botão direito do mouse sobre a imagem e escolha a opção “</text:span><text:span text:style-name="T38">c</text:span><text:span text:style-name="T16">opiar endereço da imagem”. </text:span></text:p>
      <text:p text:style-name="P95"/>
      <text:p text:style-name="P208"><text:soft-page-break/><text:span text:style-name="T23">Ao inserir imagens, o </text:span><text:span text:style-name="T11">texto alternativo</text:span><text:span text:style-name="T23"> </text:span><text:span text:style-name="T26">explica </text:span><text:span text:style-name="T36">o</text:span><text:span text:style-name="T26"> que está sendo carregad</text:span><text:span text:style-name="T36">o</text:span><text:span text:style-name="T26">, ele </text:span><text:span text:style-name="T23">é </text:span><text:span text:style-name="T36">muito</text:span><text:span text:style-name="T23"> importante po</text:span><text:span text:style-name="T36">rque</text:span><text:span text:style-name="T16"> ajuda na </text:span><text:span text:style-name="T42">indexação</text:span><text:span text:style-name="T16"> do seu site em mecanismos de busca </text:span><text:span text:style-name="T27">(auxilia o Google a saber o que tem dentro da sua foto </text:span><text:span text:style-name="T38">para</text:span><text:span text:style-name="T27"> exibi-la nos resultados do </text:span><text:span text:style-name="T12">Google Imagens</text:span><text:span text:style-name="T27">)</text:span><text:span text:style-name="T39"> </text:span><text:span text:style-name="T40">e proporciona</text:span><text:span text:style-name="T23"> </text:span><text:span text:style-name="T43">acessibilidade</text:span><text:span text:style-name="T23">/inclusão social.</text:span></text:p>
      <text:p text:style-name="P88"/>
      <text:p text:style-name="P62"><text:span text:style-name="T331"><text:tab/></text:span><text:span text:style-name="T342">Favicon</text:span><text:span text:style-name="T316"> é o </text:span><text:span text:style-name="T338">logotipo</text:span><text:span text:style-name="T316"> que fica ao lado esquerdo do título de uma aba no navegador, ele é um elemento de </text:span><text:span text:style-name="T346">branding</text:span><text:span text:style-name="T316"> e design para um site.</text:span></text:p>
      <text:list xml:id="list2753385667" text:style-name="L3">
        <text:list-item>
          <text:p text:style-name="P213"><text:span text:style-name="T327">É aconselhável que seu formato seja do tipo </text:span><text:span text:style-name="T493">ICO</text:span><text:span text:style-name="T327"> pois, embora o formato </text:span><text:span text:style-name="T493">SVG</text:span><text:span text:style-name="T327"> seja </text:span><text:span text:style-name="T316">a melhor das opções, </text:span><text:span text:style-name="T327">infelizmente nem todo navegador é compatível com esse formato e acaba causando algumas inconsistências na exibição em outras plataformas. </text:span></text:p>
        </text:list-item>
      </text:list>
      <text:list xml:id="list2971377317" text:style-name="L4">
        <text:list-item>
          <text:p text:style-name="P214"><text:span text:style-name="T23">Se quiser </text:span><text:span text:style-name="T43">baixar alguns ícones prontos</text:span><text:span text:style-name="T23">, recomendo o site </text:span><text:a xlink:type="simple" xlink:href="https://iconarchive.com/" text:style-name="Internet_20_link" text:visited-style-name="Visited_20_Internet_20_Link">IconArchive</text:a><text:span text:style-name="T23">. </text:span></text:p>
        </text:list-item>
        <text:list-item>
          <text:p text:style-name="P214"><text:span text:style-name="T23">Se você tiver o dom e muita paciência, pode </text:span><text:span text:style-name="T43">desenhar seu favicon</text:span><text:span text:style-name="T23"> no site </text:span><text:a xlink:type="simple" xlink:href="https://www.favicon.cc/" text:style-name="Internet_20_link" text:visited-style-name="Visited_20_Internet_20_Link"><text:span text:style-name="T566">favicon.cc</text:span></text:a></text:p>
        </text:list-item>
        <text:list-item>
          <text:p text:style-name="P214"><text:span text:style-name="T28">Agora, s</text:span><text:span text:style-name="T23">e seu objetivo é criar um </text:span><text:span text:style-name="T43">ícone personalizado</text:span><text:span text:style-name="T23"> para seu site baseado em imagens que você já tem, </text:span><text:span text:style-name="T39">utilize</text:span><text:span text:style-name="T23"> o site </text:span><text:a xlink:type="simple" xlink:href="https://favicon.io/" text:style-name="Internet_20_link" text:visited-style-name="Visited_20_Internet_20_Link">favicon.io</text:a><text:span text:style-name="T11"> </text:span></text:p>
        </text:list-item>
      </text:list>
      <text:p text:style-name="P8"/>
      <text:p text:style-name="P200"><text:span text:style-name="T212">&lt;link rel=</text:span><text:span text:style-name="T213">"</text:span><text:span text:style-name="T296">shortcut icon</text:span><text:span text:style-name="T213">" href="</text:span><text:span text:style-name="T195">favicon.ico</text:span><text:span text:style-name="T213">" type="</text:span><text:span text:style-name="T296">image/x-icon</text:span><text:span text:style-name="T213">"&gt;</text:span><text:span text:style-name="T200"> </text:span><text:span text:style-name="T259">tag para importar um favicon. Para isso, </text:span><text:span text:style-name="T250">digit</text:span><text:span text:style-name="T259">e</text:span><text:span text:style-name="T250"> </text:span><text:span text:style-name="T251">link</text:span><text:span text:style-name="T250"> dentro da &lt;head&gt;, acima da tag &lt;title&gt; e escolha a opção “</text:span><text:span text:style-name="T253">link:favicon</text:span><text:span text:style-name="T255">”, </text:span><text:span text:style-name="T259">assim </text:span><text:span text:style-name="T255">o editor VSCode criará automaticamente a tag. No parâmetro “</text:span><text:span text:style-name="T253">href</text:span><text:span text:style-name="T255">”: digite </text:span><text:span text:style-name="T294">CONTROL</text:span><text:span text:style-name="T293"> </text:span><text:span text:style-name="T255">+</text:span><text:span text:style-name="T293"> </text:span><text:span text:style-name="T294">ESPAÇO</text:span><text:span text:style-name="T255"> e escolha o favicon (que deve estar dentro do root - pasta principal </text:span><text:span text:style-name="T261">- </text:span><text:span text:style-name="T257">do projeto</text:span><text:span text:style-name="T255">)</text:span></text:p>
      <text:p text:style-name="P91"/>
      <text:p text:style-name="P91"/>
      <text:p text:style-name="P91"/>
      <text:p text:style-name="P178"><text:span text:style-name="T255">Aula </text:span><text:span text:style-name="T254">0</text:span><text:span text:style-name="T256">7 – </text:span><text:span text:style-name="T257">Hierarquia de textos</text:span></text:p>
      <text:p text:style-name="P157"/>
      <text:p text:style-name="P92"><text:span text:style-name="T297"><text:tab/></text:span><text:span text:style-name="T521">Lorem Ipsum</text:span><text:span text:style-name="T297"> </text:span>é um texto que serve como modelo para simular conteúdo.</text:p>
      <text:p text:style-name="P92"><text:span text:style-name="T306">Atalho</text:span><text:span text:style-name="T565">: para gerar esse texto automaticamente</text:span> <text:span text:style-name="T533">no VSCode </text:span>digite, <text:span text:style-name="T407">d</text:span>entro de um parágrafo recém-criado, apenas a palavra <text:span text:style-name="T494">lorem</text:span> e pressione <text:span text:style-name="T559">Enter</text:span>. </text:p>
      <text:p text:style-name="P90"/>
      <text:p text:style-name="P78"><text:span text:style-name="T31"><text:tab/>Os títulos </text:span><text:span text:style-name="T39">(</text:span><text:span text:style-name="T31">headings</text:span><text:span text:style-name="T39">)</text:span><text:span text:style-name="T31"> </text:span><text:span text:style-name="T169">&lt;h1&gt;</text:span><text:span text:style-name="T14"> … </text:span><text:span text:style-name="T169">&lt;h6&gt;</text:span><text:span text:style-name="T31"> servem para organizar o conteúdo e possuem hierarquia </text:span><text:span text:style-name="T32">com até </text:span><text:span text:style-name="T15">6 </text:span><text:span text:style-name="T13">níveis</text:span><text:span text:style-name="T29"> de assunto. Essa tag é um dos </text:span><text:span text:style-name="T49">primeiros parâmetros</text:span><text:span text:style-name="T29"> analisados pelos </text:span><text:span text:style-name="T44">motores de busca</text:span><text:span text:style-name="T29">, portanto um bom título é vital para que sua página seja </text:span><text:span text:style-name="T36">bem-vista</text:span><text:span text:style-name="T29"> pelos buscadores.</text:span></text:p>
      <text:p text:style-name="P93"/>
      <text:p text:style-name="P201"><text:span text:style-name="T13"><text:tab/></text:span><text:span text:style-name="T48">SEO</text:span><text:span text:style-name="T29"> (Search Engine Optimization) – </text:span><text:span text:style-name="T30">ou </text:span><text:span text:style-name="T41">Motor de Otimização de Busca</text:span><text:span text:style-name="T30"> - é um </text:span><text:span text:style-name="T45">conjunto de técnicas para tornar os sites mais relevantes para os mecanismos de busca</text:span><text:span text:style-name="T30">, fazendo com que </text:span><text:span text:style-name="T41">os sites</text:span><text:span text:style-name="T30"> apareçam na primeira página do Google. Dentre os fatores para posicionamento de SEO estão: qualidade do conteúdo, autoridade do domínio, performance da página, arquitetura do site, backlinks, etc.</text:span></text:p>
      <text:p text:style-name="P101"><text:soft-page-break/></text:p>
      <text:p text:style-name="P101"/>
      <text:p text:style-name="P158">Aula 08 – <text:span text:style-name="T518">Tags semânticas</text:span></text:p>
      <text:p text:style-name="P158"/>
      <text:p text:style-name="P97"><text:tab/>O HTML 5 tornou-se mais <text:span text:style-name="T521">semântico</text:span>, se importando mais com o <text:span text:style-name="T390">significado das palavras</text:span> do que com a forma.</text:p>
      <text:p text:style-name="P97"/>
      <text:p text:style-name="P98"><text:tab/>As tags ficam obsoletas com o passar do tempo. No VSCode, tags <text:span text:style-name="T518">obsoletas </text:span>ficam em vermelho como forma de aviso.</text:p>
      <text:p text:style-name="P98"/>
      <text:p text:style-name="P99"><text:tab/><text:span text:style-name="T306">A</text:span><text:span text:style-name="T297">talho</text:span> muito importante é o <text:span text:style-name="T297">Wrap with abbreviator</text:span> <text:span text:style-name="T487">Control</text:span> + <text:span text:style-name="T487">Shift</text:span> + <text:span text:style-name="T487">P<text:line-break/></text:span>Com ele, você <text:span text:style-name="T565">delimita</text:span> um trecho selecionado <text:span text:style-name="T565">com uma tag escolhida.</text:span></text:p>
      <text:p text:style-name="P236"><text:tab/><text:span text:style-name="T306">A</text:span><text:span text:style-name="T297">talho</text:span> para corrigir tabulação ou i<text:span text:style-name="T475">n</text:span>dentação: selecione o trecho e aperte <text:span text:style-name="T496">Shift</text:span> + <text:span text:style-name="T496">Tab</text:span> para mover a seleção para a esquerda, ou apenas <text:span text:style-name="T496">Tab</text:span> para mover a seleção para a direita.</text:p>
      <text:p text:style-name="P102"><text:tab/><text:span text:style-name="T307">A</text:span><text:span text:style-name="T302">talho</text:span><text:span text:style-name="T518"> para fazer várias edições simultâneas, crie vários cursores através da tecla </text:span><text:span text:style-name="T496">ALT</text:span><text:span text:style-name="T518">.</text:span></text:p>
      <text:p text:style-name="P97">Tags semânticas:</text:p>
      <text:p text:style-name="P97"/>
      <text:p text:style-name="P97"><text:span text:style-name="T377">&lt;strong&gt;</text:span> <text:span text:style-name="T309">negrito</text:span></text:p>
      <text:p text:style-name="P97"><text:span text:style-name="T377">&lt;em&gt;</text:span> emphasis: <text:span text:style-name="T409">itálico</text:span></text:p>
      <text:p text:style-name="P97"><text:span text:style-name="T377">&lt;mark&gt;</text:span> <text:span text:style-name="T413">delimita</text:span> um texto (assim como uma caneta marca-texto)</text:p>
      <text:p text:style-name="P97"><text:span text:style-name="T377">&lt;del&gt;</text:span> delete: deixa o texto <text:span text:style-name="T408">tachado</text:span></text:p>
      <text:p text:style-name="P105"><text:span text:style-name="T377">&lt;ins&gt;</text:span> insert: <text:span text:style-name="T390">sublinha</text:span> o texto; o texto inserido é o op<text:span text:style-name="T518">o</text:span>sto do texto deletado</text:p>
      <text:p text:style-name="P105"><text:span text:style-name="T377">&lt;sup&gt;</text:span> sobrescrito (x<text:span text:style-name="T419">²</text:span><text:span text:style-name="T414">)</text:span></text:p>
      <text:p text:style-name="P105"><text:span text:style-name="T377">&lt;sub&gt;</text:span><text:span text:style-name="T414"> subscrito (H</text:span><text:span text:style-name="T406">2</text:span><text:span text:style-name="T414">O)</text:span></text:p>
      <text:p text:style-name="P105"><text:span text:style-name="T377">&lt;code&gt;</text:span><text:span text:style-name="T414"> ideal para inserir um código-fonte pois ativa </text:span><text:span text:style-name="T418">a fonte</text:span><text:span text:style-name="T414"> </text:span><text:span text:style-name="T560">monospace</text:span><text:span text:style-name="T415">, </text:span><text:span text:style-name="T416">tornando mais fácil a leitura do código-fonte. Essa tag não </text:span><text:span text:style-name="T417">o</text:span><text:span text:style-name="T416">rganiza o código com identação, para solucionar isso utilize a tag </text:span><text:span text:style-name="T561">&lt;pre&gt;</text:span></text:p>
      <text:p text:style-name="P117"><text:span text:style-name="T383">&lt;pre&gt;</text:span><text:span text:style-name="T420"> mantém o texto pré-formatado, então passa a obedecer quebras de linha, espaços e tabulações</text:span></text:p>
      <text:p text:style-name="P117"><text:span text:style-name="T383">&lt;q&gt;</text:span><text:span text:style-name="T420"> quote: usada para fazer </text:span><text:span text:style-name="T421">uma</text:span><text:span text:style-name="T420"> citação </text:span><text:span text:style-name="T421">simples </text:span><text:span text:style-name="T420">em meio a uma frase, colocando as aspas automaticamente, mas sem deslocamento</text:span></text:p>
      <text:p text:style-name="P117"><text:span text:style-name="T383">&lt;blockquote </text:span><text:span text:style-name="T497">cite</text:span><text:span text:style-name="T384">=”</text:span><text:span text:style-name="T437">link.com</text:span><text:span text:style-name="T384">“</text:span><text:span text:style-name="T383">&gt; </text:span><text:span text:style-name="T384">&lt;/blockquote&gt;</text:span><text:span text:style-name="T580"> </text:span><text:span text:style-name="T420">usada para fazer citações </text:span><text:span text:style-name="T421">completas</text:span><text:span text:style-name="T420"> (em bloco), tendo um parágrafo só para si, então o texto ganha um recuo automaticamente. O parâmetro </text:span><text:span text:style-name="T490">cite</text:span><text:span text:style-name="T420"> serve para adicionar um link para o texto original.</text:span></text:p>
      <text:p text:style-name="P117"><text:span text:style-name="T377">&lt;abbr </text:span><text:span text:style-name="T378">title=”</text:span><text:span text:style-name="T442">ipsum lorem</text:span><text:span text:style-name="T378">”</text:span><text:span text:style-name="T377">&gt; </text:span><text:span text:style-name="T378">&lt;/abb</text:span><text:span text:style-name="T379">r</text:span><text:span text:style-name="T378">&gt;</text:span><text:span text:style-name="T370"> </text:span>abbreviation: usada sempre que quiser criar uma sigla, mostrar o seu significado ao usuário e <text:span text:style-name="T568">aos</text:span> mecanismos de busca o seu significado.</text:p>
      <text:p text:style-name="P118"><text:soft-page-break/><text:span text:style-name="T377">&lt;adress&gt;</text:span> esse elemento serve para inserir informações de contato, desde um simples e-mail até um endereço completo de um local físico</text:p>
      <text:p text:style-name="P118"/>
      <text:p text:style-name="P118">O <text:span text:style-name="T393">index.</text:span><text:span text:style-name="T396">html</text:span> é a <text:span text:style-name="T390">página padrão</text:span> dentro dos diretórios nos servidores de websites que é carregada sempre que uma pasta seja solicitada e não seja especificado o nome de um arquivo específico, neste caso o próprio servidor se encarrega de procurar pelo arquivo index.html e entreg<text:span text:style-name="T568">á-lo</text:span> para o visitante. </text:p>
      <text:p text:style-name="P118"/>
      <text:p text:style-name="P118"/>
      <text:p text:style-name="P159">Aula 0<text:span text:style-name="T428">9 - Listas</text:span></text:p>
      <text:p text:style-name="P161"/>
      <text:p text:style-name="P119"><text:span text:style-name="T394">L</text:span><text:span text:style-name="T393">istas</text:span> são muito úteis, elas simplificam e sintetizam o conteúdo a ser passado e faz a demarcação de cada item para facilitar a visualização. </text:p>
      <text:p text:style-name="P121"/>
      <text:p text:style-name="P120"><text:span text:style-name="T377">&lt;ol </text:span><text:span text:style-name="T496">type</text:span><text:span text:style-name="T380">=”</text:span><text:span text:style-name="T439">a</text:span><text:span text:style-name="T380">” </text:span><text:span text:style-name="T496">start</text:span><text:span text:style-name="T380">=”</text:span><text:span text:style-name="T439">5</text:span><text:span text:style-name="T380">”</text:span><text:span text:style-name="T377">&gt; </text:span><text:span text:style-name="T380">&lt;/ol&gt;</text:span> ordered list: delimita uma <text:span text:style-name="T393">lista ordenada</text:span>. Possui um parâmetro <text:span text:style-name="T487">type</text:span>, onde <text:span text:style-name="T427">personalizamos</text:span> o tipo de marcador da lista atual. As opções de valores para esse parâmetro são:</text:p>
      <text:p text:style-name="P119">‣ <text:span text:style-name="T480">1</text:span> - Valor padrão. Cria listas numeradas. Ex: 1, 2, 3 … </text:p>
      <text:p text:style-name="P119">‣ <text:span text:style-name="T480">A</text:span> - Cria listas alfabéticas em maiúsculas. Ex: A, B, C… </text:p>
      <text:p text:style-name="P119">‣ <text:span text:style-name="T480">a</text:span> - Cria listas alfabéticas em minúsculas. Ex: a, b, c … </text:p>
      <text:p text:style-name="P119">‣ <text:span text:style-name="T480">I</text:span> - Cria listas com algarismos romanos em maiúsculas.</text:p>
      <text:p text:style-name="P119">‣ <text:span text:style-name="T480">i</text:span> - Cria listas com algarismos romanos em minúsculas.</text:p>
      <text:p text:style-name="P120"><text:tab/>Você também pode indicar o início da contagem usando o parâmetro <text:span text:style-name="T487">start</text:span>, <text:span text:style-name="T476">mas tenha atenção pois ele é um parâmetro numérico!</text:span></text:p>
      <text:p text:style-name="P119"/>
      <text:p text:style-name="P121"><text:span text:style-name="T377">&lt;li&gt;</text:span> list item: identifica cada <text:span text:style-name="T393">item da lista</text:span> (seu fechamento <text:span text:style-name="T518">é </text:span>opcional)</text:p>
      <text:p text:style-name="P121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2"><text:span text:style-name="T369">&lt;ul&gt;</text:span> unordered list: <text:span text:style-name="T393">listas com marcadores</text:span>, são aquelas onde a ordem dos itens não influenciará no significado da lista.</text:p>
      <text:p text:style-name="P122"><text:tab/>O marcador padrão é a bolinha preta totalmente preenchida (<text:span text:style-name="T477">disc</text:span>), mas existe a opção de configurar a propriedade <text:span text:style-name="T489">type</text:span> da tag com os seguintes valores: </text:p>
      <text:p text:style-name="P122">‣ <text:span text:style-name="T489">disc</text:span> - padrão. Uma bola preta totalmente pintada </text:p>
      <text:p text:style-name="P122">‣ <text:span text:style-name="T489">circle</text:span> - Uma bola com uma borda preta e sem preenchimento </text:p>
      <text:p text:style-name="P122">‣ <text:span text:style-name="T489">square</text:span> - Um pequeno quadrado preto <text:span text:style-name="T518">pintado</text:span> </text:p>
      <text:p text:style-name="P140"><text:soft-page-break/><text:tab/>É possível <text:span text:style-name="T390">aninhar</text:span> listas ou até mesmo misturar, juntando </text:p>
      <text:p text:style-name="P140">listas &lt;ol&gt; com &lt;ul&gt;, <text:span text:style-name="T518">uma prática muito utilizada na criação de menus.</text:span></text:p>
      <text:p text:style-name="P141"/>
      <text:p text:style-name="P79"><text:span text:style-name="T118">Lista de Definição</text:span><text:span text:style-name="T73"> é como se fosse um </text:span><text:span text:style-name="T115">dicionário</text:span><text:span text:style-name="T73">, temos os termos e as suas descrições. É uma lista sem demarcadores.</text:span></text:p>
      <text:p text:style-name="P123"/>
      <text:p text:style-name="P179"><text:span text:style-name="T206">&lt;</text:span><text:span text:style-name="T205">dl&gt;</text:span><text:span text:style-name="T201"> </text:span><text:span text:style-name="T72">definition list: delimita a lista de definição</text:span></text:p>
      <text:p text:style-name="P179"><text:span text:style-name="T205">&lt;dt&gt;</text:span><text:span text:style-name="T201"> </text:span><text:span text:style-name="T72">definition term: termo</text:span></text:p>
      <text:p text:style-name="P179"><text:span text:style-name="T205">&lt;dd&gt;</text:span><text:span text:style-name="T160"> </text:span><text:span text:style-name="T72">definition description: definição do termo</text:span></text:p>
      <text:p text:style-name="P124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24"/>
      <text:p text:style-name="P160"><text:span text:style-name="T429">Aula </text:span><text:span text:style-name="T430">10 - </text:span><text:span text:style-name="T431">Links</text:span></text:p>
      <text:p text:style-name="P162"/>
      <text:p text:style-name="P80"><text:span text:style-name="T207">&lt;a href=”</text:span><text:span text:style-name="T192">https://google.com</text:span><text:span text:style-name="T207">”&gt;</text:span><text:span text:style-name="T74"> </text:span><text:span text:style-name="T75">ancor hypertext reference:</text:span><text:span text:style-name="T74"> cria link</text:span><text:span text:style-name="T80">s</text:span></text:p>
      <text:p text:style-name="P125"/>
      <text:p text:style-name="P125">O <text:span text:style-name="T435">atributo</text:span> <text:span text:style-name="T489">hreflang</text:span> indica o idioma principal do site: </text:p>
      <text:p text:style-name="P237">&lt;a href=”https://google.com” <text:span text:style-name="T481">hreflang</text:span>=”en”&gt;</text:p>
      <text:p text:style-name="P80"><text:span text:style-name="T81"/></text:p>
      <text:p text:style-name="P127"><text:span text:style-name="T367">Link interno</text:span> faz <text:span text:style-name="T518">ligação</text:span> com outra página do <text:span text:style-name="T518">mesmo</text:span> site, que está dentro do mesmo servidor.</text:p>
      <text:p text:style-name="P126"><draw:frame draw:style-name="fr1" draw:name="Figura12" text:anchor-type="paragraph" svg:x="3.741cm" svg:y="0.45cm" svg:width="10.107cm" svg:height="1.588cm" draw:z-index="10"><draw:image xlink:href="Pictures/100000000000017E0000003C92CE8630621F8761.jpg" xlink:type="simple" xlink:show="embed" xlink:actuate="onLoad" loext:mime-type="image/jpeg"/></draw:frame></text:p>
      <text:p text:style-name="P126"/>
      <text:p text:style-name="P126"/>
      <text:p text:style-name="P126"/>
      <text:p text:style-name="P126">Note que não é necessário nem indicar a URL completa nesses casos. </text:p>
      <text:p text:style-name="P239"/>
      <text:p text:style-name="P241"><text:span text:style-name="T478">No</text:span> <text:span text:style-name="T435">atributo</text:span> <text:span text:style-name="T489">target</text:span><text:span text:style-name="T435">, o parâmetro </text:span><text:span text:style-name="T496">”</text:span><text:span text:style-name="T440">_blank</text:span><text:span text:style-name="T496">”</text:span><text:span text:style-name="T480"> </text:span><text:span text:style-name="T390">abre o link em uma nova </text:span><text:span text:style-name="T397">aba</text:span>, assim não fecha a guia atual <text:span text:style-name="T435">(atenção para o underline), já o parâmetro </text:span><text:span text:style-name="T496">”</text:span><text:span text:style-name="T440">_self</text:span><text:span text:style-name="T496">”</text:span><text:span text:style-name="T578"> </text:span><text:s/><text:span text:style-name="T401">s</text:span><text:span text:style-name="T390">obrepõe a </text:span><text:span text:style-name="T397">página</text:span><text:span text:style-name="T390"> atual</text:span> quando clicado. <text:span text:style-name="T478">Esse parâmetro self </text:span>já vem configurado como padrão ao criarmos um hiperlink. <text:span text:style-name="T518">Cuidado para não esquecer o underline!</text:span></text:p>
      <text:p text:style-name="P248"><text:soft-page-break/><text:span text:style-name="T76"><text:tab/>O atributo </text:span><text:span text:style-name="T232">rel</text:span><text:span text:style-name="T76">: </text:span></text:p>
      <text:p text:style-name="P242">‣<text:span text:style-name="T438">next</text:span> indica que o link <text:span text:style-name="T518">aponta</text:span> para a <text:span text:style-name="T390">próxima</text:span> parte do documento atual </text:p>
      <text:p text:style-name="P242">‣<text:span text:style-name="T438">prev</text:span> indica que o link <text:span text:style-name="T518">aponta</text:span> para a parte <text:span text:style-name="T390">anterior</text:span> do documento atual </text:p>
      <text:p text:style-name="P242">‣<text:span text:style-name="T438">author</text:span> indica que é <text:span text:style-name="T518">o</text:span> link <text:span text:style-name="T518">aponta para</text:span> o <text:span text:style-name="T390">site do autor</text:span> do artigo atual </text:p>
      <text:p text:style-name="P242">‣<text:span text:style-name="T438">external</text:span> indica que é um link <text:span text:style-name="T518">de</text:span> <text:span text:style-name="T390">outro site</text:span>, não faz<text:span text:style-name="T518">endo</text:span> parte do site <text:span text:style-name="T518">atual</text:span></text:p>
      <text:p text:style-name="P240"><text:span text:style-name="T435">‣</text:span><text:span text:style-name="T441">nofollow</text:span><text:span text:style-name="T435"> indica que é um link para um site que </text:span><text:span text:style-name="T402">não tem o seu aval</text:span><text:span text:style-name="T435">, como exemplo, um link patrocinado, instruindo os mecanismos de pesquisa a </text:span><text:span text:style-name="T403">não</text:span><text:span text:style-name="T435"> contar esse hyperlink como ponto de relevância no PageRank do seu site ou blog.</text:span></text:p>
      <text:p text:style-name="P130"/>
      <text:p text:style-name="P130">Note que o fechamento da tag <text:span text:style-name="T559">&lt;/a&gt;</text:span> vem depois do <text:span text:style-name="T585">texto-nome</text:span> do link, exemplo:</text:p>
      <text:p text:style-name="P166">acesse o meu <text:span text:style-name="T443">&lt;</text:span><text:span text:style-name="T449">a</text:span> <text:span text:style-name="T455">href</text:span>=<text:span text:style-name="T464">"https://www.youtube.com/watch?v=naFQrPhD09I"</text:span> </text:p>
      <text:p text:style-name="P170"><text:span text:style-name="T456">target</text:span><text:span text:style-name="T472">=</text:span><text:span text:style-name="T465">"_self"</text:span><text:span text:style-name="T472"> </text:span><text:span text:style-name="T456">rel</text:span><text:span text:style-name="T472">=</text:span><text:span text:style-name="T465">"external"</text:span><text:span text:style-name="T444">&gt;</text:span><text:span text:style-name="T584">canal no youtube</text:span><text:span text:style-name="T444">&lt;/</text:span><text:span text:style-name="T450">a</text:span><text:span text:style-name="T444">&gt;</text:span></text:p>
      <text:p text:style-name="P172"/>
      <text:p text:style-name="P244">Quando criar <text:span text:style-name="T368">L</text:span><text:span text:style-name="T367">inks externos</text:span>, ou seja, que não pertençam ao seu site, é recomend<text:span text:style-name="T569">ável</text:span> utilizar os atributos <text:span text:style-name="T297">target=”_blank”</text:span> e <text:span text:style-name="T297">rel=”external”</text:span></text:p>
      <text:p text:style-name="P129"><draw:frame draw:style-name="fr1" draw:name="Figura11" text:anchor-type="paragraph" svg:x="1.122cm" svg:y="0.238cm" svg:width="15.346cm" svg:height="1.64cm" draw:z-index="12"><draw:image xlink:href="Pictures/10000000000002440000003EB650762BFD83D060.jpg" xlink:type="simple" xlink:show="embed" xlink:actuate="onLoad" loext:mime-type="image/jpeg"/></draw:frame></text:p>
      <text:p text:style-name="P129">Nestes casos, devemos indicar a URL <text:span text:style-name="T390">completa</text:span>, <text:span text:style-name="T540">pois t</text:span><text:span text:style-name="T314">odo link externo precisa </text:span><text:span text:style-name="T315">começar</text:span><text:span text:style-name="T314"> com </text:span>o protocolo <text:span text:style-name="T297">http://</text:span> ou <text:span text:style-name="T297">http</text:span><text:span text:style-name="T534">s</text:span><text:span text:style-name="T297">://</text:span> <text:span text:style-name="T541">mais </text:span>o caminho que leve <text:span text:style-name="T471">a</text:span> uma página específica, se for necessário. </text:p>
      <text:p text:style-name="P131"/>
      <text:p text:style-name="P134"><text:span text:style-name="T521"><text:tab/></text:span><text:span text:style-name="T367">Link para download</text:span>: <text:span text:style-name="T518">são</text:span> necessário<text:span text:style-name="T518">s</text:span> <text:span text:style-name="T474">2 atributos: </text:span></text:p>
      <text:list xml:id="list1925973549" text:style-name="L5">
        <text:list-item>
          <text:p text:style-name="P219">O atributo <text:span text:style-name="T496">download</text:span> indica o nome do arquivo</text:p>
        </text:list-item>
        <text:list-item>
          <text:p text:style-name="P215"><text:span text:style-name="T79">O atributo</text:span><text:span text:style-name="T78"> </text:span><text:span text:style-name="T244">type</text:span><text:span text:style-name="T78"> </text:span><text:span text:style-name="T77">indica a extensão do arquivo</text:span></text:p>
        </text:list-item>
      </text:list>
      <text:p text:style-name="P133"><draw:frame draw:style-name="fr3" draw:name="Figura13" text:anchor-type="paragraph" svg:width="17.489cm" svg:height="5.398cm" draw:z-index="11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297">media types</text:span>.</text:p>
      <text:p text:style-name="P128"/>
      <text:p text:style-name="P205"><text:span text:style-name="T521"><text:tab/></text:span><text:span text:style-name="T393">Servidores Web</text:span><text:span text:style-name="T390"> </text:span>são computadores que armazenam páginas, arquivos HTML. Seu sistema operacional <text:span text:style-name="T569">geralmente </text:span>é o <text:span text:style-name="T297">Linux</text:span>. Para <text:span text:style-name="T473">acessar arquivos de outra pasta,</text:span> <text:span text:style-name="T390">navega</text:span><text:span text:style-name="T398">ndo</text:span><text:span text:style-name="T390"> entre pastas</text:span> de hierarquia superior(anterior) use o <text:span text:style-name="T363">../</text:span><text:span text:style-name="T353"> </text:span>ponto-ponto-barra.</text:p>
      <text:p text:style-name="P204"><text:soft-page-break/></text:p>
      <text:p text:style-name="P132"/>
      <text:p text:style-name="P163">Aula <text:span text:style-name="T428">11 – Inserindo mídias</text:span></text:p>
      <text:p text:style-name="P163"/>
      <text:p text:style-name="P135"><text:span text:style-name="T479"><text:tab/>Para tornar um site mais </text:span><text:span text:style-name="T399">responsivo</text:span><text:span text:style-name="T524"> </text:span><text:span text:style-name="T525">e</text:span><text:span text:style-name="T479"> que se adapta a vários tamanhos de janela é preciso disponibilizar</text:span> múltiplas imagens para tamanhos de telas diferentes. <text:span text:style-name="T479">Para isso, crie a tag </text:span><text:span text:style-name="T381">&lt;picture&gt;</text:span><text:span text:style-name="T479"> (que permite criar vários </text:span><text:span text:style-name="T381">&lt;source&gt;</text:span><text:span text:style-name="T479">) e dentro dela coloque tamanhos diferentes de imagens:</text:span></text:p>
      <text:p text:style-name="P155"/>
      <text:p text:style-name="P168"><text:span text:style-name="T443">&lt;</text:span><text:span text:style-name="T449">picture</text:span><text:span text:style-name="T443">&gt;</text:span></text:p>
      <text:p text:style-name="P66">            <text:span text:style-name="T445">&lt;</text:span><text:span text:style-name="T451">source</text:span><text:span text:style-name="T501"> </text:span><text:span text:style-name="T457">media</text:span><text:span text:style-name="T501">=</text:span><text:span text:style-name="T466">"(max-width: 750px)"</text:span><text:span text:style-name="T501"> </text:span><text:span text:style-name="T457">srcset</text:span><text:span text:style-name="T501">=</text:span><text:span text:style-name="T466">"imagens/foto-p.png"</text:span><text:span text:style-name="T501"> </text:span><text:span text:style-name="T457">typ</text:span><text:span text:style-name="T461">ee</text:span><text:span text:style-name="T501">=</text:span><text:span text:style-name="T466">"image/png"</text:span><text:span text:style-name="T445">&gt;</text:span></text:p>
      <text:p text:style-name="P66">            <text:span text:style-name="T445">&lt;</text:span><text:span text:style-name="T451">source</text:span><text:span text:style-name="T501"> </text:span><text:span text:style-name="T457">media</text:span><text:span text:style-name="T501">=</text:span><text:span text:style-name="T466">"(max-width: 1050px)"</text:span><text:span text:style-name="T501"> </text:span><text:span text:style-name="T457">srcset</text:span><text:span text:style-name="T501">=</text:span><text:span text:style-name="T466">"imagens/foto-m.png"</text:span><text:span text:style-name="T501"> </text:span><text:span text:style-name="T457">typ</text:span><text:span text:style-name="T461">e</text:span><text:span text:style-name="T457">e</text:span><text:span text:style-name="T501">=</text:span><text:span text:style-name="T466">"image/png"</text:span><text:span text:style-name="T445">&gt;</text:span></text:p>
      <text:p text:style-name="P66">            <text:span text:style-name="T445">&lt;</text:span><text:span text:style-name="T451">img</text:span><text:span text:style-name="T501"> </text:span><text:span text:style-name="T457">src</text:span><text:span text:style-name="T501">=</text:span><text:span text:style-name="T466">"imagens/foto-g.png"</text:span><text:span text:style-name="T501"> </text:span><text:span text:style-name="T457">alt</text:span><text:span text:style-name="T501">=</text:span><text:span text:style-name="T466">"apresentando uma imagem flexível"</text:span><text:span text:style-name="T445">&gt;</text:span></text:p>
      <text:p text:style-name="P66">        <text:span text:style-name="T445">&lt;/</text:span><text:span text:style-name="T451">picture</text:span><text:span text:style-name="T445">&gt;</text:span></text:p>
      <text:p text:style-name="P136"/>
      <text:p text:style-name="P137">Note que a tag possui três atributos:</text:p>
      <text:p text:style-name="P137">‣ <text:span text:style-name="T487">type</text:span> vai indicar o <text:span text:style-name="T390">media type</text:span> da imagem que usamos</text:p>
      <text:p text:style-name="P137">‣ <text:span text:style-name="T487">srcset</text:span> vai configurar o <text:span text:style-name="T400">caminho</text:span><text:span text:style-name="T390"> d</text:span><text:span text:style-name="T398">o arquivo</text:span> que será carregad<text:span text:style-name="T518">o</text:span> quando o tamanho <text:span text:style-name="T570">máximo </text:span>indicado for atingido</text:p>
      <text:p text:style-name="P137">‣ <text:span text:style-name="T487">media</text:span> indica o <text:span text:style-name="T390">tamanho</text:span> máximo <text:span text:style-name="T518">ou mínimo </text:span>a ser considerado para carregar a imagem indicada no atributo <text:span text:style-name="T558">srcset</text:span>. </text:p>
      <text:p text:style-name="P137"/>
      <text:p text:style-name="P137"><text:tab/>ATENÇÃO! Você pode até colocar o valor exato de 1000px na propriedade max-width, mas vai perceber que um valor ligeiramente acima vai gerar resultados mais interessantes. <text:span text:style-name="T499">(porque uma folga de 50px faz com que não apareça a chata barra de rolagem).</text:span></text:p>
      <text:p text:style-name="P137"><text:tab/>É <text:span text:style-name="T391">importante</text:span> que exist<text:span text:style-name="T498">a</text:span> uma ordem entre os <text:span text:style-name="T581">&lt;source&gt;</text:span> e <text:span text:style-name="T498">que </text:span>os itens mais acima sejam os menores tamanhos para <text:span text:style-name="T578">max-width</text:span> e os seguintes sejam maiores, de <text:span text:style-name="T390">forma crescente</text:span>. O <text:span text:style-name="T390">último item</text:span> deve ser a <text:span text:style-name="T390">imagem padrão</text:span>.</text:p>
      <text:p text:style-name="P138"><text:tab/>Moral da história: Adapte o tamanho de suas imagens ao tamanho da tela de seus usuários! (princípio da UX)</text:p>
      <text:p text:style-name="P138"/>
      <text:p text:style-name="P143"><text:span text:style-name="T505"><text:tab/>O</text:span>s navegadores aceitam 3 tipos de formatos de <text:span text:style-name="T352">áudio</text:span>: <text:span text:style-name="T297">MP3</text:span>, <text:span text:style-name="T297">WAV</text:span> e <text:span text:style-name="T297">OGG</text:span>. <text:span text:style-name="T505">Sendo o WAV o mais pesado e o OGG o mais leve, com licença Open Source.</text:span></text:p>
      <text:p text:style-name="P138"/>
      <text:p text:style-name="P139"><text:tab/>Dentro da tag <text:span text:style-name="T371">&lt;audio&gt;</text:span>, adicion<text:span text:style-name="T518">e</text:span> vários <text:span text:style-name="T371">&lt;source&gt;</text:span><text:span text:style-name="T500"> </text:span>com formatos diferentes do mesmo áudio. Coloque na parte de cima o seu formato favorito. Os demais só serão carregados caso o de cima falhe. <text:span text:style-name="T518">E se</text:span> todos falh<text:span text:style-name="T518">arem</text:span>, cri<text:span text:style-name="T518">e</text:span> um parágrafo que permit<text:span text:style-name="T518">a</text:span> o download do arquivo MP3 para ouvir no player padrão do dispositivo:</text:p>
      <text:p text:style-name="P139"><text:soft-page-break/></text:p>
      <text:p text:style-name="P167"><text:span text:style-name="T443">&lt;</text:span><text:span text:style-name="T449">h3</text:span><text:span text:style-name="T443">&gt;</text:span><text:span text:style-name="T526">1ª maneira</text:span>, <text:span text:style-name="T505">mais simples</text:span>:</text:p>
      <text:p text:style-name="P69"><text:span text:style-name="T445">&lt;</text:span><text:span text:style-name="T451">audio</text:span><text:span text:style-name="T501"> </text:span><text:span text:style-name="T457">src</text:span><text:span text:style-name="T501">=</text:span><text:span text:style-name="T466">"midias/happy-mistake.mp3" </text:span><text:span text:style-name="T457">autoplay</text:span><text:span text:style-name="T501"> </text:span><text:span text:style-name="T457">loop</text:span><text:span text:style-name="T501"> </text:span><text:span text:style-name="T457">controls</text:span><text:span text:style-name="T445">&gt;&lt;/</text:span><text:span text:style-name="T451">audio</text:span><text:span text:style-name="T445">&gt;</text:span></text:p>
      <text:p text:style-name="P73"/>
      <text:p text:style-name="P70"><text:span text:style-name="T445">&lt;</text:span><text:span text:style-name="T451">h3</text:span><text:span text:style-name="T445">&gt;</text:span><text:span text:style-name="T527">2ª maneira</text:span><text:span text:style-name="T501">, </text:span><text:span text:style-name="T502">com redundância de várias tags &lt;source&gt; caso o navegador não consiga reproduzir algum formato:</text:span></text:p>
      <text:p text:style-name="P68"><text:span text:style-name="T445">&lt;</text:span><text:span text:style-name="T451">audio</text:span><text:span text:style-name="T501"> </text:span><text:span text:style-name="T457">controls</text:span><text:span text:style-name="T445">&gt;</text:span></text:p>
      <text:p text:style-name="P68"><text:span text:style-name="T445">&lt;</text:span><text:span text:style-name="T451">source</text:span><text:span text:style-name="T501"> </text:span><text:span text:style-name="T457">src</text:span><text:span text:style-name="T501">=</text:span><text:span text:style-name="T466">"midias/Trimmed &amp; Taught - Dan Lebowitz.mp3"</text:span><text:span text:style-name="T501"> </text:span><text:span text:style-name="T457">type</text:span><text:span text:style-name="T501">=</text:span><text:span text:style-name="T466">"audio/mpeg"</text:span><text:span text:style-name="T445">&gt;</text:span></text:p>
      <text:p text:style-name="P68"><text:span text:style-name="T445">&lt;</text:span><text:span text:style-name="T451">source</text:span><text:span text:style-name="T501"> </text:span><text:span text:style-name="T457">src</text:span><text:span text:style-name="T501">=</text:span><text:span text:style-name="T466">"midias/Trimmed &amp; Taught - Dan Lebowitz.wav"</text:span><text:span text:style-name="T501"> </text:span><text:span text:style-name="T457">type</text:span><text:span text:style-name="T501">=</text:span><text:span text:style-name="T466">"audio/wav"</text:span><text:span text:style-name="T445">&gt;</text:span></text:p>
      <text:p text:style-name="P68"><text:span text:style-name="T445">&lt;</text:span><text:span text:style-name="T451">source</text:span><text:span text:style-name="T501"> </text:span><text:span text:style-name="T457">src</text:span><text:span text:style-name="T501">=</text:span><text:span text:style-name="T466">"midias/Trimmed &amp; Taught - Dan Lebowitz.ogg"</text:span><text:span text:style-name="T501"> </text:span><text:span text:style-name="T457">type</text:span><text:span text:style-name="T501">=</text:span><text:span text:style-name="T466">"audio/ogg"</text:span><text:span text:style-name="T445">&gt;</text:span></text:p>
      <text:p text:style-name="P71"> <text:span text:style-name="T445">&lt;</text:span><text:span text:style-name="T451">p</text:span><text:span text:style-name="T445">&gt;</text:span><text:span text:style-name="T501">Infelizmente o seu navegador não consegue reproduzir formatos de áudio.</text:span></text:p>
      <text:p text:style-name="P71"><text:span text:style-name="T445">&lt;</text:span><text:span text:style-name="T451">a</text:span><text:span text:style-name="T501"> </text:span><text:span text:style-name="T457">href</text:span><text:span text:style-name="T501">=</text:span><text:span text:style-name="T466">"midias/Trimmed &amp; Taught - Dan Lebowitz.mp3"</text:span><text:span text:style-name="T501"> </text:span></text:p>
      <text:p text:style-name="P71"><text:span text:style-name="T457">downloa</text:span><text:span text:style-name="T458">d</text:span><text:span text:style-name="T501">=</text:span><text:span text:style-name="T466">"Trimmed &amp; Taught - Dan Lebowitz.mp3"</text:span><text:span text:style-name="T501"> </text:span></text:p>
      <text:p text:style-name="P233"><text:span text:style-name="T457">target</text:span><text:span text:style-name="T501">=</text:span><text:span text:style-name="T466">"_blank"</text:span><text:span text:style-name="T501"> </text:span><text:span text:style-name="T457">type</text:span><text:span text:style-name="T501">=</text:span><text:span text:style-name="T466">"audio/mpeg"</text:span><text:span text:style-name="T445">&gt;</text:span><text:span text:style-name="T501">Clique aqui</text:span><text:span text:style-name="T445">&lt;/</text:span><text:span text:style-name="T451">a</text:span><text:span text:style-name="T445">&gt;</text:span><text:span text:style-name="T501"> para fazer o download do MP3</text:span><text:span text:style-name="T445">&lt;/</text:span><text:span text:style-name="T451">p</text:span><text:span text:style-name="T445">&gt;</text:span></text:p>
      <text:p text:style-name="P68"><text:span text:style-name="T445">&lt;/</text:span><text:span text:style-name="T451">audio</text:span><text:span text:style-name="T445">&gt; &lt;/</text:span><text:span text:style-name="T451">h3</text:span><text:span text:style-name="T445">&gt;</text:span></text:p>
      <text:p text:style-name="P139"><text:s/></text:p>
      <text:p text:style-name="P142"/>
      <text:p text:style-name="P143"><text:span text:style-name="T505">O</text:span>s principais atributos da tag <text:span text:style-name="T382">&lt;audio&gt;</text:span><text:span text:style-name="T505"> são</text:span>:</text:p>
      <text:list xml:id="list600122917" text:style-name="L6">
        <text:list-header>
          <text:p text:style-name="P222"/>
        </text:list-header>
        <text:list-item>
          <text:p text:style-name="P223"><text:span text:style-name="T233">controls</text:span><text:span text:style-name="T83">: vai apresentar o player na tela. Caso não seja colocado na tag, o controle será transparente e o usuário não poderá interagir com ele.</text:span></text:p>
        </text:list-item>
        <text:list-item>
          <text:p text:style-name="P223"><text:span text:style-name="T234">a</text:span><text:span text:style-name="T233">utoplay</text:span><text:span text:style-name="T83">: vai iniciar a reprodução do áudio assim que a página for carregada. </text:span></text:p>
        </text:list-item>
        <text:list-item>
          <text:p text:style-name="P223"><text:span text:style-name="T234">l</text:span><text:span text:style-name="T233">oop</text:span><text:span text:style-name="T83">: vai fazer com que o áudio seja repetido assim que terminar a sua reprodução.</text:span></text:p>
        </text:list-item>
        <text:list-item>
          <text:p text:style-name="P223"><text:span text:style-name="T233">preload</text:span><text:span text:style-name="T83">: indica se o áudio será pré-carregado ou não e aceita três valores:</text:span></text:p>
        </text:list-item>
      </text:list>
      <text:list xml:id="list2678308088" text:style-name="L7">
        <text:list-item>
          <text:list>
            <text:list-item>
              <text:p text:style-name="P224"><text:span text:style-name="T273">metadata</text:span><text:span text:style-name="T264">:</text:span><text:span text:style-name="T83"> vai carregar apenas as informações sobre o arquivo (tamanho, tempo, informações de direitos, etc)</text:span></text:p>
            </text:list-item>
            <text:list-item>
              <text:p text:style-name="P224"><text:span text:style-name="T273">none</text:span><text:span text:style-name="T264">:</text:span><text:span text:style-name="T83"> não vai carregar absolutamente nada até que o usuário clique no botão play ou um script inicie a reprodução</text:span></text:p>
            </text:list-item>
            <text:list-item>
              <text:p text:style-name="P224"><text:span text:style-name="T273">auto</text:span><text:span text:style-name="T264">:</text:span><text:span text:style-name="T83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44"/>
      <text:p text:style-name="P190"><text:span text:style-name="T83">D</text:span><text:span text:style-name="T82">icas:</text:span></text:p>
      <text:p text:style-name="P180"><text:span text:style-name="T83"><text:tab/>U</text:span><text:span text:style-name="T84">m bom </text:span><text:span text:style-name="T85">lugar</text:span><text:span text:style-name="T84"> para baixar </text:span><text:span text:style-name="T110">áudio</text:span><text:span text:style-name="T111">s sem direitos autorais</text:span><text:span text:style-name="T84"> é </text:span><text:span text:style-name="T85">n</text:span><text:span text:style-name="T84">a </text:span><text:span text:style-name="T104">biblioteca de áudio</text:span><text:span text:style-name="T84"> do </text:span><text:a xlink:type="simple" xlink:href="https://studio.youtube.com/channel/UCGws3f7eBAgkZmpy8Dzi_LA/music" text:style-name="Internet_20_link" text:visited-style-name="Visited_20_Internet_20_Link"><text:span text:style-name="T567">Youtube Studio</text:span></text:a><text:span text:style-name="T84">.</text:span></text:p>
      <text:p text:style-name="P189"><text:span text:style-name="T83"><text:tab/>U</text:span><text:span text:style-name="T82">m bom site para baixar vídeo</text:span><text:span text:style-name="T85">s </text:span><text:span text:style-name="T111">sem direitos autorais</text:span><text:span text:style-name="T82"> é o </text:span><text:a xlink:type="simple" xlink:href="https://www.pexels.com/pt-br/videos/" text:style-name="Internet_20_link" text:visited-style-name="Visited_20_Internet_20_Link"><text:span text:style-name="T567">Pexels</text:span></text:a><text:span text:style-name="T82">.</text:span></text:p>
      <text:p text:style-name="P190"><text:span text:style-name="T82"><text:tab/>Um bom programa, Open Source, para </text:span><text:span text:style-name="T108">edição de imagens</text:span><text:span text:style-name="T82"> é o </text:span><text:span text:style-name="T103">GIMP</text:span><text:span text:style-name="T82">. </text:span></text:p>
      <text:p text:style-name="P190"><text:soft-page-break/><text:span text:style-name="T82"><text:tab/>Um bom programa, Open Source, para </text:span><text:span text:style-name="T108">converter</text:span><text:span text:style-name="T82"> e diminuir o tamanho de vídeos é o </text:span><text:span text:style-name="T103">HandBrake</text:span><text:span text:style-name="T82">.</text:span></text:p>
      <text:p text:style-name="P148"/>
      <text:p text:style-name="P192"><text:span text:style-name="T82"><text:tab/>O padrão de vídeos para a web mais popular </text:span><text:span text:style-name="T88">e, portanto, mais recomendado</text:span><text:span text:style-name="T82"> é o padrão </text:span><text:span text:style-name="T103">MPEG</text:span><text:span text:style-name="T82">: mp4 ou </text:span><text:span text:style-name="T108">m4v</text:span></text:p>
      <text:p text:style-name="P191"><text:span text:style-name="T82"><text:tab/>O formato </text:span><text:span text:style-name="T103">W</text:span><text:span text:style-name="T105">E</text:span><text:span text:style-name="T103">BM</text:span><text:span text:style-name="T82"> é bem leve e também possui compatibilidade com a maioria dos navegadores porém sua qualidade é sofrível.</text:span></text:p>
      <text:p text:style-name="P193"><text:span text:style-name="T82"><text:tab/>O formato </text:span><text:span text:style-name="T103">OGV</text:span><text:span text:style-name="T82"> é o mais leve </text:span><text:span text:style-name="T100">mas</text:span><text:span text:style-name="T82"> é compatível </text:span><text:span text:style-name="T100">somente</text:span><text:span text:style-name="T82"> com o Google Chrome, </text:span><text:span text:style-name="T86">não sendo compatível com o Safari(Iphone)</text:span></text:p>
      <text:p text:style-name="P145"/>
      <text:p text:style-name="P194"><text:span text:style-name="T86"><text:tab/>A</text:span><text:span text:style-name="T82">ssim como na inserção de áudio, a inserção de vídeo é semelhante, através da tag </text:span><text:span text:style-name="T208">&lt;video&gt;</text:span><text:span text:style-name="T82">, contendo a tag </text:span><text:span text:style-name="T161">&lt;source&gt;</text:span></text:p>
      <text:p text:style-name="P145"/>
      <text:p text:style-name="P198"><text:span text:style-name="T267">&lt;p&gt;</text:span><text:span text:style-name="T274">Forma simples:</text:span><text:span text:style-name="T267">&lt;/p&gt;</text:span></text:p>
      <text:p text:style-name="P67">        <text:span text:style-name="T445">&lt;</text:span><text:span text:style-name="T451">video</text:span><text:span text:style-name="T501"> </text:span><text:span text:style-name="T457">src</text:span><text:span text:style-name="T501">=</text:span><text:span text:style-name="T466">"midias/Beach Waves And Sunset.mp4"</text:span><text:span text:style-name="T501"> </text:span><text:span text:style-name="T457">width</text:span><text:span text:style-name="T501">=</text:span><text:span text:style-name="T466">"500"</text:span><text:span text:style-name="T501"> </text:span><text:span text:style-name="T457">controls</text:span><text:span text:style-name="T501"> </text:span></text:p>
      <text:p text:style-name="P67"><text:span text:style-name="T457">autoplay</text:span><text:span text:style-name="T501"> </text:span><text:span text:style-name="T459">loop</text:span><text:span text:style-name="T503"> </text:span><text:span text:style-name="T457">poster</text:span><text:span text:style-name="T501">=</text:span><text:span text:style-name="T466">"imagens/tumblr por do sol.jpg"</text:span><text:span text:style-name="T445">&gt;&lt;/</text:span><text:span text:style-name="T451">video</text:span><text:span text:style-name="T445">&gt;</text:span></text:p>
      <text:p text:style-name="P72"/>
      <text:p text:style-name="P65"><text:span text:style-name="T443">&lt;</text:span><text:span text:style-name="T449">p</text:span><text:span text:style-name="T443">&gt;</text:span><text:span text:style-name="T526">Forma com a redundância de várias tags</text:span> <text:span text:style-name="T449">&amp;lt;</text:span>source<text:span text:style-name="T449">&amp;gt;</text:span>:<text:span text:style-name="T443">&lt;/</text:span><text:span text:style-name="T449">p</text:span><text:span text:style-name="T443">&gt;</text:span></text:p>
      <text:p text:style-name="P66">        <text:span text:style-name="T445">&lt;</text:span><text:span text:style-name="T451">video</text:span><text:span text:style-name="T501"> </text:span><text:span text:style-name="T457">controls</text:span><text:span text:style-name="T501"> </text:span><text:span text:style-name="T457">width</text:span><text:span text:style-name="T501">=</text:span><text:span text:style-name="T466">"600"</text:span><text:span text:style-name="T445">&gt;</text:span></text:p>
      <text:p text:style-name="P66">            <text:span text:style-name="T504">&lt;!--ordene por tamanho do arquivo!--&gt;</text:span></text:p>
      <text:p text:style-name="P66">            <text:span text:style-name="T445">&lt;</text:span><text:span text:style-name="T451">source</text:span><text:span text:style-name="T501"> </text:span><text:span text:style-name="T457">src</text:span><text:span text:style-name="T501">=</text:span><text:span text:style-name="T466">"midias/Beach Waves And Sunset.mp4"</text:span><text:span text:style-name="T501"> </text:span><text:span text:style-name="T457">type</text:span><text:span text:style-name="T501">=</text:span><text:span text:style-name="T466">"video/mp4"</text:span><text:span text:style-name="T445">&gt;</text:span></text:p>
      <text:p text:style-name="P66">            <text:span text:style-name="T445">&lt;</text:span><text:span text:style-name="T451">source</text:span><text:span text:style-name="T501"> </text:span><text:span text:style-name="T457">src</text:span><text:span text:style-name="T501">=</text:span><text:span text:style-name="T466">"midias/Beach Waves And Sunset.ogv"</text:span><text:span text:style-name="T501"> </text:span><text:span text:style-name="T457">type</text:span><text:span text:style-name="T501">=</text:span><text:span text:style-name="T466">"video/ogg"</text:span><text:span text:style-name="T445">&gt;</text:span><text:span text:style-name="T501"> </text:span><text:span text:style-name="T504">&lt;!--mediatype OGG!--&gt;</text:span></text:p>
      <text:p text:style-name="P66">            <text:span text:style-name="T445">&lt;</text:span><text:span text:style-name="T451">source</text:span><text:span text:style-name="T501"> </text:span><text:span text:style-name="T457">src</text:span><text:span text:style-name="T501">=</text:span><text:span text:style-name="T466">"midias/Beach Waves And Sunset.webm"</text:span><text:span text:style-name="T501"> </text:span><text:span text:style-name="T457">type</text:span><text:span text:style-name="T501">=</text:span><text:span text:style-name="T466">"video/webm"</text:span><text:span text:style-name="T445">&gt;</text:span></text:p>
      <text:p text:style-name="P66">            <text:span text:style-name="T445">&lt;</text:span><text:span text:style-name="T451">p</text:span><text:span text:style-name="T445">&gt;</text:span><text:span text:style-name="T501">Seu navegador não tem compatibilidade com reprodução de videos</text:span><text:span text:style-name="T445">&lt;/</text:span><text:span text:style-name="T451">p</text:span><text:span text:style-name="T445">&gt;</text:span><text:span text:style-name="T501">   </text:span><text:span text:style-name="T504">&lt;!--só aparece esse parágrafo se o navegador não conseguir executar nenhum dos formatos acima--&gt;</text:span></text:p>
      <text:p text:style-name="P66">        <text:span text:style-name="T445">&lt;/</text:span><text:span text:style-name="T451">video</text:span><text:span text:style-name="T445">&gt;</text:span></text:p>
      <text:p text:style-name="P72"/>
      <text:p text:style-name="P146"><text:span text:style-name="T506"><text:tab/>A</text:span>lguns atributos importantes:</text:p>
      <text:list xml:id="list1608855235" text:style-name="L8">
        <text:list-item>
          <text:p text:style-name="P234"><text:span text:style-name="T235">width</text:span><text:span text:style-name="T224">:</text:span><text:span text:style-name="T86"> vai indicar a largura que o vídeo vai ter na tela. </text:span><text:span text:style-name="T87">E</text:span><text:span text:style-name="T86">xemplo: 600</text:span><text:span text:style-name="T107">px</text:span><text:span text:style-name="T86">.</text:span></text:p>
        </text:list-item>
        <text:list-item>
          <text:p text:style-name="P234"><text:span text:style-name="T236">p</text:span><text:span text:style-name="T235">oster</text:span><text:span text:style-name="T86">: </text:span><text:span text:style-name="T87">é a tumblr, </text:span><text:span text:style-name="T86">configura </text:span><text:span text:style-name="T100">a</text:span><text:span text:style-name="T86"> imagem que vai aparecer como capa enquanto o visitante não reproduzir o vídeo</text:span></text:p>
        </text:list-item>
        <text:list-item>
          <text:p text:style-name="P234"><text:span text:style-name="T235">controls</text:span><text:span text:style-name="T86">: </text:span><text:span text:style-name="T100">mostra</text:span><text:span text:style-name="T87"> </text:span><text:span text:style-name="T86">os controles do vídeo</text:span></text:p>
        </text:list-item>
        <text:list-item>
          <text:p text:style-name="P234"><text:span text:style-name="T235">autoplay</text:span><text:span text:style-name="T86">: </text:span><text:span text:style-name="T87">reproduz </text:span><text:span text:style-name="T86">automaticamente, assim que a página for carregada. </text:span></text:p>
        </text:list-item>
      </text:list>
      <text:p text:style-name="P145"/>
      <text:p text:style-name="P147"><text:tab/>É possível <text:span text:style-name="T507">inserir</text:span> vídeos de outros servidores (como Youtube, Vimeo) para dentro do seu site. <text:span text:style-name="T507">A</text:span> vantagem é que os vídeos não consumirão sua banda de internet. <text:span text:style-name="T507">Para isso, bastar escolher a opção incorporar, dentro do botão compartilhar, e copiar o código HTML personalizado para dentro de seu site.</text:span></text:p>
      <text:p text:style-name="P147"><text:soft-page-break/></text:p>
      <text:p text:style-name="P153"><text:span text:style-name="T374"><text:tab/></text:span><text:span text:style-name="T375">&lt;</text:span><text:span text:style-name="T376">Iframe</text:span><text:span text:style-name="T375"> </text:span><text:span text:style-name="T484">src</text:span><text:span text:style-name="T483">="</text:span><text:span text:style-name="T436">https://www.com.br</text:span><text:span text:style-name="T483">"</text:span><text:span text:style-name="T375">&gt;</text:span><text:span text:style-name="T432"> é uma tag que permite incluir um elemento HTML </text:span><text:span text:style-name="T434">aninhado</text:span><text:span text:style-name="T432"> dentro de outro objeto HTML principal. Com esse recurso é possível carregar somente um documento específico de outro site ou até mesmo o site inteiro. </text:span><text:span text:style-name="T433">Essa tag é muito utilizada na incorporação de vídeos.</text:span></text:p>
      <text:p text:style-name="P149"/>
      <text:p text:style-name="P174"/>
      <text:p text:style-name="P174">Aula 12 – introdução às CSS</text:p>
      <text:p text:style-name="P245"/>
      <text:p text:style-name="P151"><text:tab/>Existem 3 formas de aplicar CSS nas <text:span text:style-name="T511">HTMLs</text:span>: Inline, Local ou Externo.</text:p>
      <text:p text:style-name="P151"/>
      <text:p text:style-name="P181"><text:span text:style-name="T89"><text:tab/>A forma </text:span><text:span text:style-name="T116">Inline</text:span><text:span text:style-name="T89"> é a </text:span><text:span text:style-name="T95">mais simples</text:span><text:span text:style-name="T89">, devendo ser aplicada somente para </text:span><text:span text:style-name="T112">pequenas </text:span><text:span text:style-name="T113">configurações</text:span><text:span text:style-name="T112"> </text:span><text:span text:style-name="T114">pontuais</text:span><text:span text:style-name="T90">, </text:span><text:span text:style-name="T95">caso contrário,</text:span><text:span text:style-name="T91"> o </text:span><text:span text:style-name="T95">código</text:span><text:span text:style-name="T91"> fica</text:span><text:span text:style-name="T95">rá </text:span><text:span text:style-name="T91">poluído </text:span><text:span text:style-name="T99">e confuso</text:span><text:span text:style-name="T90">. Ess</text:span><text:span text:style-name="T93">a </text:span><text:span text:style-name="T95">forma de CSS é inserida como parâmetro</text:span><text:span text:style-name="T96">s</text:span><text:span text:style-name="T95"> dentro das tags, na área do &lt;body&gt; e</text:span><text:span text:style-name="T90"> prevalece</text:span><text:span text:style-name="T95">m</text:span><text:span text:style-name="T90"> sobre </text:span><text:span text:style-name="T94">quaisquer outras </text:span><text:span text:style-name="T90">configurações gerais </text:span><text:span text:style-name="T95">de estilos </text:span><text:span text:style-name="T90">(</text:span><text:span text:style-name="T94">seja</text:span><text:span text:style-name="T95">m elas</text:span><text:span text:style-name="T94"> na &lt;head&gt; ou &lt;link&gt;</text:span><text:span text:style-name="T90">). </text:span><text:span text:style-name="T95">Para isso, adicione o parâmetro </text:span><text:span text:style-name="T225">style</text:span><text:span text:style-name="T101"> </text:span><text:span text:style-name="T102">e digite as declarações como no exemplo a seguir:</text:span></text:p>
      <text:p text:style-name="P188"><text:span text:style-name="T446">&lt;</text:span><text:span text:style-name="T452">h1</text:span><text:span text:style-name="T512"> </text:span><text:span text:style-name="T460">style</text:span><text:span text:style-name="T512">=</text:span><text:span text:style-name="T467">"color:mediumblue; font-size: 1.5em</text:span><text:span text:style-name="T446">&gt; </text:span><text:span text:style-name="T512">Capítulo 1</text:span><text:span text:style-name="T446">&lt;/</text:span><text:span text:style-name="T452">h1</text:span><text:span text:style-name="T446">&gt;</text:span></text:p>
      <text:p text:style-name="P199"/>
      <text:p text:style-name="P150"><text:span text:style-name="T510">P</text:span>ara as configurações <text:span text:style-name="T395">L</text:span><text:span text:style-name="T393">ocais</text:span> de um documento, <text:span text:style-name="T510">p</text:span>odemos <text:span text:style-name="T509">aplicar o estilo </text:span>adiciona<text:span text:style-name="T509">ndo </text:span>uma tag <text:span text:style-name="T372">&lt;style&gt;</text:span>,<text:span text:style-name="T508"> dentro da área &lt;head&gt;, e então estilizar cada conjunto de tags, como no exemplo abaixo:</text:span></text:p>
      <text:p text:style-name="P150"/>
      <text:p text:style-name="P169"><text:span text:style-name="T443">&lt;</text:span><text:span text:style-name="T449">style</text:span><text:span text:style-name="T443">&gt;</text:span></text:p>
      <text:p text:style-name="P66">        <text:span text:style-name="T516">body</text:span><text:span text:style-name="T501"> {</text:span></text:p>
      <text:p text:style-name="P66">            <text:span text:style-name="T457">background-color</text:span><text:span text:style-name="T501">: </text:span><text:span text:style-name="T466">lightsteelblue</text:span><text:span text:style-name="T501">;</text:span></text:p>
      <text:p text:style-name="P66">            <text:span text:style-name="T457">font-family</text:span><text:span text:style-name="T501">: </text:span><text:span text:style-name="T466">Arial</text:span><text:span text:style-name="T501">, </text:span><text:span text:style-name="T466">Helvetica</text:span><text:span text:style-name="T501">, </text:span><text:span text:style-name="T466">sans-serif</text:span><text:span text:style-name="T501">;</text:span></text:p>
      <text:p text:style-name="P66">            <text:span text:style-name="T457">font-size</text:span><text:span text:style-name="T501">: </text:span><text:span text:style-name="T517">20px</text:span><text:span text:style-name="T501">;</text:span></text:p>
      <text:p text:style-name="P66">        <text:span text:style-name="T501">}</text:span></text:p>
      <text:p text:style-name="P66">        <text:span text:style-name="T516">h1</text:span><text:span text:style-name="T501"> {</text:span></text:p>
      <text:p text:style-name="P66">            <text:span text:style-name="T457">color</text:span><text:span text:style-name="T501">: </text:span><text:span text:style-name="T466">darkblue</text:span><text:span text:style-name="T501">;</text:span></text:p>
      <text:p text:style-name="P66">            <text:span text:style-name="T457">background-color</text:span><text:span text:style-name="T501">: </text:span><text:span text:style-name="T466">lightblue</text:span><text:span text:style-name="T501">;</text:span></text:p>
      <text:p text:style-name="P66">        <text:span text:style-name="T501">}</text:span></text:p>
      <text:p text:style-name="P66">        <text:span text:style-name="T516">h2</text:span><text:span text:style-name="T501"> {</text:span></text:p>
      <text:p text:style-name="P66">            <text:span text:style-name="T457">color</text:span><text:span text:style-name="T501">: </text:span><text:span text:style-name="T466">darkred</text:span><text:span text:style-name="T501">;</text:span></text:p>
      <text:p text:style-name="P66">        <text:span text:style-name="T501">}</text:span></text:p>
      <text:p text:style-name="P66">        <text:span text:style-name="T516">p</text:span><text:span text:style-name="T501"> {</text:span></text:p>
      <text:p text:style-name="P66">            <text:span text:style-name="T457">text-align</text:span><text:span text:style-name="T501">: </text:span><text:span text:style-name="T466">justify</text:span><text:span text:style-name="T501">;</text:span></text:p>
      <text:p text:style-name="P66">        <text:span text:style-name="T501">}</text:span></text:p>
      <text:p text:style-name="P66">    <text:span text:style-name="T445">&lt;/</text:span><text:span text:style-name="T451">style</text:span><text:span text:style-name="T445">&gt;</text:span></text:p>
      <text:p text:style-name="P150"><text:soft-page-break/></text:p>
      <text:p text:style-name="P150"/>
      <text:p text:style-name="P182"><text:span text:style-name="T96"><text:tab/>M</text:span><text:span text:style-name="T92">anter as </text:span><text:span text:style-name="T96">CSS</text:span><text:span text:style-name="T92"> fora do código HTML, além de uma maior organização, faz com que tudo seja reaproveitado de maneira mais eficiente nas outras páginas do site. Para isso, utilizamos a tag </text:span><text:span text:style-name="T209">&lt;link&gt;</text:span><text:span text:style-name="T91"> </text:span><text:span text:style-name="T92">especialmente configurada para trabalhar com arquivos </text:span><text:span text:style-name="T117">externos</text:span><text:span text:style-name="T92"> de estilo. Essa tag deve ser colocada dentro da área </text:span><text:span text:style-name="T162">&lt;head&gt;</text:span><text:span text:style-name="T91"> </text:span><text:span text:style-name="T92">do documento HTML. Opte </text:span><text:span text:style-name="T97">por</text:span><text:span text:style-name="T92"> </text:span><text:span text:style-name="T97">essa</text:span><text:span text:style-name="T92"> técnica </text:span><text:span text:style-name="T97">(</text:span><text:span text:style-name="T92">CSS external style</text:span><text:span text:style-name="T97">)</text:span><text:span text:style-name="T92"> sempre que seu estilo for usado em várias páginas dentro do </text:span><text:span text:style-name="T100">mesmo </text:span><text:span text:style-name="T92">site </text:span><text:span text:style-name="T97">porque, ao usar </text:span><text:span text:style-name="T100">ess</text:span><text:span text:style-name="T97">a tag </text:span><text:span text:style-name="T163">&lt;link&gt;</text:span><text:span text:style-name="T97">,</text:span><text:span text:style-name="T92"> você pode compartilhar </text:span><text:span text:style-name="T97">um</text:span><text:span text:style-name="T92"> mesmo estilo entre </text:span><text:span text:style-name="T97">as páginas</text:span><text:span text:style-name="T92">, </text:span><text:span text:style-name="T100">reaproveitando código e </text:span><text:span text:style-name="T92">não </text:span><text:span text:style-name="T97">precisando</text:span><text:span text:style-name="T92"> </text:span><text:span text:style-name="T97">alterar</text:span><text:span text:style-name="T92"> vários arquivos quando o seu cliente solicitar uma pequena mudança no tom de uma determinada cor, por exemplo. </text:span><text:span text:style-name="T100">A</text:span><text:span text:style-name="T97">baixo, foi criado um arquivo com extensão </text:span><text:span text:style-name="T106">.css</text:span><text:span text:style-name="T97"> que </text:span><text:span text:style-name="T98">configura o estilo dos </text:span><text:span text:style-name="T109">seletores</text:span><text:span text:style-name="T97">.</text:span></text:p>
      <text:p text:style-name="P150"/>
      <text:p text:style-name="P195"><text:span text:style-name="T97">Nota:</text:span><text:span text:style-name="T268"> </text:span><text:span text:style-name="T279">/* </text:span><text:span text:style-name="T275">Assim são feitos os comentários em CSS </text:span><text:span text:style-name="T279">*/</text:span></text:p>
      <text:p text:style-name="P195"/>
      <text:p text:style-name="P196"><text:span text:style-name="T270">@charset </text:span><text:span text:style-name="T269">"UTF8"</text:span><text:span text:style-name="T271">;</text:span><text:span text:style-name="T272"> </text:span><text:span text:style-name="T276">/*evita incompatibilidade com acentos nas palavras*/</text:span></text:p>
      <text:p text:style-name="P64"><text:span text:style-name="T515">body</text:span> {</text:p>
      <text:p text:style-name="P66">    <text:span text:style-name="T457">background-color</text:span><text:span text:style-name="T501">: </text:span><text:span text:style-name="T466">lightgoldenrodyellow</text:span><text:span text:style-name="T501">;</text:span></text:p>
      <text:p text:style-name="P66">    <text:span text:style-name="T457">font-family</text:span><text:span text:style-name="T501">: </text:span><text:span text:style-name="T466">Arial</text:span><text:span text:style-name="T501">, </text:span><text:span text:style-name="T466">Helvetica</text:span><text:span text:style-name="T501">, </text:span><text:span text:style-name="T466">sans-serif</text:span><text:span text:style-name="T501">;</text:span></text:p>
      <text:p text:style-name="P66">    <text:span text:style-name="T457">font-size</text:span><text:span text:style-name="T501">: </text:span><text:span text:style-name="T517">20px</text:span><text:span text:style-name="T501">;</text:span></text:p>
      <text:p text:style-name="P64">}</text:p>
      <text:p text:style-name="P64"><text:span text:style-name="T515">h1</text:span> {</text:p>
      <text:p text:style-name="P66">    <text:span text:style-name="T457">color</text:span><text:span text:style-name="T501">: </text:span><text:span text:style-name="T466">maroon</text:span><text:span text:style-name="T501">;</text:span></text:p>
      <text:p text:style-name="P66">    <text:span text:style-name="T457">background-color</text:span><text:span text:style-name="T501">: </text:span><text:span text:style-name="T466">goldenrod</text:span><text:span text:style-name="T501">;</text:span></text:p>
      <text:p text:style-name="P64">}</text:p>
      <text:p text:style-name="P64"><text:span text:style-name="T515">h2</text:span> {</text:p>
      <text:p text:style-name="P66">    <text:span text:style-name="T457">color</text:span><text:span text:style-name="T501">: </text:span><text:span text:style-name="T466">darkred</text:span><text:span text:style-name="T501">;</text:span></text:p>
      <text:p text:style-name="P64">}</text:p>
      <text:p text:style-name="P64"><text:span text:style-name="T515">p</text:span> {</text:p>
      <text:p text:style-name="P66">    <text:span text:style-name="T457">text-align</text:span><text:span text:style-name="T501">: </text:span><text:span text:style-name="T466">justify</text:span><text:span text:style-name="T501">;</text:span></text:p>
      <text:p text:style-name="P64">}</text:p>
      <text:p text:style-name="P173"/>
      <text:p text:style-name="P152"><text:tab/>Após criar o documento CSS, conecte-o <text:span text:style-name="T518">à</text:span> <text:span text:style-name="T578">&lt;head&gt;</text:span> da página HTML através da tag:<text:tab/><text:span text:style-name="T447">&lt;</text:span><text:span text:style-name="T453">link</text:span><text:span text:style-name="T513"> </text:span><text:span text:style-name="T462">rel</text:span><text:span text:style-name="T513">=</text:span><text:span text:style-name="T468">"stylesheet"</text:span><text:span text:style-name="T513"> </text:span><text:span text:style-name="T462">href</text:span><text:span text:style-name="T513">=</text:span><text:span text:style-name="T468">"style.css"</text:span><text:span text:style-name="T447">&gt;</text:span></text:p>
      <text:p text:style-name="P100"/>
      <text:p text:style-name="P106"><text:tab/><text:span text:style-name="T308">A</text:span><text:span text:style-name="T304">talho</text:span><text:span text:style-name="T528"> para criar uma pasta dedicada aos estilos CSS: crie na </text:span><text:span text:style-name="T582">&lt;head&gt;</text:span><text:span text:style-name="T528"> um</text:span><text:span text:style-name="T410"> </text:span><text:span text:style-name="T412">link css</text:span><text:span text:style-name="T528">, como exemplo: </text:span><text:span text:style-name="T448">&lt;</text:span><text:span text:style-name="T454">link</text:span><text:span text:style-name="T514"> </text:span><text:span text:style-name="T463">rel</text:span><text:span text:style-name="T514">=</text:span><text:span text:style-name="T469">"stylesheet"</text:span><text:span text:style-name="T514"> </text:span><text:span text:style-name="T463">href</text:span><text:span text:style-name="T514">=</text:span><text:span text:style-name="T469">"</text:span><text:span text:style-name="T529">estilo/</text:span><text:span text:style-name="T469">style.css"</text:span><text:span text:style-name="T448">&gt;</text:span></text:p>
      <text:p text:style-name="P107">;<text:span text:style-name="T530">com o cursor em cima desse link, </text:span>aperte <text:span text:style-name="T574">CONTROL</text:span> + <text:span text:style-name="T575">ESPAÇO</text:span> e o VSCode vai acusar que não conseguiu encontrar a pasta, perguntando se deseja criá-la.</text:p>
      <text:p text:style-name="P164"><text:soft-page-break/>Aprendizado do curso antigo</text:p>
      <text:p text:style-name="P165">HTML</text:p>
      <text:p text:style-name="P185"><text:span text:style-name="T210">&lt;/hgroup&gt;</text:span><text:span text:style-name="T119"> </text:span><text:span text:style-name="T120">essa tag </text:span><text:span text:style-name="T119">agrupa títulos semelhantes, </text:span><text:span text:style-name="T120">com a</text:span><text:span text:style-name="T119"> mesma semântica, por exemplo: *titulo "Game of thrones" + subtítulo "Ch</text:span><text:span text:style-name="T123">r</text:span><text:span text:style-name="T119">onicles of </text:span><text:span text:style-name="T123">f</text:span><text:span text:style-name="T119">ire and bood"</text:span></text:p>
      <text:p text:style-name="P109"/>
      <text:p text:style-name="P185"><text:span text:style-name="T265">Tags </text:span><text:span text:style-name="T266">estruturais</text:span><text:span text:style-name="T122">, para melhor visualização e otimização de SEO</text:span><text:span text:style-name="T121">:</text:span><text:span text:style-name="T119"><text:line-break/></text:span><text:span text:style-name="T210">&lt;/header&gt;</text:span><text:span text:style-name="T203"> </text:span><text:span text:style-name="T124">utilizad</text:span><text:span text:style-name="T126">a</text:span><text:span text:style-name="T124"> para representar cabeçalhos, sejam eles de um site, artigo ou seção.</text:span></text:p>
      <text:p text:style-name="P185"><text:span text:style-name="Strong_20_Emphasis"><text:span text:style-name="T211">&lt;/main&gt;</text:span></text:span><text:span text:style-name="Strong_20_Emphasis"><text:span text:style-name="T124"> </text:span></text:span><text:span text:style-name="T124"><text:s/>representa o conteúdo principal, relacionado diretamente com o tópico central da página</text:span></text:p>
      <text:p text:style-name="P186"><text:span text:style-name="T286">&lt;footer&gt;</text:span><text:span text:style-name="T124"> rodapé</text:span></text:p>
      <text:p text:style-name="P186"><text:span text:style-name="T286">&lt;section&gt;</text:span><text:span text:style-name="T124"> </text:span><text:span text:style-name="T127">identifica uma seção de conteúdo</text:span></text:p>
      <text:p text:style-name="P186"><text:span text:style-name="T286">&lt;article&gt;</text:span><text:span text:style-name="T283"> </text:span><text:span text:style-name="T127">define um artigo, utilizada para separar o conteúdo da página </text:span><text:span text:style-name="T124"><text:line-break/></text:span><text:span text:style-name="T286">&lt;aside&gt;</text:span><text:span text:style-name="T124"> </text:span><text:span text:style-name="T135">tag semântica para um </text:span><text:span text:style-name="T124">conteúdo lateral, próximo ao conteúdo principal. </text:span><text:span text:style-name="T135">Contém explicações, glossário, avisos, links relacionados, perfil do autor, etc.</text:span></text:p>
      <text:p text:style-name="P187"><text:span text:style-name="T286">&lt;nav</text:span><text:span text:style-name="T247"> </text:span><text:span text:style-name="T245">id</text:span><text:span text:style-name="T247">= "</text:span><text:span text:style-name="T193">menu</text:span><text:span text:style-name="T247">"</text:span><text:span text:style-name="T286">&gt;</text:span><text:span text:style-name="T283"> </text:span><text:span text:style-name="T124">define </text:span><text:span text:style-name="T130">uma área</text:span><text:span text:style-name="T124"> </text:span><text:span text:style-name="T135">com elementos </text:span><text:span text:style-name="T124">de navegação, muito utilizad</text:span><text:span text:style-name="T130">a</text:span><text:span text:style-name="T124"> em conjunto com listas e na criação de menus. </text:span><text:span text:style-name="T125">Em azul, o parâmetro </text:span><text:span text:style-name="T237">id</text:span><text:span text:style-name="T152"> </text:span><text:span text:style-name="T125">atribui o nome </text:span><text:span text:style-name="T190">menu</text:span><text:span text:style-name="T125"> à tag </text:span><text:span text:style-name="T157">nav</text:span><text:span text:style-name="T125"> a fim de identificá-la nas </text:span><text:span text:style-name="T152">CSS</text:span><text:span text:style-name="T125">.</text:span></text:p>
      <text:p text:style-name="P186"><text:span text:style-name="T286">&lt;div&gt;</text:span><text:span text:style-name="T128"> não possui um valor semântico </text:span><text:span text:style-name="T134">mas é</text:span><text:span text:style-name="T128"> muito utilizada para organizar melhor o conteúdo, defini</text:span><text:span text:style-name="T129">ndo</text:span><text:span text:style-name="T128"> </text:span><text:span text:style-name="T138">divisões lógicas</text:span><text:span text:style-name="T142">.</text:span><text:span text:style-name="T124"><text:line-break/>(Aprender os parâmetros de </text:span><text:span text:style-name="T136">todas e</text:span><text:span text:style-name="T124">ssas tags)</text:span></text:p>
      <text:p text:style-name="P185"><text:span text:style-name="T119"><text:line-break/></text:span><text:span text:style-name="T287">&lt;wbr&gt;</text:span><text:span text:style-name="T119"> word breaker: permite </text:span><text:span text:style-name="T120">dividir uma</text:span><text:span text:style-name="T119"> palavra ao reduzir a tela, assim </text:span><text:span text:style-name="T120">ela</text:span><text:span text:style-name="T119"> pode ser quebrada para a próxima linha (muito </text:span><text:span text:style-name="T120">útil</text:span><text:span text:style-name="T119"> para grandes endereços de sites)<text:line-break/></text:span><text:span text:style-name="T245">&amp;shy;</text:span><text:span text:style-name="T119"> soft hyphen: semelhante à tag </text:span><text:span text:style-name="T158">&lt;wbr&gt;</text:span><text:span text:style-name="T119"> porém adiciona um hífen </text:span><text:span text:style-name="T120">(</text:span><text:span text:style-name="T119">ideal para divisão silábica de palavras grandes</text:span><text:span text:style-name="T120">)</text:span><text:span text:style-name="T119"><text:line-break/></text:span><text:span text:style-name="T246">&amp;nbsp;</text:span><text:span text:style-name="T119"> non-break spaces: adiciona um </text:span><text:span text:style-name="T141">espaço em branco</text:span><text:span text:style-name="T119"> lateral (</text:span><text:span text:style-name="T120">já que simples espaços ou enters são desconsiderados</text:span><text:span text:style-name="T119">)<text:line-break/></text:span><text:span text:style-name="T287">&lt;/figcaption&gt;</text:span><text:span text:style-name="T119"> adiciona uma </text:span><text:span text:style-name="T141">legenda</text:span><text:span text:style-name="T119"> à imagem. </text:span><text:span text:style-name="T120">E</text:span><text:span text:style-name="T119">ssa tag costuma ficar dentro da tag que abriga imagens </text:span><text:span text:style-name="T159">&lt;img&gt;</text:span><text:span text:style-name="T119"> </text:span><text:span text:style-name="T120">ou</text:span><text:span text:style-name="T119"> </text:span><text:span text:style-name="T159">&lt;figure&gt;</text:span></text:p>
      <text:p text:style-name="P185"><text:span text:style-name="T159"/></text:p>
      <text:p text:style-name="P211"><text:span text:style-name="T360">C</text:span><text:span text:style-name="T359">riando </text:span><text:span text:style-name="T355">tabelas</text:span><text:span text:style-name="T359"> </text:span><text:span text:style-name="T360">HTML</text:span><text:span text:style-name="T359">:</text:span><text:span text:style-name="T422"><text:line-break/></text:span><text:span text:style-name="T538">&lt;table</text:span><text:span text:style-name="T583"> </text:span><text:span text:style-name="T545">id="tabela azul"</text:span><text:span text:style-name="T538">&gt;</text:span><text:span text:style-name="T422"> cria tabela, já com uma identificação para as CSS<text:line-break/></text:span><text:span text:style-name="T538">&lt;caption&gt;</text:span><text:span text:style-name="T422"> designa o </text:span><text:span text:style-name="T391">título</text:span><text:span text:style-name="T422"> da tabela<text:line-break/></text:span><text:span text:style-name="T538">&lt;tr&gt;</text:span><text:span text:style-name="T422"> table </text:span><text:span text:style-name="T391">rows</text:span><text:span text:style-name="T422">, delimita as linhas<text:line-break/></text:span><text:span text:style-name="T538">&lt;td&gt;</text:span><text:span text:style-name="T422"> table </text:span><text:span text:style-name="T391">data</text:span><text:span text:style-name="T422">, delimita as células dentro de cada linha<text:line-break/></text:span><text:span text:style-name="T583">&lt;td</text:span><text:span text:style-name="T546"> rowspan="2"</text:span><text:span text:style-name="T583">&gt;</text:span><text:span text:style-name="T422"> </text:span><text:span text:style-name="T423">expansão</text:span><text:span text:style-name="T422"> em linha: </text:span><text:span text:style-name="T423">esse parâmetro é</text:span><text:span text:style-name="T422"> específico para a <text:line-break/>tag </text:span><text:span text:style-name="T560">&lt;td&gt;</text:span><text:span text:style-name="T422"> </text:span><text:span text:style-name="T423">e</text:span><text:span text:style-name="T422"> faz a célula ocupar mais de uma </text:span><text:span text:style-name="T391">linha</text:span><text:span text:style-name="T422">. </text:span><text:span text:style-name="T426">(mesclar)</text:span><text:span text:style-name="T422"><text:line-break/></text:span><text:span text:style-name="T583">&lt;td </text:span><text:span text:style-name="T546">colspan="2"</text:span><text:span text:style-name="T583">&gt;</text:span><text:span text:style-name="T422"> </text:span><text:span text:style-name="T423">expansão</text:span><text:span text:style-name="T422"> em </text:span><text:span text:style-name="T423">coluna</text:span><text:span text:style-name="T422">: faz a célula ocupar mais de uma </text:span><text:span text:style-name="T392">coluna</text:span><text:span text:style-name="T422">.</text:span></text:p>
      <text:p text:style-name="P254"><text:soft-page-break/><text:span text:style-name="T361">Criando </text:span><text:span text:style-name="T356">formulários</text:span><text:span text:style-name="T361"> HTML</text:span><text:span text:style-name="T424"> </text:span><text:span text:style-name="T423">para </text:span><text:span text:style-name="T522">receber dados do usuário</text:span><text:span text:style-name="T523">:</text:span></text:p>
      <text:p text:style-name="P210"><text:span text:style-name="Strong_20_Emphasis"><text:span text:style-name="T288">&lt;/form&gt;</text:span></text:span><text:span text:style-name="Strong_20_Emphasis"><text:span text:style-name="T142"> </text:span></text:span><text:span text:style-name="T142">inicia um formulário, delimit</text:span><text:span text:style-name="T144">ando</text:span><text:span text:style-name="T142"> </text:span><text:span text:style-name="T144">sua</text:span><text:span text:style-name="T142"> área. Essa tag possui </text:span><text:span text:style-name="T144">2</text:span><text:span text:style-name="T142"> parâmetros importantes:</text:span></text:p>
      <text:list xml:id="list1357250772" text:style-name="L9">
        <text:list-item>
          <text:p text:style-name="P225"><text:span text:style-name="T238">method = "</text:span><text:span text:style-name="T240">get</text:span><text:span text:style-name="T238">"</text:span><text:span text:style-name="T142">: mais veloz </text:span><text:span text:style-name="T145">porém</text:span><text:span text:style-name="T142"> menos seguro pois todos os dados de todos os objetos que estiverem no formulário vão ser colocados na URL assim que enviar </text:span><text:span text:style-name="T150">o</text:span><text:span text:style-name="T142"> formulário.</text:span></text:p>
        </text:list-item>
        <text:list-item>
          <text:p text:style-name="P225"><text:span text:style-name="T238">method = "</text:span><text:span text:style-name="T240">post</text:span><text:span text:style-name="T238">"</text:span><text:span text:style-name="T142">: mais lento porém mais seguro pois os dados serão enviados diretamente por pacotes dentro da solicitação </text:span><text:span text:style-name="T145">e </text:span><text:span text:style-name="T142">não pela URL.</text:span></text:p>
        </text:list-item>
      </text:list>
      <text:p text:style-name="P108"><text:span text:style-name="Strong_20_Emphasis"><text:span text:style-name="T548"/></text:span></text:p>
      <text:p text:style-name="P255"><text:span text:style-name="T539">&lt;/fieldset&gt;</text:span><text:span text:style-name="T578"> </text:span>indica um conjunto de campos. Exemplo: identificação, endereço, pagamento.</text:p>
      <text:p text:style-name="P255"><text:span text:style-name="T539">&lt;/legend&gt;</text:span> representa o título do campo de preenchimento ou, em outras palavras, representa um rótulo para o conteúdo do seu ancestral &lt;fieldset&gt;<text:line-break/><text:line-break/><text:span text:style-name="T539">&lt;input&gt;</text:span> é usada para criar controles interativos (<text:span text:style-name="T297">objetos</text:span>) para formulários. Essa tag não tem fechamento. <text:span text:style-name="T556">Os parâmetros são:</text:span></text:p>
      <text:list xml:id="list1040019746" text:style-name="L10">
        <text:list-item>
          <text:p text:style-name="P226"><text:span text:style-name="T240">placeholder</text:span><text:span text:style-name="T142">: é o texto mostrado antes de digitar na textbox</text:span></text:p>
        </text:list-item>
        <text:list-item>
          <text:p text:style-name="P227"><text:span text:style-name="T241">min</text:span><text:span text:style-name="T231">: </text:span><text:span text:style-name="T142">limita um valor mínimo </text:span><text:span text:style-name="T149">à</text:span><text:span text:style-name="T142"> caixa de texto</text:span></text:p>
        </text:list-item>
        <text:list-item>
          <text:p text:style-name="P232"><text:span text:style-name="T239">max</text:span><text:span text:style-name="T229">: </text:span><text:span text:style-name="T142">limita um valor máximo à caixa de texto</text:span></text:p>
        </text:list-item>
        <text:list-item>
          <text:p text:style-name="P232"><text:span text:style-name="T239">required</text:span><text:span text:style-name="T229">: </text:span><text:span text:style-name="T142">com essa cláusula, exige que o campo seja preenchido</text:span></text:p>
        </text:list-item>
        <text:list-item>
          <text:p text:style-name="P226"><text:span text:style-name="T240">list</text:span><text:span text:style-name="T142">: se liga a tag &lt;datalist&gt;</text:span></text:p>
        </text:list-item>
      </text:list>
      <text:p text:style-name="P253"><text:span text:style-name="T288">&lt;datalist&gt;</text:span><text:span text:style-name="T142"> cria uma lista de preenchimento automático em um </text:span><text:span text:style-name="T165">&lt;input&gt;</text:span><text:span text:style-name="T142"> para ajudar o usuário a não digitar de maneira incorreta. </text:span><text:span text:style-name="T145">Como exemplo,</text:span><text:span text:style-name="T151"> </text:span><text:span text:style-name="T145">países.</text:span><text:span text:style-name="T142"><text:line-break/><text:line-break/></text:span><text:span text:style-name="T288">&lt;label&gt;</text:span><text:span text:style-name="T142"> </text:span><text:span text:style-name="T147">além de </text:span><text:span text:style-name="T151">rotular</text:span><text:span text:style-name="T148"> cada campo do </text:span><text:span text:style-name="T147">f</text:span><text:span text:style-name="T148">ormulário, </text:span><text:span text:style-name="T142">é usad</text:span><text:span text:style-name="T147">a</text:span><text:span text:style-name="T142"> para referenciar um objeto, ligando-se ao parâmetro </text:span><text:span text:style-name="T240">id</text:span><text:span text:style-name="T142"> da tag </text:span><text:span text:style-name="T165">&lt;input&gt;</text:span><text:span text:style-name="T142">, </text:span><text:span text:style-name="T151">assim</text:span><text:span text:style-name="T142"> toda a palavra ou frase se torna uma área de interação </text:span><text:span text:style-name="T153">clicável</text:span><text:span text:style-name="T142">. Além de seu valor prático, tem também um valor semântico, melhorando o SEO.<text:line-break/><text:line-break/></text:span><text:span text:style-name="T288">&lt;select&gt;</text:span><text:span text:style-name="T142"> cria caixas combinadas (</text:span><text:span text:style-name="T145">lista</text:span><text:span text:style-name="T142"> de escolha) combina</text:span><text:span text:style-name="T145">da</text:span><text:span text:style-name="T142"> com a tag &lt;option&gt;<text:line-break/></text:span><text:span text:style-name="T288">&lt;option</text:span><text:span text:style-name="T165"> </text:span><text:span text:style-name="T248">value="</text:span><text:span text:style-name="T194">RJ</text:span><text:span text:style-name="T248">" selected</text:span><text:span text:style-name="T288">&gt;</text:span><text:span text:style-name="T142"> mostra as escolhas da tag &lt;select&gt;. </text:span><text:span text:style-name="T145">Os parâmetros:</text:span></text:p>
      <text:list xml:id="list1695708550" text:style-name="L11">
        <text:list-item>
          <text:p text:style-name="P228"><text:span text:style-name="T240">value</text:span><text:span text:style-name="T142">: envia somente o valor RJ ao banco de dados</text:span></text:p>
        </text:list-item>
        <text:list-item>
          <text:p text:style-name="P229"><text:span text:style-name="T240">selected</text:span><text:span text:style-name="T142">: já deixa a opção como </text:span><text:span text:style-name="T147">marcada/</text:span><text:span text:style-name="T142">selecionada</text:span></text:p>
        </text:list-item>
      </text:list>
      <text:p text:style-name="P258"><text:span text:style-name="T288">&lt;optgroup </text:span><text:span text:style-name="T167">label="Região Su</text:span><text:span text:style-name="T168">l</text:span><text:span text:style-name="T167">"</text:span><text:span text:style-name="T288">&gt;</text:span><text:span text:style-name="T142"> separa em áreas </text:span><text:span text:style-name="T151">um </text:span><text:span text:style-name="T142">grupo de tags </text:span><text:span text:style-name="T167">&lt;option&gt;</text:span><text:span text:style-name="T142"><text:line-break/><text:line-break/></text:span><text:span text:style-name="T288">&lt;textarea&gt;</text:span><text:span text:style-name="T142"> são </text:span><text:span text:style-name="T147">como </text:span><text:span text:style-name="T142">objetos textbox </text:span><text:span text:style-name="T147">só que </text:span><text:span text:style-name="T142">maiores, usados para </text:span><text:span text:style-name="Strong_20_Emphasis"><text:span text:style-name="T146">cria</text:span></text:span><text:span text:style-name="Strong_20_Emphasis"><text:span text:style-name="T145">r</text:span></text:span><text:span text:style-name="Strong_20_Emphasis"><text:span text:style-name="T146"> um </text:span></text:span><text:span text:style-name="T146">campo de preenchimento de </text:span><text:span text:style-name="T140">textos</text:span></text:p>
      <text:p text:style-name="P115"/>
      <text:p text:style-name="P114"><text:soft-page-break/><text:span text:style-name="T352">Criando tags </text:span><text:span text:style-name="T353">contêineres</text:span> <text:span text:style-name="T520">para formatação de CSS:</text:span></text:p>
      <text:p text:style-name="P184"><text:span text:style-name="T286">&lt;span&gt;</text:span><text:span text:style-name="T128"> Apesar de ter uma funcionalidade e características parecidas com os parágrafos, costumam ser utilizadas apenas para </text:span><text:span text:style-name="T138">pequenas informações</text:span><text:span text:style-name="T128">, como </text:span><text:span text:style-name="T138">legendas</text:span><text:span text:style-name="T128"> de um formulário, legendas de uma imagem, etc. Também pode ser utilizada para formar um </text:span><text:span text:style-name="T138">container </text:span><text:span text:style-name="T139">genérico</text:span><text:span text:style-name="T138"> inline</text:span><text:span text:style-name="T128">, um </text:span><text:span text:style-name="T138">seletor de estilo</text:span><text:span text:style-name="T128"> que pode ser usado para aplicar CSS dentro de um </text:span><text:span text:style-name="T138">trecho específico</text:span><text:span text:style-name="T128">.</text:span></text:p>
      <text:p text:style-name="P183"><text:span text:style-name="T288">&lt;div&gt;</text:span><text:span text:style-name="T142"> organiza as informações </text:span><text:span text:style-name="T143">ao</text:span><text:span text:style-name="T142"> delimit</text:span><text:span text:style-name="T143">á-l</text:span><text:span text:style-name="T142">as dentro de um layout, permitindo </text:span><text:span text:style-name="T138">aplicação particular de CSS,</text:span><text:span text:style-name="T142"> centraliza</text:span><text:span text:style-name="T143">ndo </text:span><text:span text:style-name="T142">blocos de conteúdo, cria</text:span><text:span text:style-name="T143">ndo</text:span><text:span text:style-name="T142"> efeitos de coluna,</text:span><text:span text:style-name="T143"> </text:span><text:span text:style-name="T142">diferentes áreas de cor e muito mais.</text:span></text:p>
      <text:p text:style-name="P114"/>
      <text:p text:style-name="P114"/>
      <text:p text:style-name="P116"><text:span text:style-name="T352">Criando</text:span> <text:span text:style-name="T353">mapas de imagens</text:span><text:span text:style-name="T352">:</text:span></text:p>
      <text:p text:style-name="P116"><text:span text:style-name="T539">&lt;map&gt;</text:span> é usada com a tag <text:span text:style-name="T539">&lt;area&gt;</text:span> para definir um mapa de imagem (a área clicável do link). Existem 3 tipos de área: retângulo (<text:span text:style-name="T487">rect</text:span>), círculo(<text:span text:style-name="T487">circle</text:span>) e polígono(<text:span text:style-name="T487">poly</text:span>).<text:line-break/>Dentro de um mapa, existem áreas. Dentro de cada área é preciso informar os <text:span text:style-name="T576">4</text:span> seguintes atributos:</text:p>
      <text:list xml:id="list2806042939" text:style-name="L12">
        <text:list-item>
          <text:p text:style-name="P220">formato (shape),</text:p>
        </text:list-item>
        <text:list-item>
          <text:p text:style-name="P220">as coordenadas desse shape,</text:p>
        </text:list-item>
        <text:list-item>
          <text:p text:style-name="P220">o arquivo que será aberto</text:p>
        </text:list-item>
        <text:list-item>
          <text:p text:style-name="P220">o alvo (target)</text:p>
        </text:list-item>
      </text:list>
      <text:p text:style-name="P10"/>
      <text:p text:style-name="P74"><text:span text:style-name="T131">P</text:span><text:span text:style-name="T132">a</text:span><text:span text:style-name="T131">sso a passo para criar um mapa</text:span><text:span text:style-name="T132"> de imagens:</text:span></text:p>
      <text:list xml:id="list2814936288" text:style-name="L13">
        <text:list-item>
          <text:p text:style-name="P230"><text:span text:style-name="T131">L</text:span><text:span text:style-name="T132">ink a imagem ao mapa através do parâmetro </text:span><text:span text:style-name="T242">usemap</text:span><text:span text:style-name="T132">. Exemplo:<text:line-break/></text:span><text:span text:style-name="T289">&lt;img src="imagens/glass.jpg" </text:span><text:span text:style-name="T291">usemap</text:span><text:span text:style-name="T289">="#meumapa"/&gt;</text:span></text:p>
        </text:list-item>
        <text:list-item>
          <text:p text:style-name="P230"><text:span text:style-name="T131">U</text:span><text:span text:style-name="T132">se a tag &lt;map&gt;. Exemplo:<text:line-break/></text:span><text:span text:style-name="T291">&lt;map</text:span><text:span text:style-name="T289"> name="meumapa"</text:span><text:span text:style-name="T291">&gt;</text:span></text:p>
        </text:list-item>
        <text:list-item>
          <text:p text:style-name="P250"><text:span text:style-name="T131">U</text:span><text:span text:style-name="T132">se a tag &lt;area&gt; para descrever o </text:span><text:span text:style-name="T243">shape</text:span><text:span text:style-name="T132">, as </text:span><text:span text:style-name="T242">coords</text:span><text:span text:style-name="T132">, o </text:span><text:span text:style-name="T243">href</text:span><text:span text:style-name="T132"> </text:span><text:span text:style-name="T131">usando uma</text:span><text:span text:style-name="T132"> </text:span><text:span text:style-name="T137">#</text:span><text:span text:style-name="T132"> para abri-</text:span><text:span text:style-name="T131">lo</text:span><text:span text:style-name="T132"> diretamente posicionado no artigo escolhido através do </text:span><text:span text:style-name="T137">id</text:span><text:span text:style-name="T132">, e também o </text:span><text:span text:style-name="T242">target</text:span><text:span text:style-name="T132"> que indica onde abrir, geralmente em um </text:span><text:span text:style-name="T164">&lt;iframe&gt;</text:span><text:span text:style-name="T132">.<text:line-break/>Exemplo:</text:span><text:span text:style-name="T289">&lt;area </text:span><text:span text:style-name="T291">shape</text:span><text:span text:style-name="T289">="rect" </text:span><text:span text:style-name="T291">coords</text:span><text:span text:style-name="T289">="179,202,170,160" </text:span><text:span text:style-name="T291">href</text:span><text:span text:style-name="T289">="glass.html#tela" </text:span><text:span text:style-name="T291">target</text:span><text:span text:style-name="T289">="janela"/&gt;</text:span></text:p>
        </text:list-item>
        <text:list-item>
          <text:p text:style-name="P231"><text:span text:style-name="T133">F</text:span><text:span text:style-name="T132">eche a tag </text:span><text:span text:style-name="T164">&lt;/map&gt;</text:span></text:p>
        </text:list-item>
        <text:list-item>
          <text:p text:style-name="P251"><text:span text:style-name="T133">I</text:span><text:span text:style-name="T132">ndique o iframe. Exemplo:</text:span><text:span text:style-name="T154"><text:line-break/></text:span><text:span text:style-name="T292">&lt;iframe</text:span><text:span text:style-name="T290"> src="glass.html" name="janela" id="specs"</text:span><text:span text:style-name="T292">&gt; &lt;/iframe&gt;</text:span><text:span text:style-name="T290"><text:line-break/></text:span></text:p>
        </text:list-item>
      </text:list>
      <text:p text:style-name="P112"><text:span text:style-name="T362"/></text:p>
      <text:p text:style-name="P112"><text:span text:style-name="T362"/></text:p>
      <text:p text:style-name="P112"><text:soft-page-break/><text:span text:style-name="T362">CSS</text:span><text:line-break/></text:p>
      <text:p text:style-name="P202"><text:span text:style-name="T555">C</text:span>uidado ao escrever os parâmetros porque <text:span text:style-name="T573">ESPAÇO</text:span> indica mudança de parâmetro</text:p>
      <text:p text:style-name="P110"/>
      <text:p text:style-name="P257"><text:span text:style-name="T540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540">também</text:span> na retrocompatibilidade de navegadores.<text:line-break/><text:line-break/>No CSS, existem 2 tipos de <text:span text:style-name="T297">posicionamento</text:span>: <text:span text:style-name="T390">absoluto</text:span> e <text:span text:style-name="T390">relativo</text:span>(dentro do container)<text:line-break/><text:line-break/><text:span text:style-name="T577">N</text:span>o CSS, <text:span text:style-name="T540">uma</text:span> hash(#) identifica a "id", <text:span text:style-name="T552">já o ponto(.) identifica uma classe</text:span><text:line-break/></text:p>
      <text:p text:style-name="P111"><text:span text:style-name="T487">padding</text:span>: é o parâmetro <text:span text:style-name="T553">que define o espaço </text:span><text:span text:style-name="T390">interno</text:span> <text:span text:style-name="T553">do objeto</text:span><text:line-break/><text:span text:style-name="T487">margin</text:span>: é o parâmetro <text:span text:style-name="T553">que define o espaço </text:span><text:span text:style-name="T390">externo</text:span> do objeto<text:line-break/><text:line-break/><text:span text:style-name="T297">@</text:span><text:span text:style-name="T559">font-face {}</text:span>: use esse comando no topo do documento CSS para <text:span text:style-name="T540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540">F</text:span></text:a><text:a xlink:type="simple" xlink:href="https://fonts.google.com/" text:style-name="Internet_20_link" text:visited-style-name="Visited_20_Internet_20_Link">onts</text:a> é um <text:span text:style-name="T540">ótimo </text:span>repositório de fontes.<text:line-break/><text:line-break/>Caso o navegador do usuário esteja desatualizado e não reconheça a fonte importada, ele <text:span text:style-name="T540">então </text:span>apresentará a sua fonte padrão<text:line-break/></text:p>
      <text:p text:style-name="P111"><text:span text:style-name="T531">Diferença entre </text:span><text:span text:style-name="T532">id</text:span><text:span text:style-name="T531"> e </text:span><text:span text:style-name="T532">class</text:span><text:span text:style-name="T531">:</text:span><text:line-break/><text:span text:style-name="T547">T</text:span><text:span text:style-name="T422">anto para HTML quanto para CSS, um </text:span><text:span text:style-name="T364">id</text:span><text:span text:style-name="T422"> só pode ser aplicado para um </text:span><text:span text:style-name="T425">único </text:span><text:span text:style-name="T422">objeto e não para vários. Para resolver isso e identificar vários objetos existe a </text:span><text:span text:style-name="T364">class</text:span><text:span text:style-name="T422">, que define a formatação de vários objetos.</text:span></text:p>
      <text:p text:style-name="P113"/>
      <text:p text:style-name="P175">3 formas de representar cores:</text:p>
      <text:list xml:id="list1422429569" text:style-name="L14">
        <text:list-item>
          <text:p text:style-name="P221"><text:span text:style-name="T482">HSB</text:span><text:span text:style-name="T422"> (matiz, saturação e luminosidade). Podendo apresentar ou não o parâmetro de </text:span><text:span text:style-name="T391">opacidade/transparência</text:span><text:span text:style-name="T422">, sendo 1 = 100% e 0.5 = 50%. Por exemplo: </text:span><text:span text:style-name="T485">color: hsla(202º, 82%, 76%, 0.6);</text:span></text:p>
        </text:list-item>
        <text:list-item>
          <text:p text:style-name="P221"><text:span text:style-name="T470">R</text:span><text:span text:style-name="T587">G</text:span><text:span text:style-name="T586">B</text:span><text:span text:style-name="T422"> (red, green, blue) Podendo apresentar ou não o parâmetro de </text:span><text:span text:style-name="T391">opacidade</text:span><text:span text:style-name="T422">, por exemplo: </text:span><text:span text:style-name="T485">color: rgba(35, 137, 195, 0.3);</text:span></text:p>
        </text:list-item>
        <text:list-item>
          <text:p text:style-name="P221"><text:span text:style-name="T485">Código</text:span><text:span text:style-name="T422"> </text:span><text:span text:style-name="T482">Hexadecimal</text:span><text:span text:style-name="T422">. Por exemplo: </text:span><text:span text:style-name="T486">#002233</text:span></text:p>
        </text:list-item>
      </text:list>
      <text:p text:style-name="P14"/>
      <text:p text:style-name="P11"><text:span text:style-name="T353">Webkit</text:span> é um <text:span text:style-name="T390">motor de renderização</text:span> HTML usado pelos navegadores. Ele suporta várias propriedades CSS personalizadas, permitindo fazer zoom, dar perspectivas, rotacionar, ajustar tamanho, inclinar ou traduzir elementos.<text:lin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3T07:17:41.445000000</dc:date>
    <meta:editing-duration>P6DT9H22M1S</meta:editing-duration>
    <meta:editing-cycles>51</meta:editing-cycles>
    <meta:document-statistic meta:table-count="0" meta:image-count="13" meta:object-count="0" meta:page-count="21" meta:paragraph-count="314" meta:word-count="5009" meta:character-count="31499" meta:non-whitespace-character-count="26382"/>
  </office:meta>
</office:document-meta>
</file>